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7.06mm"/>
    </style:style>
    <style:style style:name="co2" style:family="table-column">
      <style:table-column-properties fo:break-before="auto" style:column-width="58.58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27.4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ExperimentName</text:p>
          </table:table-cell>
          <table:table-cell table:style-name="ce1" office:value-type="string" calcext:value-type="string">
            <text:p>RS</text:p>
          </table:table-cell>
          <table:table-cell table:style-name="ce4" office:value-type="date" office:date-value="2017-11-28" calcext:value-type="date">
            <text:p>2017-11-28</text:p>
          </table:table-cell>
          <table:table-cell table:style-name="ce4" office:value-type="date" office:date-value="2017-11-29" calcext:value-type="date">
            <text:p>2017-11-29</text:p>
          </table:table-cell>
          <table:table-cell table:style-name="ce4" office:value-type="date" office:date-value="2017-11-30" calcext:value-type="date">
            <text:p>2017-11-30</text:p>
          </table:table-cell>
          <table:table-cell table:style-name="ce4" office:value-type="date" office:date-value="2017-12-01" calcext:value-type="date">
            <text:p>2017-12-01</text:p>
          </table:table-cell>
          <table:table-cell table:style-name="ce4" office:value-type="date" office:date-value="2017-12-02" calcext:value-type="date">
            <text:p>2017-12-02</text:p>
          </table:table-cell>
          <table:table-cell table:style-name="ce4" office:value-type="date" office:date-value="2017-12-03" calcext:value-type="date">
            <text:p>2017-12-03</text:p>
          </table:table-cell>
          <table:table-cell table:style-name="ce4" office:value-type="date" office:date-value="2017-12-04" calcext:value-type="date">
            <text:p>2017-12-04</text:p>
          </table:table-cell>
          <table:table-cell table:style-name="ce4" office:value-type="date" office:date-value="2017-12-05" calcext:value-type="date">
            <text:p>2017-12-05</text:p>
          </table:table-cell>
          <table:table-cell table:style-name="ce4" office:value-type="date" office:date-value="2017-12-06" calcext:value-type="date">
            <text:p>2017-12-06</text:p>
          </table:table-cell>
          <table:table-cell table:style-name="ce4" office:value-type="date" office:date-value="2017-12-07" calcext:value-type="date">
            <text:p>2017-12-07</text:p>
          </table:table-cell>
          <table:table-cell table:style-name="ce4" office:value-type="date" office:date-value="2017-12-08" calcext:value-type="date">
            <text:p>2017-12-08</text:p>
          </table:table-cell>
          <table:table-cell table:style-name="ce4" office:value-type="date" office:date-value="2017-12-09" calcext:value-type="date">
            <text:p>2017-12-09</text:p>
          </table:table-cell>
          <table:table-cell table:style-name="ce4" office:value-type="date" office:date-value="2017-12-10" calcext:value-type="date">
            <text:p>2017-12-10</text:p>
          </table:table-cell>
          <table:table-cell table:style-name="ce4" office:value-type="date" office:date-value="2017-12-11" calcext:value-type="date">
            <text:p>2017-12-11</text:p>
          </table:table-cell>
          <table:table-cell table:style-name="ce4" office:value-type="date" office:date-value="2017-12-12" calcext:value-type="date">
            <text:p>2017-12-12</text:p>
          </table:table-cell>
          <table:table-cell table:style-name="ce4" office:value-type="date" office:date-value="2017-12-13" calcext:value-type="date">
            <text:p>2017-12-13</text:p>
          </table:table-cell>
          <table:table-cell table:style-name="ce4" office:value-type="date" office:date-value="2017-12-14" calcext:value-type="date">
            <text:p>2017-12-14</text:p>
          </table:table-cell>
          <table:table-cell table:style-name="ce4" office:value-type="date" office:date-value="2017-12-15" calcext:value-type="date">
            <text:p>2017-12-15</text:p>
          </table:table-cell>
          <table:table-cell table:style-name="ce4" office:value-type="date" office:date-value="2017-12-16" calcext:value-type="date">
            <text:p>2017-12-16</text:p>
          </table:table-cell>
          <table:table-cell table:style-name="ce4" office:value-type="date" office:date-value="2017-12-17" calcext:value-type="date">
            <text:p>2017-12-17</text:p>
          </table:table-cell>
          <table:table-cell table:style-name="ce4" office:value-type="date" office:date-value="2017-12-18" calcext:value-type="date">
            <text:p>2017-12-18</text:p>
          </table:table-cell>
          <table:table-cell table:style-name="ce4" office:value-type="date" office:date-value="2017-12-19" calcext:value-type="date">
            <text:p>2017-12-19</text:p>
          </table:table-cell>
          <table:table-cell table:style-name="ce4" office:value-type="date" office:date-value="2017-12-20" calcext:value-type="date">
            <text:p>2017-12-20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-execution=1.xls</text:p>
          </table:table-cell>
          <table:table-cell table:style-name="ce2" office:value-type="string" calcext:value-type="string">
            <text:p>LSAContextClusterFuzzy-alpha=0,90</text:p>
          </table:table-cell>
          <table:table-cell table:style-name="ce5" office:value-type="float" office:value="0.10734743" calcext:value-type="float">
            <text:p>0,10735</text:p>
          </table:table-cell>
          <table:table-cell table:style-name="ce5" office:value-type="float" office:value="0.10810159" calcext:value-type="float">
            <text:p>0,10810</text:p>
          </table:table-cell>
          <table:table-cell table:style-name="ce5" office:value-type="float" office:value="0.10364047" calcext:value-type="float">
            <text:p>0,10364</text:p>
          </table:table-cell>
          <table:table-cell table:style-name="ce5" office:value-type="float" office:value="0.1054847" calcext:value-type="float">
            <text:p>0,10548</text:p>
          </table:table-cell>
          <table:table-cell table:style-name="ce5" office:value-type="float" office:value="0.10481789" calcext:value-type="float">
            <text:p>0,10482</text:p>
          </table:table-cell>
          <table:table-cell table:style-name="ce5" office:value-type="float" office:value="0.10713358" calcext:value-type="float">
            <text:p>0,10713</text:p>
          </table:table-cell>
          <table:table-cell table:style-name="ce5" office:value-type="float" office:value="0.10695735" calcext:value-type="float">
            <text:p>0,10696</text:p>
          </table:table-cell>
          <table:table-cell table:style-name="ce5" office:value-type="float" office:value="0.10481234" calcext:value-type="float">
            <text:p>0,10481</text:p>
          </table:table-cell>
          <table:table-cell table:style-name="ce5" office:value-type="float" office:value="0.10729513" calcext:value-type="float">
            <text:p>0,10730</text:p>
          </table:table-cell>
          <table:table-cell table:style-name="ce5" office:value-type="float" office:value="0.10588959" calcext:value-type="float">
            <text:p>0,10589</text:p>
          </table:table-cell>
          <table:table-cell table:style-name="ce5" office:value-type="float" office:value="0.10860003" calcext:value-type="float">
            <text:p>0,10860</text:p>
          </table:table-cell>
          <table:table-cell table:style-name="ce5" office:value-type="float" office:value="0.10513891" calcext:value-type="float">
            <text:p>0,10514</text:p>
          </table:table-cell>
          <table:table-cell table:style-name="ce5" office:value-type="float" office:value="0.10842854" calcext:value-type="float">
            <text:p>0,10843</text:p>
          </table:table-cell>
          <table:table-cell table:style-name="ce5" office:value-type="float" office:value="0.1056609" calcext:value-type="float">
            <text:p>0,10566</text:p>
          </table:table-cell>
          <table:table-cell table:style-name="ce5" office:value-type="float" office:value="0.10837479" calcext:value-type="float">
            <text:p>0,10837</text:p>
          </table:table-cell>
          <table:table-cell table:style-name="ce5" office:value-type="float" office:value="0.10624073" calcext:value-type="float">
            <text:p>0,10624</text:p>
          </table:table-cell>
          <table:table-cell table:style-name="ce5" office:value-type="float" office:value="0.10510195" calcext:value-type="float">
            <text:p>0,10510</text:p>
          </table:table-cell>
          <table:table-cell table:style-name="ce5" office:value-type="float" office:value="0.10799956" calcext:value-type="float">
            <text:p>0,10800</text:p>
          </table:table-cell>
          <table:table-cell table:style-name="ce5" office:value-type="float" office:value="0.10532241" calcext:value-type="float">
            <text:p>0,10532</text:p>
          </table:table-cell>
          <table:table-cell table:style-name="ce5" office:value-type="float" office:value="0.10840167" calcext:value-type="float">
            <text:p>0,10840</text:p>
          </table:table-cell>
          <table:table-cell table:style-name="ce5" office:value-type="float" office:value="0.10827488" calcext:value-type="float">
            <text:p>0,10827</text:p>
          </table:table-cell>
          <table:table-cell table:style-name="ce5" office:value-type="float" office:value="0.10632367" calcext:value-type="float">
            <text:p>0,10632</text:p>
          </table:table-cell>
          <table:table-cell table:style-name="ce5" office:value-type="float" office:value="0.1052213" calcext:value-type="float">
            <text:p>0,10522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1-execution=1.xls</text:p>
          </table:table-cell>
          <table:table-cell table:style-name="ce2" office:value-type="string" calcext:value-type="string">
            <text:p>LSAContextClusterFuzzy-alpha=0,91</text:p>
          </table:table-cell>
          <table:table-cell table:style-name="ce5" office:value-type="float" office:value="0.10751219" calcext:value-type="float">
            <text:p>0,10751</text:p>
          </table:table-cell>
          <table:table-cell table:style-name="ce5" office:value-type="float" office:value="0.10825547" calcext:value-type="float">
            <text:p>0,10826</text:p>
          </table:table-cell>
          <table:table-cell table:style-name="ce5" office:value-type="float" office:value="0.10382862" calcext:value-type="float">
            <text:p>0,10383</text:p>
          </table:table-cell>
          <table:table-cell table:style-name="ce5" office:value-type="float" office:value="0.10571823" calcext:value-type="float">
            <text:p>0,10572</text:p>
          </table:table-cell>
          <table:table-cell table:style-name="ce5" office:value-type="float" office:value="0.10502465" calcext:value-type="float">
            <text:p>0,10502</text:p>
          </table:table-cell>
          <table:table-cell table:style-name="ce5" office:value-type="float" office:value="0.1073275" calcext:value-type="float">
            <text:p>0,10733</text:p>
          </table:table-cell>
          <table:table-cell table:style-name="ce5" office:value-type="float" office:value="0.10714574" calcext:value-type="float">
            <text:p>0,10715</text:p>
          </table:table-cell>
          <table:table-cell table:style-name="ce5" office:value-type="float" office:value="0.1049975" calcext:value-type="float">
            <text:p>0,10500</text:p>
          </table:table-cell>
          <table:table-cell table:style-name="ce5" office:value-type="float" office:value="0.10747546" calcext:value-type="float">
            <text:p>0,10748</text:p>
          </table:table-cell>
          <table:table-cell table:style-name="ce5" office:value-type="float" office:value="0.10610806" calcext:value-type="float">
            <text:p>0,10611</text:p>
          </table:table-cell>
          <table:table-cell table:style-name="ce5" office:value-type="float" office:value="0.10867671" calcext:value-type="float">
            <text:p>0,10868</text:p>
          </table:table-cell>
          <table:table-cell table:style-name="ce5" office:value-type="float" office:value="0.10537483" calcext:value-type="float">
            <text:p>0,10537</text:p>
          </table:table-cell>
          <table:table-cell table:style-name="ce5" office:value-type="float" office:value="0.10850727" calcext:value-type="float">
            <text:p>0,10851</text:p>
          </table:table-cell>
          <table:table-cell table:style-name="ce5" office:value-type="float" office:value="0.10585029" calcext:value-type="float">
            <text:p>0,10585</text:p>
          </table:table-cell>
          <table:table-cell table:style-name="ce5" office:value-type="float" office:value="0.10844879" calcext:value-type="float">
            <text:p>0,10845</text:p>
          </table:table-cell>
          <table:table-cell table:style-name="ce5" office:value-type="float" office:value="0.10644574" calcext:value-type="float">
            <text:p>0,10645</text:p>
          </table:table-cell>
          <table:table-cell table:style-name="ce5" office:value-type="float" office:value="0.10527964" calcext:value-type="float">
            <text:p>0,10528</text:p>
          </table:table-cell>
          <table:table-cell table:style-name="ce5" office:value-type="float" office:value="0.10811962" calcext:value-type="float">
            <text:p>0,10812</text:p>
          </table:table-cell>
          <table:table-cell table:style-name="ce5" office:value-type="float" office:value="0.10561114" calcext:value-type="float">
            <text:p>0,10561</text:p>
          </table:table-cell>
          <table:table-cell table:style-name="ce5" office:value-type="float" office:value="0.1085034" calcext:value-type="float">
            <text:p>0,10850</text:p>
          </table:table-cell>
          <table:table-cell table:style-name="ce5" office:value-type="float" office:value="0.10840036" calcext:value-type="float">
            <text:p>0,10840</text:p>
          </table:table-cell>
          <table:table-cell table:style-name="ce5" office:value-type="float" office:value="0.10655743" calcext:value-type="float">
            <text:p>0,10656</text:p>
          </table:table-cell>
          <table:table-cell table:style-name="ce5" office:value-type="float" office:value="0.1054197" calcext:value-type="float">
            <text:p>0,10542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2-execution=1.xls</text:p>
          </table:table-cell>
          <table:table-cell table:style-name="ce2" office:value-type="string" calcext:value-type="string">
            <text:p>LSAContextClusterFuzzy-alpha=0,92</text:p>
          </table:table-cell>
          <table:table-cell table:style-name="ce5" office:value-type="float" office:value="0.1076969" calcext:value-type="float">
            <text:p>0,10770</text:p>
          </table:table-cell>
          <table:table-cell table:style-name="ce5" office:value-type="float" office:value="0.10841637" calcext:value-type="float">
            <text:p>0,10842</text:p>
          </table:table-cell>
          <table:table-cell table:style-name="ce5" office:value-type="float" office:value="0.10403572" calcext:value-type="float">
            <text:p>0,10404</text:p>
          </table:table-cell>
          <table:table-cell table:style-name="ce5" office:value-type="float" office:value="0.10599008" calcext:value-type="float">
            <text:p>0,10599</text:p>
          </table:table-cell>
          <table:table-cell table:style-name="ce5" office:value-type="float" office:value="0.10524188" calcext:value-type="float">
            <text:p>0,10524</text:p>
          </table:table-cell>
          <table:table-cell table:style-name="ce5" office:value-type="float" office:value="0.10751764" calcext:value-type="float">
            <text:p>0,10752</text:p>
          </table:table-cell>
          <table:table-cell table:style-name="ce5" office:value-type="float" office:value="0.1073527" calcext:value-type="float">
            <text:p>0,10735</text:p>
          </table:table-cell>
          <table:table-cell table:style-name="ce5" office:value-type="float" office:value="0.10520588" calcext:value-type="float">
            <text:p>0,10521</text:p>
          </table:table-cell>
          <table:table-cell table:style-name="ce5" office:value-type="float" office:value="0.10767072" calcext:value-type="float">
            <text:p>0,10767</text:p>
          </table:table-cell>
          <table:table-cell table:style-name="ce5" office:value-type="float" office:value="0.10630041" calcext:value-type="float">
            <text:p>0,10630</text:p>
          </table:table-cell>
          <table:table-cell table:style-name="ce5" office:value-type="float" office:value="0.10874943" calcext:value-type="float">
            <text:p>0,10875</text:p>
          </table:table-cell>
          <table:table-cell table:style-name="ce5" office:value-type="float" office:value="0.10563902" calcext:value-type="float">
            <text:p>0,10564</text:p>
          </table:table-cell>
          <table:table-cell table:style-name="ce5" office:value-type="float" office:value="0.10859089" calcext:value-type="float">
            <text:p>0,10859</text:p>
          </table:table-cell>
          <table:table-cell table:style-name="ce5" office:value-type="float" office:value="0.1060668" calcext:value-type="float">
            <text:p>0,10607</text:p>
          </table:table-cell>
          <table:table-cell table:style-name="ce5" office:value-type="float" office:value="0.10855415" calcext:value-type="float">
            <text:p>0,10855</text:p>
          </table:table-cell>
          <table:table-cell table:style-name="ce5" office:value-type="float" office:value="0.10667282" calcext:value-type="float">
            <text:p>0,10667</text:p>
          </table:table-cell>
          <table:table-cell table:style-name="ce5" office:value-type="float" office:value="0.10549145" calcext:value-type="float">
            <text:p>0,10549</text:p>
          </table:table-cell>
          <table:table-cell table:style-name="ce5" office:value-type="float" office:value="0.10814321" calcext:value-type="float">
            <text:p>0,10814</text:p>
          </table:table-cell>
          <table:table-cell table:style-name="ce5" office:value-type="float" office:value="0.10588109" calcext:value-type="float">
            <text:p>0,10588</text:p>
          </table:table-cell>
          <table:table-cell table:style-name="ce5" office:value-type="float" office:value="0.1086069" calcext:value-type="float">
            <text:p>0,10861</text:p>
          </table:table-cell>
          <table:table-cell table:style-name="ce5" office:value-type="float" office:value="0.10848637" calcext:value-type="float">
            <text:p>0,10849</text:p>
          </table:table-cell>
          <table:table-cell table:style-name="ce5" office:value-type="float" office:value="0.10679225" calcext:value-type="float">
            <text:p>0,10679</text:p>
          </table:table-cell>
          <table:table-cell table:style-name="ce5" office:value-type="float" office:value="0.10568338" calcext:value-type="float">
            <text:p>0,10568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3-execution=1.xls</text:p>
          </table:table-cell>
          <table:table-cell table:style-name="ce2" office:value-type="string" calcext:value-type="string">
            <text:p>LSAContextClusterFuzzy-alpha=0,93</text:p>
          </table:table-cell>
          <table:table-cell table:style-name="ce5" office:value-type="float" office:value="0.10789533" calcext:value-type="float">
            <text:p>0,10790</text:p>
          </table:table-cell>
          <table:table-cell table:style-name="ce5" office:value-type="float" office:value="0.10857941" calcext:value-type="float">
            <text:p>0,10858</text:p>
          </table:table-cell>
          <table:table-cell table:style-name="ce5" office:value-type="float" office:value="0.10428597" calcext:value-type="float">
            <text:p>0,10429</text:p>
          </table:table-cell>
          <table:table-cell table:style-name="ce5" office:value-type="float" office:value="0.10629186" calcext:value-type="float">
            <text:p>0,10629</text:p>
          </table:table-cell>
          <table:table-cell table:style-name="ce5" office:value-type="float" office:value="0.10550321" calcext:value-type="float">
            <text:p>0,10550</text:p>
          </table:table-cell>
          <table:table-cell table:style-name="ce5" office:value-type="float" office:value="0.10772672" calcext:value-type="float">
            <text:p>0,10773</text:p>
          </table:table-cell>
          <table:table-cell table:style-name="ce5" office:value-type="float" office:value="0.10758003" calcext:value-type="float">
            <text:p>0,10758</text:p>
          </table:table-cell>
          <table:table-cell table:style-name="ce5" office:value-type="float" office:value="0.10546237" calcext:value-type="float">
            <text:p>0,10546</text:p>
          </table:table-cell>
          <table:table-cell table:style-name="ce5" office:value-type="float" office:value="0.10785354" calcext:value-type="float">
            <text:p>0,10785</text:p>
          </table:table-cell>
          <table:table-cell table:style-name="ce5" office:value-type="float" office:value="0.10656498" calcext:value-type="float">
            <text:p>0,10656</text:p>
          </table:table-cell>
          <table:table-cell table:style-name="ce5" office:value-type="float" office:value="0.10881563" calcext:value-type="float">
            <text:p>0,10882</text:p>
          </table:table-cell>
          <table:table-cell table:style-name="ce5" office:value-type="float" office:value="0.10594379" calcext:value-type="float">
            <text:p>0,10594</text:p>
          </table:table-cell>
          <table:table-cell table:style-name="ce5" office:value-type="float" office:value="0.10867478" calcext:value-type="float">
            <text:p>0,10867</text:p>
          </table:table-cell>
          <table:table-cell table:style-name="ce5" office:value-type="float" office:value="0.10628025" calcext:value-type="float">
            <text:p>0,10628</text:p>
          </table:table-cell>
          <table:table-cell table:style-name="ce5" office:value-type="float" office:value="0.10868618" calcext:value-type="float">
            <text:p>0,10869</text:p>
          </table:table-cell>
          <table:table-cell table:style-name="ce5" office:value-type="float" office:value="0.10692248" calcext:value-type="float">
            <text:p>0,10692</text:p>
          </table:table-cell>
          <table:table-cell table:style-name="ce5" office:value-type="float" office:value="0.1057447" calcext:value-type="float">
            <text:p>0,10574</text:p>
          </table:table-cell>
          <table:table-cell table:style-name="ce5" office:value-type="float" office:value="0.10829731" calcext:value-type="float">
            <text:p>0,10830</text:p>
          </table:table-cell>
          <table:table-cell table:style-name="ce5" office:value-type="float" office:value="0.10614664" calcext:value-type="float">
            <text:p>0,10615</text:p>
          </table:table-cell>
          <table:table-cell table:style-name="ce5" office:value-type="float" office:value="0.10870679" calcext:value-type="float">
            <text:p>0,10871</text:p>
          </table:table-cell>
          <table:table-cell table:style-name="ce5" office:value-type="float" office:value="0.10859408" calcext:value-type="float">
            <text:p>0,10859</text:p>
          </table:table-cell>
          <table:table-cell table:style-name="ce5" office:value-type="float" office:value="0.10710783" calcext:value-type="float">
            <text:p>0,10711</text:p>
          </table:table-cell>
          <table:table-cell table:style-name="ce5" office:value-type="float" office:value="0.10595461" calcext:value-type="float">
            <text:p>0,10595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4-execution=1.xls</text:p>
          </table:table-cell>
          <table:table-cell table:style-name="ce2" office:value-type="string" calcext:value-type="string">
            <text:p>LSAContextClusterFuzzy-alpha=0,94</text:p>
          </table:table-cell>
          <table:table-cell table:style-name="ce5" office:value-type="float" office:value="0.10812769" calcext:value-type="float">
            <text:p>0,10813</text:p>
          </table:table-cell>
          <table:table-cell table:style-name="ce5" office:value-type="float" office:value="0.10872842" calcext:value-type="float">
            <text:p>0,10873</text:p>
          </table:table-cell>
          <table:table-cell table:style-name="ce5" office:value-type="float" office:value="0.10460414" calcext:value-type="float">
            <text:p>0,10460</text:p>
          </table:table-cell>
          <table:table-cell table:style-name="ce5" office:value-type="float" office:value="0.10663481" calcext:value-type="float">
            <text:p>0,10663</text:p>
          </table:table-cell>
          <table:table-cell table:style-name="ce5" office:value-type="float" office:value="0.10583318" calcext:value-type="float">
            <text:p>0,10583</text:p>
          </table:table-cell>
          <table:table-cell table:style-name="ce5" office:value-type="float" office:value="0.10792808" calcext:value-type="float">
            <text:p>0,10793</text:p>
          </table:table-cell>
          <table:table-cell table:style-name="ce5" office:value-type="float" office:value="0.10780174" calcext:value-type="float">
            <text:p>0,10780</text:p>
          </table:table-cell>
          <table:table-cell table:style-name="ce5" office:value-type="float" office:value="0.10573386" calcext:value-type="float">
            <text:p>0,10573</text:p>
          </table:table-cell>
          <table:table-cell table:style-name="ce5" office:value-type="float" office:value="0.10806077" calcext:value-type="float">
            <text:p>0,10806</text:p>
          </table:table-cell>
          <table:table-cell table:style-name="ce5" office:value-type="float" office:value="0.10687033" calcext:value-type="float">
            <text:p>0,10687</text:p>
          </table:table-cell>
          <table:table-cell table:style-name="ce5" office:value-type="float" office:value="0.10887792" calcext:value-type="float">
            <text:p>0,10888</text:p>
          </table:table-cell>
          <table:table-cell table:style-name="ce5" office:value-type="float" office:value="0.10630226" calcext:value-type="float">
            <text:p>0,10630</text:p>
          </table:table-cell>
          <table:table-cell table:style-name="ce5" office:value-type="float" office:value="0.10876044" calcext:value-type="float">
            <text:p>0,10876</text:p>
          </table:table-cell>
          <table:table-cell table:style-name="ce5" office:value-type="float" office:value="0.10654354" calcext:value-type="float">
            <text:p>0,10654</text:p>
          </table:table-cell>
          <table:table-cell table:style-name="ce5" office:value-type="float" office:value="0.10882722" calcext:value-type="float">
            <text:p>0,10883</text:p>
          </table:table-cell>
          <table:table-cell table:style-name="ce5" office:value-type="float" office:value="0.10719756" calcext:value-type="float">
            <text:p>0,10720</text:p>
          </table:table-cell>
          <table:table-cell table:style-name="ce5" office:value-type="float" office:value="0.10603263" calcext:value-type="float">
            <text:p>0,10603</text:p>
          </table:table-cell>
          <table:table-cell table:style-name="ce5" office:value-type="float" office:value="0.10844714" calcext:value-type="float">
            <text:p>0,10845</text:p>
          </table:table-cell>
          <table:table-cell table:style-name="ce5" office:value-type="float" office:value="0.10650147" calcext:value-type="float">
            <text:p>0,10650</text:p>
          </table:table-cell>
          <table:table-cell table:style-name="ce5" office:value-type="float" office:value="0.10878656" calcext:value-type="float">
            <text:p>0,10879</text:p>
          </table:table-cell>
          <table:table-cell table:style-name="ce5" office:value-type="float" office:value="0.10868849" calcext:value-type="float">
            <text:p>0,10869</text:p>
          </table:table-cell>
          <table:table-cell table:style-name="ce5" office:value-type="float" office:value="0.10743304" calcext:value-type="float">
            <text:p>0,10743</text:p>
          </table:table-cell>
          <table:table-cell table:style-name="ce5" office:value-type="float" office:value="0.10633351" calcext:value-type="float">
            <text:p>0,10633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5-execution=1.xls</text:p>
          </table:table-cell>
          <table:table-cell table:style-name="ce2" office:value-type="string" calcext:value-type="string">
            <text:p>LSAContextClusterFuzzy-alpha=0,95</text:p>
          </table:table-cell>
          <table:table-cell table:style-name="ce5" office:value-type="float" office:value="0.10837299" calcext:value-type="float">
            <text:p>0,10837</text:p>
          </table:table-cell>
          <table:table-cell table:style-name="ce5" office:value-type="float" office:value="0.10886728" calcext:value-type="float">
            <text:p>0,10887</text:p>
          </table:table-cell>
          <table:table-cell table:style-name="ce5" office:value-type="float" office:value="0.10503506" calcext:value-type="float">
            <text:p>0,10504</text:p>
          </table:table-cell>
          <table:table-cell table:style-name="ce5" office:value-type="float" office:value="0.10698383" calcext:value-type="float">
            <text:p>0,10698</text:p>
          </table:table-cell>
          <table:table-cell table:style-name="ce5" office:value-type="float" office:value="0.10615419" calcext:value-type="float">
            <text:p>0,10615</text:p>
          </table:table-cell>
          <table:table-cell table:style-name="ce5" office:value-type="float" office:value="0.10813726" calcext:value-type="float">
            <text:p>0,10814</text:p>
          </table:table-cell>
          <table:table-cell table:style-name="ce5" office:value-type="float" office:value="0.10787636" calcext:value-type="float">
            <text:p>0,10788</text:p>
          </table:table-cell>
          <table:table-cell table:style-name="ce5" office:value-type="float" office:value="0.10608101" calcext:value-type="float">
            <text:p>0,10608</text:p>
          </table:table-cell>
          <table:table-cell table:style-name="ce5" office:value-type="float" office:value="0.10824898" calcext:value-type="float">
            <text:p>0,10825</text:p>
          </table:table-cell>
          <table:table-cell table:style-name="ce5" office:value-type="float" office:value="0.10720145" calcext:value-type="float">
            <text:p>0,10720</text:p>
          </table:table-cell>
          <table:table-cell table:style-name="ce5" office:value-type="float" office:value="0.10893548" calcext:value-type="float">
            <text:p>0,10894</text:p>
          </table:table-cell>
          <table:table-cell table:style-name="ce5" office:value-type="float" office:value="0.10671752" calcext:value-type="float">
            <text:p>0,10672</text:p>
          </table:table-cell>
          <table:table-cell table:style-name="ce5" office:value-type="float" office:value="0.1088398" calcext:value-type="float">
            <text:p>0,10884</text:p>
          </table:table-cell>
          <table:table-cell table:style-name="ce5" office:value-type="float" office:value="0.10681689" calcext:value-type="float">
            <text:p>0,10682</text:p>
          </table:table-cell>
          <table:table-cell table:style-name="ce5" office:value-type="float" office:value="0.10892118" calcext:value-type="float">
            <text:p>0,10892</text:p>
          </table:table-cell>
          <table:table-cell table:style-name="ce5" office:value-type="float" office:value="0.10749632" calcext:value-type="float">
            <text:p>0,10750</text:p>
          </table:table-cell>
          <table:table-cell table:style-name="ce5" office:value-type="float" office:value="0.10637043" calcext:value-type="float">
            <text:p>0,10637</text:p>
          </table:table-cell>
          <table:table-cell table:style-name="ce5" office:value-type="float" office:value="0.10856271" calcext:value-type="float">
            <text:p>0,10856</text:p>
          </table:table-cell>
          <table:table-cell table:style-name="ce5" office:value-type="float" office:value="0.10696055" calcext:value-type="float">
            <text:p>0,10696</text:p>
          </table:table-cell>
          <table:table-cell table:style-name="ce5" office:value-type="float" office:value="0.10888229" calcext:value-type="float">
            <text:p>0,10888</text:p>
          </table:table-cell>
          <table:table-cell table:style-name="ce5" office:value-type="float" office:value="0.10879578" calcext:value-type="float">
            <text:p>0,10880</text:p>
          </table:table-cell>
          <table:table-cell table:style-name="ce5" office:value-type="float" office:value="0.1077271" calcext:value-type="float">
            <text:p>0,10773</text:p>
          </table:table-cell>
          <table:table-cell table:style-name="ce5" office:value-type="float" office:value="0.10683825" calcext:value-type="float">
            <text:p>0,10684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6-execution=1.xls</text:p>
          </table:table-cell>
          <table:table-cell table:style-name="ce2" office:value-type="string" calcext:value-type="string">
            <text:p>LSAContextClusterFuzzy-alpha=0,96</text:p>
          </table:table-cell>
          <table:table-cell table:style-name="ce5" office:value-type="float" office:value="0.10860591" calcext:value-type="float">
            <text:p>0,10861</text:p>
          </table:table-cell>
          <table:table-cell table:style-name="ce5" office:value-type="float" office:value="0.10902633" calcext:value-type="float">
            <text:p>0,10903</text:p>
          </table:table-cell>
          <table:table-cell table:style-name="ce5" office:value-type="float" office:value="0.10565227" calcext:value-type="float">
            <text:p>0,10565</text:p>
          </table:table-cell>
          <table:table-cell table:style-name="ce5" office:value-type="float" office:value="0.10740805" calcext:value-type="float">
            <text:p>0,10741</text:p>
          </table:table-cell>
          <table:table-cell table:style-name="ce5" office:value-type="float" office:value="0.10672733" calcext:value-type="float">
            <text:p>0,10673</text:p>
          </table:table-cell>
          <table:table-cell table:style-name="ce5" office:value-type="float" office:value="0.10835706" calcext:value-type="float">
            <text:p>0,10836</text:p>
          </table:table-cell>
          <table:table-cell table:style-name="ce5" office:value-type="float" office:value="0.10811625" calcext:value-type="float">
            <text:p>0,10812</text:p>
          </table:table-cell>
          <table:table-cell table:style-name="ce5" office:value-type="float" office:value="0.10651668" calcext:value-type="float">
            <text:p>0,10652</text:p>
          </table:table-cell>
          <table:table-cell table:style-name="ce5" office:value-type="float" office:value="0.10834793" calcext:value-type="float">
            <text:p>0,10835</text:p>
          </table:table-cell>
          <table:table-cell table:style-name="ce5" office:value-type="float" office:value="0.10755009" calcext:value-type="float">
            <text:p>0,10755</text:p>
          </table:table-cell>
          <table:table-cell table:style-name="ce5" office:value-type="float" office:value="0.10898728" calcext:value-type="float">
            <text:p>0,10899</text:p>
          </table:table-cell>
          <table:table-cell table:style-name="ce5" office:value-type="float" office:value="0.10716472" calcext:value-type="float">
            <text:p>0,10716</text:p>
          </table:table-cell>
          <table:table-cell table:style-name="ce5" office:value-type="float" office:value="0.10890763" calcext:value-type="float">
            <text:p>0,10891</text:p>
          </table:table-cell>
          <table:table-cell table:style-name="ce5" office:value-type="float" office:value="0.1071677" calcext:value-type="float">
            <text:p>0,10717</text:p>
          </table:table-cell>
          <table:table-cell table:style-name="ce5" office:value-type="float" office:value="0.10901725" calcext:value-type="float">
            <text:p>0,10902</text:p>
          </table:table-cell>
          <table:table-cell table:style-name="ce5" office:value-type="float" office:value="0.10782614" calcext:value-type="float">
            <text:p>0,10783</text:p>
          </table:table-cell>
          <table:table-cell table:style-name="ce5" office:value-type="float" office:value="0.10679832" calcext:value-type="float">
            <text:p>0,10680</text:p>
          </table:table-cell>
          <table:table-cell table:style-name="ce5" office:value-type="float" office:value="0.10869162" calcext:value-type="float">
            <text:p>0,10869</text:p>
          </table:table-cell>
          <table:table-cell table:style-name="ce5" office:value-type="float" office:value="0.10742648" calcext:value-type="float">
            <text:p>0,10743</text:p>
          </table:table-cell>
          <table:table-cell table:style-name="ce5" office:value-type="float" office:value="0.10894463" calcext:value-type="float">
            <text:p>0,10894</text:p>
          </table:table-cell>
          <table:table-cell table:style-name="ce5" office:value-type="float" office:value="0.10888543" calcext:value-type="float">
            <text:p>0,10889</text:p>
          </table:table-cell>
          <table:table-cell table:style-name="ce5" office:value-type="float" office:value="0.10802653" calcext:value-type="float">
            <text:p>0,10803</text:p>
          </table:table-cell>
          <table:table-cell table:style-name="ce5" office:value-type="float" office:value="0.10728343" calcext:value-type="float">
            <text:p>0,10728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7-execution=1.xls</text:p>
          </table:table-cell>
          <table:table-cell table:style-name="ce2" office:value-type="string" calcext:value-type="string">
            <text:p>LSAContextClusterFuzzy-alpha=0,97</text:p>
          </table:table-cell>
          <table:table-cell table:style-name="ce5" office:value-type="float" office:value="0.10883604" calcext:value-type="float">
            <text:p>0,10884</text:p>
          </table:table-cell>
          <table:table-cell table:style-name="ce5" office:value-type="float" office:value="0.10912164" calcext:value-type="float">
            <text:p>0,10912</text:p>
          </table:table-cell>
          <table:table-cell table:style-name="ce5" office:value-type="float" office:value="0.10623236" calcext:value-type="float">
            <text:p>0,10623</text:p>
          </table:table-cell>
          <table:table-cell table:style-name="ce5" office:value-type="float" office:value="0.10784631" calcext:value-type="float">
            <text:p>0,10785</text:p>
          </table:table-cell>
          <table:table-cell table:style-name="ce5" office:value-type="float" office:value="0.10708132" calcext:value-type="float">
            <text:p>0,10708</text:p>
          </table:table-cell>
          <table:table-cell table:style-name="ce5" office:value-type="float" office:value="0.10859084" calcext:value-type="float">
            <text:p>0,10859</text:p>
          </table:table-cell>
          <table:table-cell table:style-name="ce5" office:value-type="float" office:value="0.10837871" calcext:value-type="float">
            <text:p>0,10838</text:p>
          </table:table-cell>
          <table:table-cell table:style-name="ce5" office:value-type="float" office:value="0.1070587" calcext:value-type="float">
            <text:p>0,10706</text:p>
          </table:table-cell>
          <table:table-cell table:style-name="ce5" office:value-type="float" office:value="0.10859749" calcext:value-type="float">
            <text:p>0,10860</text:p>
          </table:table-cell>
          <table:table-cell table:style-name="ce5" office:value-type="float" office:value="0.10793967" calcext:value-type="float">
            <text:p>0,10794</text:p>
          </table:table-cell>
          <table:table-cell table:style-name="ce5" office:value-type="float" office:value="0.10903829" calcext:value-type="float">
            <text:p>0,10904</text:p>
          </table:table-cell>
          <table:table-cell table:style-name="ce5" office:value-type="float" office:value="0.10764511" calcext:value-type="float">
            <text:p>0,10765</text:p>
          </table:table-cell>
          <table:table-cell table:style-name="ce5" office:value-type="float" office:value="0.10897721" calcext:value-type="float">
            <text:p>0,10898</text:p>
          </table:table-cell>
          <table:table-cell table:style-name="ce5" office:value-type="float" office:value="0.10750804" calcext:value-type="float">
            <text:p>0,10751</text:p>
          </table:table-cell>
          <table:table-cell table:style-name="ce5" office:value-type="float" office:value="0.10909643" calcext:value-type="float">
            <text:p>0,10910</text:p>
          </table:table-cell>
          <table:table-cell table:style-name="ce5" office:value-type="float" office:value="0.10815278" calcext:value-type="float">
            <text:p>0,10815</text:p>
          </table:table-cell>
          <table:table-cell table:style-name="ce5" office:value-type="float" office:value="0.10732601" calcext:value-type="float">
            <text:p>0,10733</text:p>
          </table:table-cell>
          <table:table-cell table:style-name="ce5" office:value-type="float" office:value="0.10883302" calcext:value-type="float">
            <text:p>0,10883</text:p>
          </table:table-cell>
          <table:table-cell table:style-name="ce5" office:value-type="float" office:value="0.10792638" calcext:value-type="float">
            <text:p>0,10793</text:p>
          </table:table-cell>
          <table:table-cell table:style-name="ce5" office:value-type="float" office:value="0.10900009" calcext:value-type="float">
            <text:p>0,10900</text:p>
          </table:table-cell>
          <table:table-cell table:style-name="ce5" office:value-type="float" office:value="0.10897215" calcext:value-type="float">
            <text:p>0,10897</text:p>
          </table:table-cell>
          <table:table-cell table:style-name="ce5" office:value-type="float" office:value="0.10832282" calcext:value-type="float">
            <text:p>0,10832</text:p>
          </table:table-cell>
          <table:table-cell table:style-name="ce5" office:value-type="float" office:value="0.10786164" calcext:value-type="float">
            <text:p>0,10786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8-execution=1.xls</text:p>
          </table:table-cell>
          <table:table-cell table:style-name="ce2" office:value-type="string" calcext:value-type="string">
            <text:p>LSAContextClusterFuzzy-alpha=0,98</text:p>
          </table:table-cell>
          <table:table-cell table:style-name="ce5" office:value-type="float" office:value="0.10904708" calcext:value-type="float">
            <text:p>0,10905</text:p>
          </table:table-cell>
          <table:table-cell table:style-name="ce5" office:value-type="float" office:value="0.10917763" calcext:value-type="float">
            <text:p>0,10918</text:p>
          </table:table-cell>
          <table:table-cell table:style-name="ce5" office:value-type="float" office:value="0.10711103" calcext:value-type="float">
            <text:p>0,10711</text:p>
          </table:table-cell>
          <table:table-cell table:style-name="ce5" office:value-type="float" office:value="0.10831154" calcext:value-type="float">
            <text:p>0,10831</text:p>
          </table:table-cell>
          <table:table-cell table:style-name="ce5" office:value-type="float" office:value="0.10765067" calcext:value-type="float">
            <text:p>0,10765</text:p>
          </table:table-cell>
          <table:table-cell table:style-name="ce5" office:value-type="float" office:value="0.1087861" calcext:value-type="float">
            <text:p>0,10879</text:p>
          </table:table-cell>
          <table:table-cell table:style-name="ce5" office:value-type="float" office:value="0.10865005" calcext:value-type="float">
            <text:p>0,10865</text:p>
          </table:table-cell>
          <table:table-cell table:style-name="ce5" office:value-type="float" office:value="0.10777984" calcext:value-type="float">
            <text:p>0,10778</text:p>
          </table:table-cell>
          <table:table-cell table:style-name="ce5" office:value-type="float" office:value="0.10877714" calcext:value-type="float">
            <text:p>0,10878</text:p>
          </table:table-cell>
          <table:table-cell table:style-name="ce5" office:value-type="float" office:value="0.10838701" calcext:value-type="float">
            <text:p>0,10839</text:p>
          </table:table-cell>
          <table:table-cell table:style-name="ce5" office:value-type="float" office:value="0.10907547" calcext:value-type="float">
            <text:p>0,10908</text:p>
          </table:table-cell>
          <table:table-cell table:style-name="ce5" office:value-type="float" office:value="0.1082066" calcext:value-type="float">
            <text:p>0,10821</text:p>
          </table:table-cell>
          <table:table-cell table:style-name="ce5" office:value-type="float" office:value="0.10903488" calcext:value-type="float">
            <text:p>0,10903</text:p>
          </table:table-cell>
          <table:table-cell table:style-name="ce5" office:value-type="float" office:value="0.10797543" calcext:value-type="float">
            <text:p>0,10798</text:p>
          </table:table-cell>
          <table:table-cell table:style-name="ce5" office:value-type="float" office:value="0.10917027" calcext:value-type="float">
            <text:p>0,10917</text:p>
          </table:table-cell>
          <table:table-cell table:style-name="ce5" office:value-type="float" office:value="0.10851868" calcext:value-type="float">
            <text:p>0,10852</text:p>
          </table:table-cell>
          <table:table-cell table:style-name="ce5" office:value-type="float" office:value="0.10794919" calcext:value-type="float">
            <text:p>0,10795</text:p>
          </table:table-cell>
          <table:table-cell table:style-name="ce5" office:value-type="float" office:value="0.10893239" calcext:value-type="float">
            <text:p>0,10893</text:p>
          </table:table-cell>
          <table:table-cell table:style-name="ce5" office:value-type="float" office:value="0.10845997" calcext:value-type="float">
            <text:p>0,10846</text:p>
          </table:table-cell>
          <table:table-cell table:style-name="ce5" office:value-type="float" office:value="0.10904434" calcext:value-type="float">
            <text:p>0,10904</text:p>
          </table:table-cell>
          <table:table-cell table:style-name="ce5" office:value-type="float" office:value="0.10903509" calcext:value-type="float">
            <text:p>0,10904</text:p>
          </table:table-cell>
          <table:table-cell table:style-name="ce5" office:value-type="float" office:value="0.1086644" calcext:value-type="float">
            <text:p>0,10866</text:p>
          </table:table-cell>
          <table:table-cell table:style-name="ce5" office:value-type="float" office:value="0.10836896" calcext:value-type="float">
            <text:p>0,10837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0.99-execution=1.xls</text:p>
          </table:table-cell>
          <table:table-cell table:style-name="ce2" office:value-type="string" calcext:value-type="string">
            <text:p>LSAContextClusterFuzzy-alpha=0,99</text:p>
          </table:table-cell>
          <table:table-cell table:style-name="ce5" office:value-type="float" office:value="0.10917348" calcext:value-type="float">
            <text:p>0,10917</text:p>
          </table:table-cell>
          <table:table-cell table:style-name="ce5" office:value-type="float" office:value="0.10917682" calcext:value-type="float">
            <text:p>0,10918</text:p>
          </table:table-cell>
          <table:table-cell table:style-name="ce5" office:value-type="float" office:value="0.10809757" calcext:value-type="float">
            <text:p>0,10810</text:p>
          </table:table-cell>
          <table:table-cell table:style-name="ce5" office:value-type="float" office:value="0.10880336" calcext:value-type="float">
            <text:p>0,10880</text:p>
          </table:table-cell>
          <table:table-cell table:style-name="ce5" office:value-type="float" office:value="0.1084526" calcext:value-type="float">
            <text:p>0,10845</text:p>
          </table:table-cell>
          <table:table-cell table:style-name="ce5" office:value-type="float" office:value="0.10896847" calcext:value-type="float">
            <text:p>0,10897</text:p>
          </table:table-cell>
          <table:table-cell table:style-name="ce5" office:value-type="float" office:value="0.1089025" calcext:value-type="float">
            <text:p>0,10890</text:p>
          </table:table-cell>
          <table:table-cell table:style-name="ce5" office:value-type="float" office:value="0.10867258" calcext:value-type="float">
            <text:p>0,10867</text:p>
          </table:table-cell>
          <table:table-cell table:style-name="ce5" office:value-type="float" office:value="0.10894753" calcext:value-type="float">
            <text:p>0,10895</text:p>
          </table:table-cell>
          <table:table-cell table:style-name="ce5" office:value-type="float" office:value="0.10875599" calcext:value-type="float">
            <text:p>0,10876</text:p>
          </table:table-cell>
          <table:table-cell table:style-name="ce5" office:value-type="float" office:value="0.10909979" calcext:value-type="float">
            <text:p>0,10910</text:p>
          </table:table-cell>
          <table:table-cell table:style-name="ce5" office:value-type="float" office:value="0.10878685" calcext:value-type="float">
            <text:p>0,10879</text:p>
          </table:table-cell>
          <table:table-cell table:style-name="ce5" office:value-type="float" office:value="0.10908811" calcext:value-type="float">
            <text:p>0,10909</text:p>
          </table:table-cell>
          <table:table-cell table:style-name="ce5" office:value-type="float" office:value="0.1085231" calcext:value-type="float">
            <text:p>0,10852</text:p>
          </table:table-cell>
          <table:table-cell table:style-name="ce5" office:value-type="float" office:value="0.1092267" calcext:value-type="float">
            <text:p>0,10923</text:p>
          </table:table-cell>
          <table:table-cell table:style-name="ce5" office:value-type="float" office:value="0.10886248" calcext:value-type="float">
            <text:p>0,10886</text:p>
          </table:table-cell>
          <table:table-cell table:style-name="ce5" office:value-type="float" office:value="0.10867895" calcext:value-type="float">
            <text:p>0,10868</text:p>
          </table:table-cell>
          <table:table-cell table:style-name="ce5" office:value-type="float" office:value="0.10903044" calcext:value-type="float">
            <text:p>0,10903</text:p>
          </table:table-cell>
          <table:table-cell table:style-name="ce5" office:value-type="float" office:value="0.10895326" calcext:value-type="float">
            <text:p>0,10895</text:p>
          </table:table-cell>
          <table:table-cell table:style-name="ce5" office:value-type="float" office:value="0.10909909" calcext:value-type="float">
            <text:p>0,10910</text:p>
          </table:table-cell>
          <table:table-cell table:style-name="ce5" office:value-type="float" office:value="0.10908591" calcext:value-type="float">
            <text:p>0,10909</text:p>
          </table:table-cell>
          <table:table-cell table:style-name="ce5" office:value-type="float" office:value="0.10896267" calcext:value-type="float">
            <text:p>0,10896</text:p>
          </table:table-cell>
          <table:table-cell table:style-name="ce5" office:value-type="float" office:value="0.10898413" calcext:value-type="float">
            <text:p>0,10898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MembershipRS$-numfeatures=30-numclusters=10-aggr=ConvexCombination-alpha=1.0-execution=1.xls</text:p>
          </table:table-cell>
          <table:table-cell table:style-name="ce2" office:value-type="string" calcext:value-type="string">
            <text:p>LSAContextClusterFuzzy-alpha=1,00</text:p>
          </table:table-cell>
          <table:table-cell table:number-columns-repeated="23" table:style-name="ce5" office:value-type="float" office:value="0.10911771" calcext:value-type="float">
            <text:p>0,10912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-execution=1.xls</text:p>
          </table:table-cell>
          <table:table-cell table:style-name="ce2" office:value-type="string" calcext:value-type="string">
            <text:p>LSAContextClusterMax-alpha=0,90</text:p>
          </table:table-cell>
          <table:table-cell table:style-name="ce5" office:value-type="float" office:value="0.10350669" calcext:value-type="float">
            <text:p>0,10351</text:p>
          </table:table-cell>
          <table:table-cell table:style-name="ce5" office:value-type="float" office:value="0.10559851" calcext:value-type="float">
            <text:p>0,10560</text:p>
          </table:table-cell>
          <table:table-cell table:style-name="ce5" office:value-type="float" office:value="0.10442195" calcext:value-type="float">
            <text:p>0,10442</text:p>
          </table:table-cell>
          <table:table-cell table:style-name="ce5" office:value-type="float" office:value="0.10519732" calcext:value-type="float">
            <text:p>0,10520</text:p>
          </table:table-cell>
          <table:table-cell table:style-name="ce5" office:value-type="float" office:value="0.10476482" calcext:value-type="float">
            <text:p>0,10476</text:p>
          </table:table-cell>
          <table:table-cell table:style-name="ce5" office:value-type="float" office:value="0.10306019" calcext:value-type="float">
            <text:p>0,10306</text:p>
          </table:table-cell>
          <table:table-cell table:style-name="ce5" office:value-type="float" office:value="0.10421792" calcext:value-type="float">
            <text:p>0,10422</text:p>
          </table:table-cell>
          <table:table-cell table:style-name="ce5" office:value-type="float" office:value="0.10454408" calcext:value-type="float">
            <text:p>0,10454</text:p>
          </table:table-cell>
          <table:table-cell table:style-name="ce5" office:value-type="float" office:value="0.1033775" calcext:value-type="float">
            <text:p>0,10338</text:p>
          </table:table-cell>
          <table:table-cell table:style-name="ce5" office:value-type="float" office:value="0.10446986" calcext:value-type="float">
            <text:p>0,10447</text:p>
          </table:table-cell>
          <table:table-cell table:style-name="ce5" office:value-type="float" office:value="0.10425719" calcext:value-type="float">
            <text:p>0,10426</text:p>
          </table:table-cell>
          <table:table-cell table:style-name="ce5" office:value-type="float" office:value="0.10618011" calcext:value-type="float">
            <text:p>0,10618</text:p>
          </table:table-cell>
          <table:table-cell table:style-name="ce5" office:value-type="float" office:value="0.10442589" calcext:value-type="float">
            <text:p>0,10443</text:p>
          </table:table-cell>
          <table:table-cell table:style-name="ce5" office:value-type="float" office:value="0.10423783" calcext:value-type="float">
            <text:p>0,10424</text:p>
          </table:table-cell>
          <table:table-cell table:style-name="ce5" office:value-type="float" office:value="0.10269303" calcext:value-type="float">
            <text:p>0,10269</text:p>
          </table:table-cell>
          <table:table-cell table:style-name="ce5" office:value-type="float" office:value="0.10407941" calcext:value-type="float">
            <text:p>0,10408</text:p>
          </table:table-cell>
          <table:table-cell table:style-name="ce5" office:value-type="float" office:value="0.10454973" calcext:value-type="float">
            <text:p>0,10455</text:p>
          </table:table-cell>
          <table:table-cell table:style-name="ce5" office:value-type="float" office:value="0.10571793" calcext:value-type="float">
            <text:p>0,10572</text:p>
          </table:table-cell>
          <table:table-cell table:style-name="ce5" office:value-type="float" office:value="0.10403536" calcext:value-type="float">
            <text:p>0,10404</text:p>
          </table:table-cell>
          <table:table-cell table:style-name="ce5" office:value-type="float" office:value="0.10375459" calcext:value-type="float">
            <text:p>0,10375</text:p>
          </table:table-cell>
          <table:table-cell table:style-name="ce5" office:value-type="float" office:value="0.10496856" calcext:value-type="float">
            <text:p>0,10497</text:p>
          </table:table-cell>
          <table:table-cell table:style-name="ce5" office:value-type="float" office:value="0.10408242" calcext:value-type="float">
            <text:p>0,10408</text:p>
          </table:table-cell>
          <table:table-cell table:style-name="ce5" office:value-type="float" office:value="0.10419869" calcext:value-type="float">
            <text:p>0,10420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1-execution=1.xls</text:p>
          </table:table-cell>
          <table:table-cell table:style-name="ce2" office:value-type="string" calcext:value-type="string">
            <text:p>LSAContextClusterMax-alpha=0,91</text:p>
          </table:table-cell>
          <table:table-cell table:style-name="ce5" office:value-type="float" office:value="0.10373402" calcext:value-type="float">
            <text:p>0,10373</text:p>
          </table:table-cell>
          <table:table-cell table:style-name="ce5" office:value-type="float" office:value="0.10582042" calcext:value-type="float">
            <text:p>0,10582</text:p>
          </table:table-cell>
          <table:table-cell table:style-name="ce5" office:value-type="float" office:value="0.10466095" calcext:value-type="float">
            <text:p>0,10466</text:p>
          </table:table-cell>
          <table:table-cell table:style-name="ce5" office:value-type="float" office:value="0.10540294" calcext:value-type="float">
            <text:p>0,10540</text:p>
          </table:table-cell>
          <table:table-cell table:style-name="ce5" office:value-type="float" office:value="0.10497375" calcext:value-type="float">
            <text:p>0,10497</text:p>
          </table:table-cell>
          <table:table-cell table:style-name="ce5" office:value-type="float" office:value="0.10323946" calcext:value-type="float">
            <text:p>0,10324</text:p>
          </table:table-cell>
          <table:table-cell table:style-name="ce5" office:value-type="float" office:value="0.10442058" calcext:value-type="float">
            <text:p>0,10442</text:p>
          </table:table-cell>
          <table:table-cell table:style-name="ce5" office:value-type="float" office:value="0.10471145" calcext:value-type="float">
            <text:p>0,10471</text:p>
          </table:table-cell>
          <table:table-cell table:style-name="ce5" office:value-type="float" office:value="0.10355371" calcext:value-type="float">
            <text:p>0,10355</text:p>
          </table:table-cell>
          <table:table-cell table:style-name="ce5" office:value-type="float" office:value="0.10460838" calcext:value-type="float">
            <text:p>0,10461</text:p>
          </table:table-cell>
          <table:table-cell table:style-name="ce5" office:value-type="float" office:value="0.10440736" calcext:value-type="float">
            <text:p>0,10441</text:p>
          </table:table-cell>
          <table:table-cell table:style-name="ce5" office:value-type="float" office:value="0.10633843" calcext:value-type="float">
            <text:p>0,10634</text:p>
          </table:table-cell>
          <table:table-cell table:style-name="ce5" office:value-type="float" office:value="0.10466604" calcext:value-type="float">
            <text:p>0,10467</text:p>
          </table:table-cell>
          <table:table-cell table:style-name="ce5" office:value-type="float" office:value="0.10441252" calcext:value-type="float">
            <text:p>0,10441</text:p>
          </table:table-cell>
          <table:table-cell table:style-name="ce5" office:value-type="float" office:value="0.10285822" calcext:value-type="float">
            <text:p>0,10286</text:p>
          </table:table-cell>
          <table:table-cell table:style-name="ce5" office:value-type="float" office:value="0.10428243" calcext:value-type="float">
            <text:p>0,10428</text:p>
          </table:table-cell>
          <table:table-cell table:style-name="ce5" office:value-type="float" office:value="0.10471589" calcext:value-type="float">
            <text:p>0,10472</text:p>
          </table:table-cell>
          <table:table-cell table:style-name="ce5" office:value-type="float" office:value="0.10590924" calcext:value-type="float">
            <text:p>0,10591</text:p>
          </table:table-cell>
          <table:table-cell table:style-name="ce5" office:value-type="float" office:value="0.10421624" calcext:value-type="float">
            <text:p>0,10422</text:p>
          </table:table-cell>
          <table:table-cell table:style-name="ce5" office:value-type="float" office:value="0.10392235" calcext:value-type="float">
            <text:p>0,10392</text:p>
          </table:table-cell>
          <table:table-cell table:style-name="ce5" office:value-type="float" office:value="0.10512104" calcext:value-type="float">
            <text:p>0,10512</text:p>
          </table:table-cell>
          <table:table-cell table:style-name="ce5" office:value-type="float" office:value="0.10425592" calcext:value-type="float">
            <text:p>0,10426</text:p>
          </table:table-cell>
          <table:table-cell table:style-name="ce5" office:value-type="float" office:value="0.10442568" calcext:value-type="float">
            <text:p>0,10443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2-execution=1.xls</text:p>
          </table:table-cell>
          <table:table-cell table:style-name="ce2" office:value-type="string" calcext:value-type="string">
            <text:p>LSAContextClusterMax-alpha=0,92</text:p>
          </table:table-cell>
          <table:table-cell table:style-name="ce5" office:value-type="float" office:value="0.10398977" calcext:value-type="float">
            <text:p>0,10399</text:p>
          </table:table-cell>
          <table:table-cell table:style-name="ce5" office:value-type="float" office:value="0.10606827" calcext:value-type="float">
            <text:p>0,10607</text:p>
          </table:table-cell>
          <table:table-cell table:style-name="ce5" office:value-type="float" office:value="0.10490622" calcext:value-type="float">
            <text:p>0,10491</text:p>
          </table:table-cell>
          <table:table-cell table:style-name="ce5" office:value-type="float" office:value="0.10565291" calcext:value-type="float">
            <text:p>0,10565</text:p>
          </table:table-cell>
          <table:table-cell table:style-name="ce5" office:value-type="float" office:value="0.1052131" calcext:value-type="float">
            <text:p>0,10521</text:p>
          </table:table-cell>
          <table:table-cell table:style-name="ce5" office:value-type="float" office:value="0.10343188" calcext:value-type="float">
            <text:p>0,10343</text:p>
          </table:table-cell>
          <table:table-cell table:style-name="ce5" office:value-type="float" office:value="0.10478961" calcext:value-type="float">
            <text:p>0,10479</text:p>
          </table:table-cell>
          <table:table-cell table:style-name="ce5" office:value-type="float" office:value="0.10495477" calcext:value-type="float">
            <text:p>0,10495</text:p>
          </table:table-cell>
          <table:table-cell table:style-name="ce5" office:value-type="float" office:value="0.10378147" calcext:value-type="float">
            <text:p>0,10378</text:p>
          </table:table-cell>
          <table:table-cell table:style-name="ce5" office:value-type="float" office:value="0.10478911" calcext:value-type="float">
            <text:p>0,10479</text:p>
          </table:table-cell>
          <table:table-cell table:style-name="ce5" office:value-type="float" office:value="0.10458657" calcext:value-type="float">
            <text:p>0,10459</text:p>
          </table:table-cell>
          <table:table-cell table:style-name="ce5" office:value-type="float" office:value="0.10650521" calcext:value-type="float">
            <text:p>0,10651</text:p>
          </table:table-cell>
          <table:table-cell table:style-name="ce5" office:value-type="float" office:value="0.10483052" calcext:value-type="float">
            <text:p>0,10483</text:p>
          </table:table-cell>
          <table:table-cell table:style-name="ce5" office:value-type="float" office:value="0.10461379" calcext:value-type="float">
            <text:p>0,10461</text:p>
          </table:table-cell>
          <table:table-cell table:style-name="ce5" office:value-type="float" office:value="0.10305383" calcext:value-type="float">
            <text:p>0,10305</text:p>
          </table:table-cell>
          <table:table-cell table:style-name="ce5" office:value-type="float" office:value="0.10452328" calcext:value-type="float">
            <text:p>0,10452</text:p>
          </table:table-cell>
          <table:table-cell table:style-name="ce5" office:value-type="float" office:value="0.10491202" calcext:value-type="float">
            <text:p>0,10491</text:p>
          </table:table-cell>
          <table:table-cell table:style-name="ce5" office:value-type="float" office:value="0.10624794" calcext:value-type="float">
            <text:p>0,10625</text:p>
          </table:table-cell>
          <table:table-cell table:style-name="ce5" office:value-type="float" office:value="0.10442498" calcext:value-type="float">
            <text:p>0,10442</text:p>
          </table:table-cell>
          <table:table-cell table:style-name="ce5" office:value-type="float" office:value="0.10410595" calcext:value-type="float">
            <text:p>0,10411</text:p>
          </table:table-cell>
          <table:table-cell table:style-name="ce5" office:value-type="float" office:value="0.10532326" calcext:value-type="float">
            <text:p>0,10532</text:p>
          </table:table-cell>
          <table:table-cell table:style-name="ce5" office:value-type="float" office:value="0.10446274" calcext:value-type="float">
            <text:p>0,10446</text:p>
          </table:table-cell>
          <table:table-cell table:style-name="ce5" office:value-type="float" office:value="0.10469306" calcext:value-type="float">
            <text:p>0,10469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3-execution=1.xls</text:p>
          </table:table-cell>
          <table:table-cell table:style-name="ce2" office:value-type="string" calcext:value-type="string">
            <text:p>LSAContextClusterMax-alpha=0,93</text:p>
          </table:table-cell>
          <table:table-cell table:style-name="ce5" office:value-type="float" office:value="0.1042959" calcext:value-type="float">
            <text:p>0,10430</text:p>
          </table:table-cell>
          <table:table-cell table:style-name="ce5" office:value-type="float" office:value="0.10635736" calcext:value-type="float">
            <text:p>0,10636</text:p>
          </table:table-cell>
          <table:table-cell table:style-name="ce5" office:value-type="float" office:value="0.10531145" calcext:value-type="float">
            <text:p>0,10531</text:p>
          </table:table-cell>
          <table:table-cell table:style-name="ce5" office:value-type="float" office:value="0.10593965" calcext:value-type="float">
            <text:p>0,10594</text:p>
          </table:table-cell>
          <table:table-cell table:style-name="ce5" office:value-type="float" office:value="0.10548399" calcext:value-type="float">
            <text:p>0,10548</text:p>
          </table:table-cell>
          <table:table-cell table:style-name="ce5" office:value-type="float" office:value="0.1036724" calcext:value-type="float">
            <text:p>0,10367</text:p>
          </table:table-cell>
          <table:table-cell table:style-name="ce5" office:value-type="float" office:value="0.10502476" calcext:value-type="float">
            <text:p>0,10502</text:p>
          </table:table-cell>
          <table:table-cell table:style-name="ce5" office:value-type="float" office:value="0.10519748" calcext:value-type="float">
            <text:p>0,10520</text:p>
          </table:table-cell>
          <table:table-cell table:style-name="ce5" office:value-type="float" office:value="0.10405356" calcext:value-type="float">
            <text:p>0,10405</text:p>
          </table:table-cell>
          <table:table-cell table:style-name="ce5" office:value-type="float" office:value="0.10498392" calcext:value-type="float">
            <text:p>0,10498</text:p>
          </table:table-cell>
          <table:table-cell table:style-name="ce5" office:value-type="float" office:value="0.10480663" calcext:value-type="float">
            <text:p>0,10481</text:p>
          </table:table-cell>
          <table:table-cell table:style-name="ce5" office:value-type="float" office:value="0.10670154" calcext:value-type="float">
            <text:p>0,10670</text:p>
          </table:table-cell>
          <table:table-cell table:style-name="ce5" office:value-type="float" office:value="0.10521377" calcext:value-type="float">
            <text:p>0,10521</text:p>
          </table:table-cell>
          <table:table-cell table:style-name="ce5" office:value-type="float" office:value="0.10486056" calcext:value-type="float">
            <text:p>0,10486</text:p>
          </table:table-cell>
          <table:table-cell table:style-name="ce5" office:value-type="float" office:value="0.10331273" calcext:value-type="float">
            <text:p>0,10331</text:p>
          </table:table-cell>
          <table:table-cell table:style-name="ce5" office:value-type="float" office:value="0.10479247" calcext:value-type="float">
            <text:p>0,10479</text:p>
          </table:table-cell>
          <table:table-cell table:style-name="ce5" office:value-type="float" office:value="0.10515185" calcext:value-type="float">
            <text:p>0,10515</text:p>
          </table:table-cell>
          <table:table-cell table:style-name="ce5" office:value-type="float" office:value="0.10648579" calcext:value-type="float">
            <text:p>0,10649</text:p>
          </table:table-cell>
          <table:table-cell table:style-name="ce5" office:value-type="float" office:value="0.10468412" calcext:value-type="float">
            <text:p>0,10468</text:p>
          </table:table-cell>
          <table:table-cell table:style-name="ce5" office:value-type="float" office:value="0.10434639" calcext:value-type="float">
            <text:p>0,10435</text:p>
          </table:table-cell>
          <table:table-cell table:style-name="ce5" office:value-type="float" office:value="0.10553852" calcext:value-type="float">
            <text:p>0,10554</text:p>
          </table:table-cell>
          <table:table-cell table:style-name="ce5" office:value-type="float" office:value="0.10469644" calcext:value-type="float">
            <text:p>0,10470</text:p>
          </table:table-cell>
          <table:table-cell table:style-name="ce5" office:value-type="float" office:value="0.10499996" calcext:value-type="float">
            <text:p>0,10500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4-execution=1.xls</text:p>
          </table:table-cell>
          <table:table-cell table:style-name="ce2" office:value-type="string" calcext:value-type="string">
            <text:p>LSAContextClusterMax-alpha=0,94</text:p>
          </table:table-cell>
          <table:table-cell table:style-name="ce5" office:value-type="float" office:value="0.10467675" calcext:value-type="float">
            <text:p>0,10468</text:p>
          </table:table-cell>
          <table:table-cell table:style-name="ce5" office:value-type="float" office:value="0.10667627" calcext:value-type="float">
            <text:p>0,10668</text:p>
          </table:table-cell>
          <table:table-cell table:style-name="ce5" office:value-type="float" office:value="0.1056789" calcext:value-type="float">
            <text:p>0,10568</text:p>
          </table:table-cell>
          <table:table-cell table:style-name="ce5" office:value-type="float" office:value="0.10628897" calcext:value-type="float">
            <text:p>0,10629</text:p>
          </table:table-cell>
          <table:table-cell table:style-name="ce5" office:value-type="float" office:value="0.10580989" calcext:value-type="float">
            <text:p>0,10581</text:p>
          </table:table-cell>
          <table:table-cell table:style-name="ce5" office:value-type="float" office:value="0.10397571" calcext:value-type="float">
            <text:p>0,10398</text:p>
          </table:table-cell>
          <table:table-cell table:style-name="ce5" office:value-type="float" office:value="0.10529942" calcext:value-type="float">
            <text:p>0,10530</text:p>
          </table:table-cell>
          <table:table-cell table:style-name="ce5" office:value-type="float" office:value="0.10553605" calcext:value-type="float">
            <text:p>0,10554</text:p>
          </table:table-cell>
          <table:table-cell table:style-name="ce5" office:value-type="float" office:value="0.10437755" calcext:value-type="float">
            <text:p>0,10438</text:p>
          </table:table-cell>
          <table:table-cell table:style-name="ce5" office:value-type="float" office:value="0.10524088" calcext:value-type="float">
            <text:p>0,10524</text:p>
          </table:table-cell>
          <table:table-cell table:style-name="ce5" office:value-type="float" office:value="0.1050697" calcext:value-type="float">
            <text:p>0,10507</text:p>
          </table:table-cell>
          <table:table-cell table:style-name="ce5" office:value-type="float" office:value="0.10692968" calcext:value-type="float">
            <text:p>0,10693</text:p>
          </table:table-cell>
          <table:table-cell table:style-name="ce5" office:value-type="float" office:value="0.10547266" calcext:value-type="float">
            <text:p>0,10547</text:p>
          </table:table-cell>
          <table:table-cell table:style-name="ce5" office:value-type="float" office:value="0.1051766" calcext:value-type="float">
            <text:p>0,10518</text:p>
          </table:table-cell>
          <table:table-cell table:style-name="ce5" office:value-type="float" office:value="0.10360449" calcext:value-type="float">
            <text:p>0,10360</text:p>
          </table:table-cell>
          <table:table-cell table:style-name="ce5" office:value-type="float" office:value="0.10509841" calcext:value-type="float">
            <text:p>0,10510</text:p>
          </table:table-cell>
          <table:table-cell table:style-name="ce5" office:value-type="float" office:value="0.10544282" calcext:value-type="float">
            <text:p>0,10544</text:p>
          </table:table-cell>
          <table:table-cell table:style-name="ce5" office:value-type="float" office:value="0.10671897" calcext:value-type="float">
            <text:p>0,10672</text:p>
          </table:table-cell>
          <table:table-cell table:style-name="ce5" office:value-type="float" office:value="0.10499563" calcext:value-type="float">
            <text:p>0,10500</text:p>
          </table:table-cell>
          <table:table-cell table:style-name="ce5" office:value-type="float" office:value="0.10462301" calcext:value-type="float">
            <text:p>0,10462</text:p>
          </table:table-cell>
          <table:table-cell table:style-name="ce5" office:value-type="float" office:value="0.10578045" calcext:value-type="float">
            <text:p>0,10578</text:p>
          </table:table-cell>
          <table:table-cell table:style-name="ce5" office:value-type="float" office:value="0.10498842" calcext:value-type="float">
            <text:p>0,10499</text:p>
          </table:table-cell>
          <table:table-cell table:style-name="ce5" office:value-type="float" office:value="0.10533413" calcext:value-type="float">
            <text:p>0,10533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5-execution=1.xls</text:p>
          </table:table-cell>
          <table:table-cell table:style-name="ce2" office:value-type="string" calcext:value-type="string">
            <text:p>LSAContextClusterMax-alpha=0,95</text:p>
          </table:table-cell>
          <table:table-cell table:style-name="ce5" office:value-type="float" office:value="0.10520982" calcext:value-type="float">
            <text:p>0,10521</text:p>
          </table:table-cell>
          <table:table-cell table:style-name="ce5" office:value-type="float" office:value="0.10703993" calcext:value-type="float">
            <text:p>0,10704</text:p>
          </table:table-cell>
          <table:table-cell table:style-name="ce5" office:value-type="float" office:value="0.10607049" calcext:value-type="float">
            <text:p>0,10607</text:p>
          </table:table-cell>
          <table:table-cell table:style-name="ce5" office:value-type="float" office:value="0.10669196" calcext:value-type="float">
            <text:p>0,10669</text:p>
          </table:table-cell>
          <table:table-cell table:style-name="ce5" office:value-type="float" office:value="0.10619482" calcext:value-type="float">
            <text:p>0,10619</text:p>
          </table:table-cell>
          <table:table-cell table:style-name="ce5" office:value-type="float" office:value="0.10432668" calcext:value-type="float">
            <text:p>0,10433</text:p>
          </table:table-cell>
          <table:table-cell table:style-name="ce5" office:value-type="float" office:value="0.10563509" calcext:value-type="float">
            <text:p>0,10564</text:p>
          </table:table-cell>
          <table:table-cell table:style-name="ce5" office:value-type="float" office:value="0.105856" calcext:value-type="float">
            <text:p>0,10586</text:p>
          </table:table-cell>
          <table:table-cell table:style-name="ce5" office:value-type="float" office:value="0.10477754" calcext:value-type="float">
            <text:p>0,10478</text:p>
          </table:table-cell>
          <table:table-cell table:style-name="ce5" office:value-type="float" office:value="0.10556328" calcext:value-type="float">
            <text:p>0,10556</text:p>
          </table:table-cell>
          <table:table-cell table:style-name="ce5" office:value-type="float" office:value="0.10540415" calcext:value-type="float">
            <text:p>0,10540</text:p>
          </table:table-cell>
          <table:table-cell table:style-name="ce5" office:value-type="float" office:value="0.1072074" calcext:value-type="float">
            <text:p>0,10721</text:p>
          </table:table-cell>
          <table:table-cell table:style-name="ce5" office:value-type="float" office:value="0.1058065" calcext:value-type="float">
            <text:p>0,10581</text:p>
          </table:table-cell>
          <table:table-cell table:style-name="ce5" office:value-type="float" office:value="0.1055253" calcext:value-type="float">
            <text:p>0,10553</text:p>
          </table:table-cell>
          <table:table-cell table:style-name="ce5" office:value-type="float" office:value="0.10393088" calcext:value-type="float">
            <text:p>0,10393</text:p>
          </table:table-cell>
          <table:table-cell table:style-name="ce5" office:value-type="float" office:value="0.10548161" calcext:value-type="float">
            <text:p>0,10548</text:p>
          </table:table-cell>
          <table:table-cell table:style-name="ce5" office:value-type="float" office:value="0.10575188" calcext:value-type="float">
            <text:p>0,10575</text:p>
          </table:table-cell>
          <table:table-cell table:style-name="ce5" office:value-type="float" office:value="0.10700338" calcext:value-type="float">
            <text:p>0,10700</text:p>
          </table:table-cell>
          <table:table-cell table:style-name="ce5" office:value-type="float" office:value="0.10551597" calcext:value-type="float">
            <text:p>0,10552</text:p>
          </table:table-cell>
          <table:table-cell table:style-name="ce5" office:value-type="float" office:value="0.10497345" calcext:value-type="float">
            <text:p>0,10497</text:p>
          </table:table-cell>
          <table:table-cell table:style-name="ce5" office:value-type="float" office:value="0.10611225" calcext:value-type="float">
            <text:p>0,10611</text:p>
          </table:table-cell>
          <table:table-cell table:style-name="ce5" office:value-type="float" office:value="0.10533301" calcext:value-type="float">
            <text:p>0,10533</text:p>
          </table:table-cell>
          <table:table-cell table:style-name="ce5" office:value-type="float" office:value="0.10574797" calcext:value-type="float">
            <text:p>0,10575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6-execution=1.xls</text:p>
          </table:table-cell>
          <table:table-cell table:style-name="ce2" office:value-type="string" calcext:value-type="string">
            <text:p>LSAContextClusterMax-alpha=0,96</text:p>
          </table:table-cell>
          <table:table-cell table:style-name="ce5" office:value-type="float" office:value="0.10570866" calcext:value-type="float">
            <text:p>0,10571</text:p>
          </table:table-cell>
          <table:table-cell table:style-name="ce5" office:value-type="float" office:value="0.10747149" calcext:value-type="float">
            <text:p>0,10747</text:p>
          </table:table-cell>
          <table:table-cell table:style-name="ce5" office:value-type="float" office:value="0.10647672" calcext:value-type="float">
            <text:p>0,10648</text:p>
          </table:table-cell>
          <table:table-cell table:style-name="ce5" office:value-type="float" office:value="0.1073357" calcext:value-type="float">
            <text:p>0,10734</text:p>
          </table:table-cell>
          <table:table-cell table:style-name="ce5" office:value-type="float" office:value="0.10667079" calcext:value-type="float">
            <text:p>0,10667</text:p>
          </table:table-cell>
          <table:table-cell table:style-name="ce5" office:value-type="float" office:value="0.10481602" calcext:value-type="float">
            <text:p>0,10482</text:p>
          </table:table-cell>
          <table:table-cell table:style-name="ce5" office:value-type="float" office:value="0.10605514" calcext:value-type="float">
            <text:p>0,10606</text:p>
          </table:table-cell>
          <table:table-cell table:style-name="ce5" office:value-type="float" office:value="0.10628205" calcext:value-type="float">
            <text:p>0,10628</text:p>
          </table:table-cell>
          <table:table-cell table:style-name="ce5" office:value-type="float" office:value="0.10533918" calcext:value-type="float">
            <text:p>0,10534</text:p>
          </table:table-cell>
          <table:table-cell table:style-name="ce5" office:value-type="float" office:value="0.10595905" calcext:value-type="float">
            <text:p>0,10596</text:p>
          </table:table-cell>
          <table:table-cell table:style-name="ce5" office:value-type="float" office:value="0.10582756" calcext:value-type="float">
            <text:p>0,10583</text:p>
          </table:table-cell>
          <table:table-cell table:style-name="ce5" office:value-type="float" office:value="0.10753313" calcext:value-type="float">
            <text:p>0,10753</text:p>
          </table:table-cell>
          <table:table-cell table:style-name="ce5" office:value-type="float" office:value="0.10619814" calcext:value-type="float">
            <text:p>0,10620</text:p>
          </table:table-cell>
          <table:table-cell table:style-name="ce5" office:value-type="float" office:value="0.10596925" calcext:value-type="float">
            <text:p>0,10597</text:p>
          </table:table-cell>
          <table:table-cell table:style-name="ce5" office:value-type="float" office:value="0.10433816" calcext:value-type="float">
            <text:p>0,10434</text:p>
          </table:table-cell>
          <table:table-cell table:style-name="ce5" office:value-type="float" office:value="0.10594966" calcext:value-type="float">
            <text:p>0,10595</text:p>
          </table:table-cell>
          <table:table-cell table:style-name="ce5" office:value-type="float" office:value="0.10615222" calcext:value-type="float">
            <text:p>0,10615</text:p>
          </table:table-cell>
          <table:table-cell table:style-name="ce5" office:value-type="float" office:value="0.10734648" calcext:value-type="float">
            <text:p>0,10735</text:p>
          </table:table-cell>
          <table:table-cell table:style-name="ce5" office:value-type="float" office:value="0.10580645" calcext:value-type="float">
            <text:p>0,10581</text:p>
          </table:table-cell>
          <table:table-cell table:style-name="ce5" office:value-type="float" office:value="0.10541958" calcext:value-type="float">
            <text:p>0,10542</text:p>
          </table:table-cell>
          <table:table-cell table:style-name="ce5" office:value-type="float" office:value="0.1064935" calcext:value-type="float">
            <text:p>0,10649</text:p>
          </table:table-cell>
          <table:table-cell table:style-name="ce5" office:value-type="float" office:value="0.10576024" calcext:value-type="float">
            <text:p>0,10576</text:p>
          </table:table-cell>
          <table:table-cell table:style-name="ce5" office:value-type="float" office:value="0.10623742" calcext:value-type="float">
            <text:p>0,10624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7-execution=1.xls</text:p>
          </table:table-cell>
          <table:table-cell table:style-name="ce2" office:value-type="string" calcext:value-type="string">
            <text:p>LSAContextClusterMax-alpha=0,97</text:p>
          </table:table-cell>
          <table:table-cell table:style-name="ce5" office:value-type="float" office:value="0.10633734" calcext:value-type="float">
            <text:p>0,10634</text:p>
          </table:table-cell>
          <table:table-cell table:style-name="ce5" office:value-type="float" office:value="0.10793554" calcext:value-type="float">
            <text:p>0,10794</text:p>
          </table:table-cell>
          <table:table-cell table:style-name="ce5" office:value-type="float" office:value="0.10702191" calcext:value-type="float">
            <text:p>0,10702</text:p>
          </table:table-cell>
          <table:table-cell table:style-name="ce5" office:value-type="float" office:value="0.10781001" calcext:value-type="float">
            <text:p>0,10781</text:p>
          </table:table-cell>
          <table:table-cell table:style-name="ce5" office:value-type="float" office:value="0.10722133" calcext:value-type="float">
            <text:p>0,10722</text:p>
          </table:table-cell>
          <table:table-cell table:style-name="ce5" office:value-type="float" office:value="0.10542332" calcext:value-type="float">
            <text:p>0,10542</text:p>
          </table:table-cell>
          <table:table-cell table:style-name="ce5" office:value-type="float" office:value="0.10658131" calcext:value-type="float">
            <text:p>0,10658</text:p>
          </table:table-cell>
          <table:table-cell table:style-name="ce5" office:value-type="float" office:value="0.10682084" calcext:value-type="float">
            <text:p>0,10682</text:p>
          </table:table-cell>
          <table:table-cell table:style-name="ce5" office:value-type="float" office:value="0.10591964" calcext:value-type="float">
            <text:p>0,10592</text:p>
          </table:table-cell>
          <table:table-cell table:style-name="ce5" office:value-type="float" office:value="0.10648874" calcext:value-type="float">
            <text:p>0,10649</text:p>
          </table:table-cell>
          <table:table-cell table:style-name="ce5" office:value-type="float" office:value="0.10640861" calcext:value-type="float">
            <text:p>0,10641</text:p>
          </table:table-cell>
          <table:table-cell table:style-name="ce5" office:value-type="float" office:value="0.10791074" calcext:value-type="float">
            <text:p>0,10791</text:p>
          </table:table-cell>
          <table:table-cell table:style-name="ce5" office:value-type="float" office:value="0.10689721" calcext:value-type="float">
            <text:p>0,10690</text:p>
          </table:table-cell>
          <table:table-cell table:style-name="ce5" office:value-type="float" office:value="0.10654261" calcext:value-type="float">
            <text:p>0,10654</text:p>
          </table:table-cell>
          <table:table-cell table:style-name="ce5" office:value-type="float" office:value="0.10501631" calcext:value-type="float">
            <text:p>0,10502</text:p>
          </table:table-cell>
          <table:table-cell table:style-name="ce5" office:value-type="float" office:value="0.10647953" calcext:value-type="float">
            <text:p>0,10648</text:p>
          </table:table-cell>
          <table:table-cell table:style-name="ce5" office:value-type="float" office:value="0.1066231" calcext:value-type="float">
            <text:p>0,10662</text:p>
          </table:table-cell>
          <table:table-cell table:style-name="ce5" office:value-type="float" office:value="0.10767503" calcext:value-type="float">
            <text:p>0,10768</text:p>
          </table:table-cell>
          <table:table-cell table:style-name="ce5" office:value-type="float" office:value="0.10644785" calcext:value-type="float">
            <text:p>0,10645</text:p>
          </table:table-cell>
          <table:table-cell table:style-name="ce5" office:value-type="float" office:value="0.10599607" calcext:value-type="float">
            <text:p>0,10600</text:p>
          </table:table-cell>
          <table:table-cell table:style-name="ce5" office:value-type="float" office:value="0.10697426" calcext:value-type="float">
            <text:p>0,10697</text:p>
          </table:table-cell>
          <table:table-cell table:style-name="ce5" office:value-type="float" office:value="0.10633585" calcext:value-type="float">
            <text:p>0,10634</text:p>
          </table:table-cell>
          <table:table-cell table:style-name="ce5" office:value-type="float" office:value="0.10681884" calcext:value-type="float">
            <text:p>0,10682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8-execution=1.xls</text:p>
          </table:table-cell>
          <table:table-cell table:style-name="ce2" office:value-type="string" calcext:value-type="string">
            <text:p>LSAContextClusterMax-alpha=0,98</text:p>
          </table:table-cell>
          <table:table-cell table:style-name="ce5" office:value-type="float" office:value="0.1071509" calcext:value-type="float">
            <text:p>0,10715</text:p>
          </table:table-cell>
          <table:table-cell table:style-name="ce5" office:value-type="float" office:value="0.10841276" calcext:value-type="float">
            <text:p>0,10841</text:p>
          </table:table-cell>
          <table:table-cell table:style-name="ce5" office:value-type="float" office:value="0.1076819" calcext:value-type="float">
            <text:p>0,10768</text:p>
          </table:table-cell>
          <table:table-cell table:style-name="ce5" office:value-type="float" office:value="0.10833545" calcext:value-type="float">
            <text:p>0,10834</text:p>
          </table:table-cell>
          <table:table-cell table:style-name="ce5" office:value-type="float" office:value="0.10786974" calcext:value-type="float">
            <text:p>0,10787</text:p>
          </table:table-cell>
          <table:table-cell table:style-name="ce5" office:value-type="float" office:value="0.10626663" calcext:value-type="float">
            <text:p>0,10627</text:p>
          </table:table-cell>
          <table:table-cell table:style-name="ce5" office:value-type="float" office:value="0.10729195" calcext:value-type="float">
            <text:p>0,10729</text:p>
          </table:table-cell>
          <table:table-cell table:style-name="ce5" office:value-type="float" office:value="0.10745285" calcext:value-type="float">
            <text:p>0,10745</text:p>
          </table:table-cell>
          <table:table-cell table:style-name="ce5" office:value-type="float" office:value="0.10668604" calcext:value-type="float">
            <text:p>0,10669</text:p>
          </table:table-cell>
          <table:table-cell table:style-name="ce5" office:value-type="float" office:value="0.1071639" calcext:value-type="float">
            <text:p>0,10716</text:p>
          </table:table-cell>
          <table:table-cell table:style-name="ce5" office:value-type="float" office:value="0.10716776" calcext:value-type="float">
            <text:p>0,10717</text:p>
          </table:table-cell>
          <table:table-cell table:style-name="ce5" office:value-type="float" office:value="0.1083677" calcext:value-type="float">
            <text:p>0,10837</text:p>
          </table:table-cell>
          <table:table-cell table:style-name="ce5" office:value-type="float" office:value="0.10745831" calcext:value-type="float">
            <text:p>0,10746</text:p>
          </table:table-cell>
          <table:table-cell table:style-name="ce5" office:value-type="float" office:value="0.1073451" calcext:value-type="float">
            <text:p>0,10735</text:p>
          </table:table-cell>
          <table:table-cell table:style-name="ce5" office:value-type="float" office:value="0.10587679" calcext:value-type="float">
            <text:p>0,10588</text:p>
          </table:table-cell>
          <table:table-cell table:style-name="ce5" office:value-type="float" office:value="0.10713506" calcext:value-type="float">
            <text:p>0,10714</text:p>
          </table:table-cell>
          <table:table-cell table:style-name="ce5" office:value-type="float" office:value="0.10727471" calcext:value-type="float">
            <text:p>0,10727</text:p>
          </table:table-cell>
          <table:table-cell table:style-name="ce5" office:value-type="float" office:value="0.10820875" calcext:value-type="float">
            <text:p>0,10821</text:p>
          </table:table-cell>
          <table:table-cell table:style-name="ce5" office:value-type="float" office:value="0.10717097" calcext:value-type="float">
            <text:p>0,10717</text:p>
          </table:table-cell>
          <table:table-cell table:style-name="ce5" office:value-type="float" office:value="0.10676316" calcext:value-type="float">
            <text:p>0,10676</text:p>
          </table:table-cell>
          <table:table-cell table:style-name="ce5" office:value-type="float" office:value="0.10765973" calcext:value-type="float">
            <text:p>0,10766</text:p>
          </table:table-cell>
          <table:table-cell table:style-name="ce5" office:value-type="float" office:value="0.10707313" calcext:value-type="float">
            <text:p>0,10707</text:p>
          </table:table-cell>
          <table:table-cell table:style-name="ce5" office:value-type="float" office:value="0.10752657" calcext:value-type="float">
            <text:p>0,10753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0.99-execution=1.xls</text:p>
          </table:table-cell>
          <table:table-cell table:style-name="ce2" office:value-type="string" calcext:value-type="string">
            <text:p>LSAContextClusterMax-alpha=0,99</text:p>
          </table:table-cell>
          <table:table-cell table:style-name="ce5" office:value-type="float" office:value="0.1080366" calcext:value-type="float">
            <text:p>0,10804</text:p>
          </table:table-cell>
          <table:table-cell table:style-name="ce5" office:value-type="float" office:value="0.10893839" calcext:value-type="float">
            <text:p>0,10894</text:p>
          </table:table-cell>
          <table:table-cell table:style-name="ce5" office:value-type="float" office:value="0.10845625" calcext:value-type="float">
            <text:p>0,10846</text:p>
          </table:table-cell>
          <table:table-cell table:style-name="ce5" office:value-type="float" office:value="0.10885657" calcext:value-type="float">
            <text:p>0,10886</text:p>
          </table:table-cell>
          <table:table-cell table:style-name="ce5" office:value-type="float" office:value="0.10857373" calcext:value-type="float">
            <text:p>0,10857</text:p>
          </table:table-cell>
          <table:table-cell table:style-name="ce5" office:value-type="float" office:value="0.10748988" calcext:value-type="float">
            <text:p>0,10749</text:p>
          </table:table-cell>
          <table:table-cell table:style-name="ce5" office:value-type="float" office:value="0.10812865" calcext:value-type="float">
            <text:p>0,10813</text:p>
          </table:table-cell>
          <table:table-cell table:style-name="ce5" office:value-type="float" office:value="0.10826462" calcext:value-type="float">
            <text:p>0,10826</text:p>
          </table:table-cell>
          <table:table-cell table:style-name="ce5" office:value-type="float" office:value="0.10777454" calcext:value-type="float">
            <text:p>0,10777</text:p>
          </table:table-cell>
          <table:table-cell table:style-name="ce5" office:value-type="float" office:value="0.1081468" calcext:value-type="float">
            <text:p>0,10815</text:p>
          </table:table-cell>
          <table:table-cell table:style-name="ce5" office:value-type="float" office:value="0.10816888" calcext:value-type="float">
            <text:p>0,10817</text:p>
          </table:table-cell>
          <table:table-cell table:style-name="ce5" office:value-type="float" office:value="0.10887554" calcext:value-type="float">
            <text:p>0,10888</text:p>
          </table:table-cell>
          <table:table-cell table:style-name="ce5" office:value-type="float" office:value="0.10826535" calcext:value-type="float">
            <text:p>0,10827</text:p>
          </table:table-cell>
          <table:table-cell table:style-name="ce5" office:value-type="float" office:value="0.10829276" calcext:value-type="float">
            <text:p>0,10829</text:p>
          </table:table-cell>
          <table:table-cell table:style-name="ce5" office:value-type="float" office:value="0.10716457" calcext:value-type="float">
            <text:p>0,10716</text:p>
          </table:table-cell>
          <table:table-cell table:style-name="ce5" office:value-type="float" office:value="0.10807799" calcext:value-type="float">
            <text:p>0,10808</text:p>
          </table:table-cell>
          <table:table-cell table:style-name="ce5" office:value-type="float" office:value="0.10815833" calcext:value-type="float">
            <text:p>0,10816</text:p>
          </table:table-cell>
          <table:table-cell table:style-name="ce5" office:value-type="float" office:value="0.10870877" calcext:value-type="float">
            <text:p>0,10871</text:p>
          </table:table-cell>
          <table:table-cell table:style-name="ce5" office:value-type="float" office:value="0.10798227" calcext:value-type="float">
            <text:p>0,10798</text:p>
          </table:table-cell>
          <table:table-cell table:style-name="ce5" office:value-type="float" office:value="0.10788639" calcext:value-type="float">
            <text:p>0,10789</text:p>
          </table:table-cell>
          <table:table-cell table:style-name="ce5" office:value-type="float" office:value="0.10839009" calcext:value-type="float">
            <text:p>0,10839</text:p>
          </table:table-cell>
          <table:table-cell table:style-name="ce5" office:value-type="float" office:value="0.10802652" calcext:value-type="float">
            <text:p>0,10803</text:p>
          </table:table-cell>
          <table:table-cell table:style-name="ce5" office:value-type="float" office:value="0.10834581" calcext:value-type="float">
            <text:p>0,10835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FuzzyCMeansRS$-numfeatures=30-numclusters=10-aggr=ConvexCombination-alpha=1.0-execution=1.xls</text:p>
          </table:table-cell>
          <table:table-cell table:style-name="ce2" office:value-type="string" calcext:value-type="string">
            <text:p>LSAContextClusterMax-alpha=1,00</text:p>
          </table:table-cell>
          <table:table-cell table:number-columns-repeated="23" table:style-name="ce5" office:value-type="float" office:value="0.10911771" calcext:value-type="float">
            <text:p>0,10912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.xls</text:p>
          </table:table-cell>
          <table:table-cell table:style-name="ce2" office:value-type="string" calcext:value-type="string">
            <text:p>LSAContext-alpha=0,90</text:p>
          </table:table-cell>
          <table:table-cell table:style-name="ce5" office:value-type="float" office:value="0.10346389" calcext:value-type="float">
            <text:p>0,10346</text:p>
          </table:table-cell>
          <table:table-cell table:style-name="ce5" office:value-type="float" office:value="0.10347634" calcext:value-type="float">
            <text:p>0,10348</text:p>
          </table:table-cell>
          <table:table-cell table:style-name="ce5" office:value-type="float" office:value="0.10353548" calcext:value-type="float">
            <text:p>0,10354</text:p>
          </table:table-cell>
          <table:table-cell table:style-name="ce5" office:value-type="float" office:value="0.1035766" calcext:value-type="float">
            <text:p>0,10358</text:p>
          </table:table-cell>
          <table:table-cell table:style-name="ce5" office:value-type="float" office:value="0.10349067" calcext:value-type="float">
            <text:p>0,10349</text:p>
          </table:table-cell>
          <table:table-cell table:style-name="ce5" office:value-type="float" office:value="0.10355558" calcext:value-type="float">
            <text:p>0,10356</text:p>
          </table:table-cell>
          <table:table-cell table:style-name="ce5" office:value-type="float" office:value="0.10355213" calcext:value-type="float">
            <text:p>0,10355</text:p>
          </table:table-cell>
          <table:table-cell table:style-name="ce5" office:value-type="float" office:value="0.10345167" calcext:value-type="float">
            <text:p>0,10345</text:p>
          </table:table-cell>
          <table:table-cell table:style-name="ce5" office:value-type="float" office:value="0.10344411" calcext:value-type="float">
            <text:p>0,10344</text:p>
          </table:table-cell>
          <table:table-cell table:style-name="ce5" office:value-type="float" office:value="0.10344577" calcext:value-type="float">
            <text:p>0,10345</text:p>
          </table:table-cell>
          <table:table-cell table:style-name="ce5" office:value-type="float" office:value="0.10329306" calcext:value-type="float">
            <text:p>0,10329</text:p>
          </table:table-cell>
          <table:table-cell table:style-name="ce5" office:value-type="float" office:value="0.10308854" calcext:value-type="float">
            <text:p>0,10309</text:p>
          </table:table-cell>
          <table:table-cell table:style-name="ce5" office:value-type="float" office:value="0.1031164" calcext:value-type="float">
            <text:p>0,10312</text:p>
          </table:table-cell>
          <table:table-cell table:style-name="ce5" office:value-type="float" office:value="0.10312548" calcext:value-type="float">
            <text:p>0,10313</text:p>
          </table:table-cell>
          <table:table-cell table:style-name="ce5" office:value-type="float" office:value="0.10315019" calcext:value-type="float">
            <text:p>0,10315</text:p>
          </table:table-cell>
          <table:table-cell table:style-name="ce5" office:value-type="float" office:value="0.10317553" calcext:value-type="float">
            <text:p>0,10318</text:p>
          </table:table-cell>
          <table:table-cell table:style-name="ce5" office:value-type="float" office:value="0.10312504" calcext:value-type="float">
            <text:p>0,10313</text:p>
          </table:table-cell>
          <table:table-cell table:style-name="ce5" office:value-type="float" office:value="0.10312834" calcext:value-type="float">
            <text:p>0,10313</text:p>
          </table:table-cell>
          <table:table-cell table:style-name="ce5" office:value-type="float" office:value="0.1031721" calcext:value-type="float">
            <text:p>0,10317</text:p>
          </table:table-cell>
          <table:table-cell table:style-name="ce5" office:value-type="float" office:value="0.10313907" calcext:value-type="float">
            <text:p>0,10314</text:p>
          </table:table-cell>
          <table:table-cell table:style-name="ce5" office:value-type="float" office:value="0.10311017" calcext:value-type="float">
            <text:p>0,10311</text:p>
          </table:table-cell>
          <table:table-cell table:style-name="ce5" office:value-type="float" office:value="0.10313176" calcext:value-type="float">
            <text:p>0,10313</text:p>
          </table:table-cell>
          <table:table-cell table:style-name="ce5" office:value-type="float" office:value="0.10314237" calcext:value-type="float">
            <text:p>0,10314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1-execution=1.xls</text:p>
          </table:table-cell>
          <table:table-cell table:style-name="ce2" office:value-type="string" calcext:value-type="string">
            <text:p>LSAContext-alpha=0,91</text:p>
          </table:table-cell>
          <table:table-cell table:style-name="ce5" office:value-type="float" office:value="0.10362809" calcext:value-type="float">
            <text:p>0,10363</text:p>
          </table:table-cell>
          <table:table-cell table:style-name="ce5" office:value-type="float" office:value="0.10363239" calcext:value-type="float">
            <text:p>0,10363</text:p>
          </table:table-cell>
          <table:table-cell table:style-name="ce5" office:value-type="float" office:value="0.1036943" calcext:value-type="float">
            <text:p>0,10369</text:p>
          </table:table-cell>
          <table:table-cell table:style-name="ce5" office:value-type="float" office:value="0.10373763" calcext:value-type="float">
            <text:p>0,10374</text:p>
          </table:table-cell>
          <table:table-cell table:style-name="ce5" office:value-type="float" office:value="0.10365574" calcext:value-type="float">
            <text:p>0,10366</text:p>
          </table:table-cell>
          <table:table-cell table:style-name="ce5" office:value-type="float" office:value="0.10372053" calcext:value-type="float">
            <text:p>0,10372</text:p>
          </table:table-cell>
          <table:table-cell table:style-name="ce5" office:value-type="float" office:value="0.10370067" calcext:value-type="float">
            <text:p>0,10370</text:p>
          </table:table-cell>
          <table:table-cell table:style-name="ce5" office:value-type="float" office:value="0.10360624" calcext:value-type="float">
            <text:p>0,10361</text:p>
          </table:table-cell>
          <table:table-cell table:style-name="ce5" office:value-type="float" office:value="0.10359485" calcext:value-type="float">
            <text:p>0,10359</text:p>
          </table:table-cell>
          <table:table-cell table:style-name="ce5" office:value-type="float" office:value="0.10359428" calcext:value-type="float">
            <text:p>0,10359</text:p>
          </table:table-cell>
          <table:table-cell table:style-name="ce5" office:value-type="float" office:value="0.10344952" calcext:value-type="float">
            <text:p>0,10345</text:p>
          </table:table-cell>
          <table:table-cell table:style-name="ce5" office:value-type="float" office:value="0.10324506" calcext:value-type="float">
            <text:p>0,10325</text:p>
          </table:table-cell>
          <table:table-cell table:style-name="ce5" office:value-type="float" office:value="0.10326731" calcext:value-type="float">
            <text:p>0,10327</text:p>
          </table:table-cell>
          <table:table-cell table:style-name="ce5" office:value-type="float" office:value="0.10322795" calcext:value-type="float">
            <text:p>0,10323</text:p>
          </table:table-cell>
          <table:table-cell table:style-name="ce5" office:value-type="float" office:value="0.10327432" calcext:value-type="float">
            <text:p>0,10327</text:p>
          </table:table-cell>
          <table:table-cell table:style-name="ce5" office:value-type="float" office:value="0.10331444" calcext:value-type="float">
            <text:p>0,10331</text:p>
          </table:table-cell>
          <table:table-cell table:style-name="ce5" office:value-type="float" office:value="0.10322334" calcext:value-type="float">
            <text:p>0,10322</text:p>
          </table:table-cell>
          <table:table-cell table:style-name="ce5" office:value-type="float" office:value="0.10325415" calcext:value-type="float">
            <text:p>0,10325</text:p>
          </table:table-cell>
          <table:table-cell table:style-name="ce5" office:value-type="float" office:value="0.10332077" calcext:value-type="float">
            <text:p>0,10332</text:p>
          </table:table-cell>
          <table:table-cell table:style-name="ce5" office:value-type="float" office:value="0.10329462" calcext:value-type="float">
            <text:p>0,10329</text:p>
          </table:table-cell>
          <table:table-cell table:style-name="ce5" office:value-type="float" office:value="0.10324005" calcext:value-type="float">
            <text:p>0,10324</text:p>
          </table:table-cell>
          <table:table-cell table:style-name="ce5" office:value-type="float" office:value="0.10325608" calcext:value-type="float">
            <text:p>0,10326</text:p>
          </table:table-cell>
          <table:table-cell table:style-name="ce5" office:value-type="float" office:value="0.10327326" calcext:value-type="float">
            <text:p>0,10327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2-execution=1.xls</text:p>
          </table:table-cell>
          <table:table-cell table:style-name="ce2" office:value-type="string" calcext:value-type="string">
            <text:p>LSAContext-alpha=0,92</text:p>
          </table:table-cell>
          <table:table-cell table:style-name="ce5" office:value-type="float" office:value="0.10383906" calcext:value-type="float">
            <text:p>0,10384</text:p>
          </table:table-cell>
          <table:table-cell table:style-name="ce5" office:value-type="float" office:value="0.10381828" calcext:value-type="float">
            <text:p>0,10382</text:p>
          </table:table-cell>
          <table:table-cell table:style-name="ce5" office:value-type="float" office:value="0.10388635" calcext:value-type="float">
            <text:p>0,10389</text:p>
          </table:table-cell>
          <table:table-cell table:style-name="ce5" office:value-type="float" office:value="0.10392376" calcext:value-type="float">
            <text:p>0,10392</text:p>
          </table:table-cell>
          <table:table-cell table:style-name="ce5" office:value-type="float" office:value="0.10385697" calcext:value-type="float">
            <text:p>0,10386</text:p>
          </table:table-cell>
          <table:table-cell table:style-name="ce5" office:value-type="float" office:value="0.10391746" calcext:value-type="float">
            <text:p>0,10392</text:p>
          </table:table-cell>
          <table:table-cell table:style-name="ce5" office:value-type="float" office:value="0.10388724" calcext:value-type="float">
            <text:p>0,10389</text:p>
          </table:table-cell>
          <table:table-cell table:style-name="ce5" office:value-type="float" office:value="0.10377065" calcext:value-type="float">
            <text:p>0,10377</text:p>
          </table:table-cell>
          <table:table-cell table:style-name="ce5" office:value-type="float" office:value="0.10375456" calcext:value-type="float">
            <text:p>0,10375</text:p>
          </table:table-cell>
          <table:table-cell table:style-name="ce5" office:value-type="float" office:value="0.10375056" calcext:value-type="float">
            <text:p>0,10375</text:p>
          </table:table-cell>
          <table:table-cell table:style-name="ce5" office:value-type="float" office:value="0.10360791" calcext:value-type="float">
            <text:p>0,10361</text:p>
          </table:table-cell>
          <table:table-cell table:style-name="ce5" office:value-type="float" office:value="0.10340821" calcext:value-type="float">
            <text:p>0,10341</text:p>
          </table:table-cell>
          <table:table-cell table:style-name="ce5" office:value-type="float" office:value="0.10344268" calcext:value-type="float">
            <text:p>0,10344</text:p>
          </table:table-cell>
          <table:table-cell table:style-name="ce5" office:value-type="float" office:value="0.10337888" calcext:value-type="float">
            <text:p>0,10338</text:p>
          </table:table-cell>
          <table:table-cell table:style-name="ce5" office:value-type="float" office:value="0.1034296" calcext:value-type="float">
            <text:p>0,10343</text:p>
          </table:table-cell>
          <table:table-cell table:style-name="ce5" office:value-type="float" office:value="0.10348171" calcext:value-type="float">
            <text:p>0,10348</text:p>
          </table:table-cell>
          <table:table-cell table:style-name="ce5" office:value-type="float" office:value="0.10337382" calcext:value-type="float">
            <text:p>0,10337</text:p>
          </table:table-cell>
          <table:table-cell table:style-name="ce5" office:value-type="float" office:value="0.10340761" calcext:value-type="float">
            <text:p>0,10341</text:p>
          </table:table-cell>
          <table:table-cell table:style-name="ce5" office:value-type="float" office:value="0.10348515" calcext:value-type="float">
            <text:p>0,10349</text:p>
          </table:table-cell>
          <table:table-cell table:style-name="ce5" office:value-type="float" office:value="0.10345635" calcext:value-type="float">
            <text:p>0,10346</text:p>
          </table:table-cell>
          <table:table-cell table:style-name="ce5" office:value-type="float" office:value="0.1033927" calcext:value-type="float">
            <text:p>0,10339</text:p>
          </table:table-cell>
          <table:table-cell table:style-name="ce5" office:value-type="float" office:value="0.10342053" calcext:value-type="float">
            <text:p>0,10342</text:p>
          </table:table-cell>
          <table:table-cell table:style-name="ce5" office:value-type="float" office:value="0.10343461" calcext:value-type="float">
            <text:p>0,10343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3-execution=1.xls</text:p>
          </table:table-cell>
          <table:table-cell table:style-name="ce2" office:value-type="string" calcext:value-type="string">
            <text:p>LSAContext-alpha=0,93</text:p>
          </table:table-cell>
          <table:table-cell table:style-name="ce5" office:value-type="float" office:value="0.10407672" calcext:value-type="float">
            <text:p>0,10408</text:p>
          </table:table-cell>
          <table:table-cell table:style-name="ce5" office:value-type="float" office:value="0.10404669" calcext:value-type="float">
            <text:p>0,10405</text:p>
          </table:table-cell>
          <table:table-cell table:style-name="ce5" office:value-type="float" office:value="0.10411" calcext:value-type="float">
            <text:p>0,10411</text:p>
          </table:table-cell>
          <table:table-cell table:style-name="ce5" office:value-type="float" office:value="0.10414438" calcext:value-type="float">
            <text:p>0,10414</text:p>
          </table:table-cell>
          <table:table-cell table:style-name="ce5" office:value-type="float" office:value="0.10408416" calcext:value-type="float">
            <text:p>0,10408</text:p>
          </table:table-cell>
          <table:table-cell table:style-name="ce5" office:value-type="float" office:value="0.1041561" calcext:value-type="float">
            <text:p>0,10416</text:p>
          </table:table-cell>
          <table:table-cell table:style-name="ce5" office:value-type="float" office:value="0.10412965" calcext:value-type="float">
            <text:p>0,10413</text:p>
          </table:table-cell>
          <table:table-cell table:style-name="ce5" office:value-type="float" office:value="0.10398424" calcext:value-type="float">
            <text:p>0,10398</text:p>
          </table:table-cell>
          <table:table-cell table:style-name="ce5" office:value-type="float" office:value="0.10396658" calcext:value-type="float">
            <text:p>0,10397</text:p>
          </table:table-cell>
          <table:table-cell table:style-name="ce5" office:value-type="float" office:value="0.10395491" calcext:value-type="float">
            <text:p>0,10395</text:p>
          </table:table-cell>
          <table:table-cell table:style-name="ce5" office:value-type="float" office:value="0.10380722" calcext:value-type="float">
            <text:p>0,10381</text:p>
          </table:table-cell>
          <table:table-cell table:style-name="ce5" office:value-type="float" office:value="0.1035906" calcext:value-type="float">
            <text:p>0,10359</text:p>
          </table:table-cell>
          <table:table-cell table:style-name="ce5" office:value-type="float" office:value="0.10363209" calcext:value-type="float">
            <text:p>0,10363</text:p>
          </table:table-cell>
          <table:table-cell table:style-name="ce5" office:value-type="float" office:value="0.1035774" calcext:value-type="float">
            <text:p>0,10358</text:p>
          </table:table-cell>
          <table:table-cell table:style-name="ce5" office:value-type="float" office:value="0.10365397" calcext:value-type="float">
            <text:p>0,10365</text:p>
          </table:table-cell>
          <table:table-cell table:style-name="ce5" office:value-type="float" office:value="0.1037004" calcext:value-type="float">
            <text:p>0,10370</text:p>
          </table:table-cell>
          <table:table-cell table:style-name="ce5" office:value-type="float" office:value="0.10356765" calcext:value-type="float">
            <text:p>0,10357</text:p>
          </table:table-cell>
          <table:table-cell table:style-name="ce5" office:value-type="float" office:value="0.10361184" calcext:value-type="float">
            <text:p>0,10361</text:p>
          </table:table-cell>
          <table:table-cell table:style-name="ce5" office:value-type="float" office:value="0.10369047" calcext:value-type="float">
            <text:p>0,10369</text:p>
          </table:table-cell>
          <table:table-cell table:style-name="ce5" office:value-type="float" office:value="0.10364122" calcext:value-type="float">
            <text:p>0,10364</text:p>
          </table:table-cell>
          <table:table-cell table:style-name="ce5" office:value-type="float" office:value="0.10358645" calcext:value-type="float">
            <text:p>0,10359</text:p>
          </table:table-cell>
          <table:table-cell table:style-name="ce5" office:value-type="float" office:value="0.10360487" calcext:value-type="float">
            <text:p>0,10360</text:p>
          </table:table-cell>
          <table:table-cell table:style-name="ce5" office:value-type="float" office:value="0.10361586" calcext:value-type="float">
            <text:p>0,10362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4-execution=1.xls</text:p>
          </table:table-cell>
          <table:table-cell table:style-name="ce2" office:value-type="string" calcext:value-type="string">
            <text:p>LSAContext-alpha=0,94</text:p>
          </table:table-cell>
          <table:table-cell table:style-name="ce5" office:value-type="float" office:value="0.10437941" calcext:value-type="float">
            <text:p>0,10438</text:p>
          </table:table-cell>
          <table:table-cell table:style-name="ce5" office:value-type="float" office:value="0.1043336" calcext:value-type="float">
            <text:p>0,10433</text:p>
          </table:table-cell>
          <table:table-cell table:style-name="ce5" office:value-type="float" office:value="0.10438197" calcext:value-type="float">
            <text:p>0,10438</text:p>
          </table:table-cell>
          <table:table-cell table:style-name="ce5" office:value-type="float" office:value="0.10443284" calcext:value-type="float">
            <text:p>0,10443</text:p>
          </table:table-cell>
          <table:table-cell table:style-name="ce5" office:value-type="float" office:value="0.1043635" calcext:value-type="float">
            <text:p>0,10436</text:p>
          </table:table-cell>
          <table:table-cell table:style-name="ce5" office:value-type="float" office:value="0.10444229" calcext:value-type="float">
            <text:p>0,10444</text:p>
          </table:table-cell>
          <table:table-cell table:style-name="ce5" office:value-type="float" office:value="0.10439878" calcext:value-type="float">
            <text:p>0,10440</text:p>
          </table:table-cell>
          <table:table-cell table:style-name="ce5" office:value-type="float" office:value="0.10425456" calcext:value-type="float">
            <text:p>0,10425</text:p>
          </table:table-cell>
          <table:table-cell table:style-name="ce5" office:value-type="float" office:value="0.10422561" calcext:value-type="float">
            <text:p>0,10423</text:p>
          </table:table-cell>
          <table:table-cell table:style-name="ce5" office:value-type="float" office:value="0.10420565" calcext:value-type="float">
            <text:p>0,10421</text:p>
          </table:table-cell>
          <table:table-cell table:style-name="ce5" office:value-type="float" office:value="0.10406169" calcext:value-type="float">
            <text:p>0,10406</text:p>
          </table:table-cell>
          <table:table-cell table:style-name="ce5" office:value-type="float" office:value="0.1038311" calcext:value-type="float">
            <text:p>0,10383</text:p>
          </table:table-cell>
          <table:table-cell table:style-name="ce5" office:value-type="float" office:value="0.10385362" calcext:value-type="float">
            <text:p>0,10385</text:p>
          </table:table-cell>
          <table:table-cell table:style-name="ce5" office:value-type="float" office:value="0.10379899" calcext:value-type="float">
            <text:p>0,10380</text:p>
          </table:table-cell>
          <table:table-cell table:style-name="ce5" office:value-type="float" office:value="0.10385054" calcext:value-type="float">
            <text:p>0,10385</text:p>
          </table:table-cell>
          <table:table-cell table:style-name="ce5" office:value-type="float" office:value="0.10390127" calcext:value-type="float">
            <text:p>0,10390</text:p>
          </table:table-cell>
          <table:table-cell table:style-name="ce5" office:value-type="float" office:value="0.10379585" calcext:value-type="float">
            <text:p>0,10380</text:p>
          </table:table-cell>
          <table:table-cell table:style-name="ce5" office:value-type="float" office:value="0.10383326" calcext:value-type="float">
            <text:p>0,10383</text:p>
          </table:table-cell>
          <table:table-cell table:style-name="ce5" office:value-type="float" office:value="0.10394641" calcext:value-type="float">
            <text:p>0,10395</text:p>
          </table:table-cell>
          <table:table-cell table:style-name="ce5" office:value-type="float" office:value="0.10388523" calcext:value-type="float">
            <text:p>0,10389</text:p>
          </table:table-cell>
          <table:table-cell table:style-name="ce5" office:value-type="float" office:value="0.10381022" calcext:value-type="float">
            <text:p>0,10381</text:p>
          </table:table-cell>
          <table:table-cell table:style-name="ce5" office:value-type="float" office:value="0.10384344" calcext:value-type="float">
            <text:p>0,10384</text:p>
          </table:table-cell>
          <table:table-cell table:style-name="ce5" office:value-type="float" office:value="0.10385704" calcext:value-type="float">
            <text:p>0,10386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5-execution=1.xls</text:p>
          </table:table-cell>
          <table:table-cell table:style-name="ce2" office:value-type="string" calcext:value-type="string">
            <text:p>LSAContext-alpha=0,95</text:p>
          </table:table-cell>
          <table:table-cell table:style-name="ce5" office:value-type="float" office:value="0.10473236" calcext:value-type="float">
            <text:p>0,10473</text:p>
          </table:table-cell>
          <table:table-cell table:style-name="ce5" office:value-type="float" office:value="0.10468632" calcext:value-type="float">
            <text:p>0,10469</text:p>
          </table:table-cell>
          <table:table-cell table:style-name="ce5" office:value-type="float" office:value="0.10471995" calcext:value-type="float">
            <text:p>0,10472</text:p>
          </table:table-cell>
          <table:table-cell table:style-name="ce5" office:value-type="float" office:value="0.104772" calcext:value-type="float">
            <text:p>0,10477</text:p>
          </table:table-cell>
          <table:table-cell table:style-name="ce5" office:value-type="float" office:value="0.10471341" calcext:value-type="float">
            <text:p>0,10471</text:p>
          </table:table-cell>
          <table:table-cell table:style-name="ce5" office:value-type="float" office:value="0.10480371" calcext:value-type="float">
            <text:p>0,10480</text:p>
          </table:table-cell>
          <table:table-cell table:style-name="ce5" office:value-type="float" office:value="0.10474342" calcext:value-type="float">
            <text:p>0,10474</text:p>
          </table:table-cell>
          <table:table-cell table:style-name="ce5" office:value-type="float" office:value="0.10458176" calcext:value-type="float">
            <text:p>0,10458</text:p>
          </table:table-cell>
          <table:table-cell table:style-name="ce5" office:value-type="float" office:value="0.10455951" calcext:value-type="float">
            <text:p>0,10456</text:p>
          </table:table-cell>
          <table:table-cell table:style-name="ce5" office:value-type="float" office:value="0.10453287" calcext:value-type="float">
            <text:p>0,10453</text:p>
          </table:table-cell>
          <table:table-cell table:style-name="ce5" office:value-type="float" office:value="0.10436906" calcext:value-type="float">
            <text:p>0,10437</text:p>
          </table:table-cell>
          <table:table-cell table:style-name="ce5" office:value-type="float" office:value="0.10415307" calcext:value-type="float">
            <text:p>0,10415</text:p>
          </table:table-cell>
          <table:table-cell table:style-name="ce5" office:value-type="float" office:value="0.10415092" calcext:value-type="float">
            <text:p>0,10415</text:p>
          </table:table-cell>
          <table:table-cell table:style-name="ce5" office:value-type="float" office:value="0.10408765" calcext:value-type="float">
            <text:p>0,10409</text:p>
          </table:table-cell>
          <table:table-cell table:style-name="ce5" office:value-type="float" office:value="0.10414134" calcext:value-type="float">
            <text:p>0,10414</text:p>
          </table:table-cell>
          <table:table-cell table:style-name="ce5" office:value-type="float" office:value="0.10419875" calcext:value-type="float">
            <text:p>0,10420</text:p>
          </table:table-cell>
          <table:table-cell table:style-name="ce5" office:value-type="float" office:value="0.10408779" calcext:value-type="float">
            <text:p>0,10409</text:p>
          </table:table-cell>
          <table:table-cell table:style-name="ce5" office:value-type="float" office:value="0.1041294" calcext:value-type="float">
            <text:p>0,10413</text:p>
          </table:table-cell>
          <table:table-cell table:style-name="ce5" office:value-type="float" office:value="0.10426115" calcext:value-type="float">
            <text:p>0,10426</text:p>
          </table:table-cell>
          <table:table-cell table:style-name="ce5" office:value-type="float" office:value="0.10420584" calcext:value-type="float">
            <text:p>0,10421</text:p>
          </table:table-cell>
          <table:table-cell table:style-name="ce5" office:value-type="float" office:value="0.10410483" calcext:value-type="float">
            <text:p>0,10410</text:p>
          </table:table-cell>
          <table:table-cell table:style-name="ce5" office:value-type="float" office:value="0.10414344" calcext:value-type="float">
            <text:p>0,10414</text:p>
          </table:table-cell>
          <table:table-cell table:style-name="ce5" office:value-type="float" office:value="0.1041604" calcext:value-type="float">
            <text:p>0,10416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6-execution=1.xls</text:p>
          </table:table-cell>
          <table:table-cell table:style-name="ce2" office:value-type="string" calcext:value-type="string">
            <text:p>LSAContext-alpha=0,96</text:p>
          </table:table-cell>
          <table:table-cell table:style-name="ce5" office:value-type="float" office:value="0.10517729" calcext:value-type="float">
            <text:p>0,10518</text:p>
          </table:table-cell>
          <table:table-cell table:style-name="ce5" office:value-type="float" office:value="0.10511813" calcext:value-type="float">
            <text:p>0,10512</text:p>
          </table:table-cell>
          <table:table-cell table:style-name="ce5" office:value-type="float" office:value="0.10516878" calcext:value-type="float">
            <text:p>0,10517</text:p>
          </table:table-cell>
          <table:table-cell table:style-name="ce5" office:value-type="float" office:value="0.10521867" calcext:value-type="float">
            <text:p>0,10522</text:p>
          </table:table-cell>
          <table:table-cell table:style-name="ce5" office:value-type="float" office:value="0.1051665" calcext:value-type="float">
            <text:p>0,10517</text:p>
          </table:table-cell>
          <table:table-cell table:style-name="ce5" office:value-type="float" office:value="0.10525633" calcext:value-type="float">
            <text:p>0,10526</text:p>
          </table:table-cell>
          <table:table-cell table:style-name="ce5" office:value-type="float" office:value="0.10519301" calcext:value-type="float">
            <text:p>0,10519</text:p>
          </table:table-cell>
          <table:table-cell table:style-name="ce5" office:value-type="float" office:value="0.10500821" calcext:value-type="float">
            <text:p>0,10501</text:p>
          </table:table-cell>
          <table:table-cell table:style-name="ce5" office:value-type="float" office:value="0.10498269" calcext:value-type="float">
            <text:p>0,10498</text:p>
          </table:table-cell>
          <table:table-cell table:style-name="ce5" office:value-type="float" office:value="0.10495689" calcext:value-type="float">
            <text:p>0,10496</text:p>
          </table:table-cell>
          <table:table-cell table:style-name="ce5" office:value-type="float" office:value="0.10480126" calcext:value-type="float">
            <text:p>0,10480</text:p>
          </table:table-cell>
          <table:table-cell table:style-name="ce5" office:value-type="float" office:value="0.10454834" calcext:value-type="float">
            <text:p>0,10455</text:p>
          </table:table-cell>
          <table:table-cell table:style-name="ce5" office:value-type="float" office:value="0.10454383" calcext:value-type="float">
            <text:p>0,10454</text:p>
          </table:table-cell>
          <table:table-cell table:style-name="ce5" office:value-type="float" office:value="0.10447002" calcext:value-type="float">
            <text:p>0,10447</text:p>
          </table:table-cell>
          <table:table-cell table:style-name="ce5" office:value-type="float" office:value="0.10453706" calcext:value-type="float">
            <text:p>0,10454</text:p>
          </table:table-cell>
          <table:table-cell table:style-name="ce5" office:value-type="float" office:value="0.10459723" calcext:value-type="float">
            <text:p>0,10460</text:p>
          </table:table-cell>
          <table:table-cell table:style-name="ce5" office:value-type="float" office:value="0.1044711" calcext:value-type="float">
            <text:p>0,10447</text:p>
          </table:table-cell>
          <table:table-cell table:style-name="ce5" office:value-type="float" office:value="0.10453192" calcext:value-type="float">
            <text:p>0,10453</text:p>
          </table:table-cell>
          <table:table-cell table:style-name="ce5" office:value-type="float" office:value="0.10469316" calcext:value-type="float">
            <text:p>0,10469</text:p>
          </table:table-cell>
          <table:table-cell table:style-name="ce5" office:value-type="float" office:value="0.10459779" calcext:value-type="float">
            <text:p>0,10460</text:p>
          </table:table-cell>
          <table:table-cell table:style-name="ce5" office:value-type="float" office:value="0.10449404" calcext:value-type="float">
            <text:p>0,10449</text:p>
          </table:table-cell>
          <table:table-cell table:style-name="ce5" office:value-type="float" office:value="0.10453779" calcext:value-type="float">
            <text:p>0,10454</text:p>
          </table:table-cell>
          <table:table-cell table:style-name="ce5" office:value-type="float" office:value="0.10455325" calcext:value-type="float">
            <text:p>0,10455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7-execution=1.xls</text:p>
          </table:table-cell>
          <table:table-cell table:style-name="ce2" office:value-type="string" calcext:value-type="string">
            <text:p>LSAContext-alpha=0,97</text:p>
          </table:table-cell>
          <table:table-cell table:style-name="ce5" office:value-type="float" office:value="0.10578269" calcext:value-type="float">
            <text:p>0,10578</text:p>
          </table:table-cell>
          <table:table-cell table:style-name="ce5" office:value-type="float" office:value="0.10571731" calcext:value-type="float">
            <text:p>0,10572</text:p>
          </table:table-cell>
          <table:table-cell table:style-name="ce5" office:value-type="float" office:value="0.10576972" calcext:value-type="float">
            <text:p>0,10577</text:p>
          </table:table-cell>
          <table:table-cell table:style-name="ce5" office:value-type="float" office:value="0.10579483" calcext:value-type="float">
            <text:p>0,10579</text:p>
          </table:table-cell>
          <table:table-cell table:style-name="ce5" office:value-type="float" office:value="0.10577164" calcext:value-type="float">
            <text:p>0,10577</text:p>
          </table:table-cell>
          <table:table-cell table:style-name="ce5" office:value-type="float" office:value="0.10585424" calcext:value-type="float">
            <text:p>0,10585</text:p>
          </table:table-cell>
          <table:table-cell table:style-name="ce5" office:value-type="float" office:value="0.10578773" calcext:value-type="float">
            <text:p>0,10579</text:p>
          </table:table-cell>
          <table:table-cell table:style-name="ce5" office:value-type="float" office:value="0.10558734" calcext:value-type="float">
            <text:p>0,10559</text:p>
          </table:table-cell>
          <table:table-cell table:style-name="ce5" office:value-type="float" office:value="0.10554598" calcext:value-type="float">
            <text:p>0,10555</text:p>
          </table:table-cell>
          <table:table-cell table:style-name="ce5" office:value-type="float" office:value="0.10552197" calcext:value-type="float">
            <text:p>0,10552</text:p>
          </table:table-cell>
          <table:table-cell table:style-name="ce5" office:value-type="float" office:value="0.10536517" calcext:value-type="float">
            <text:p>0,10537</text:p>
          </table:table-cell>
          <table:table-cell table:style-name="ce5" office:value-type="float" office:value="0.10510041" calcext:value-type="float">
            <text:p>0,10510</text:p>
          </table:table-cell>
          <table:table-cell table:style-name="ce5" office:value-type="float" office:value="0.10508816" calcext:value-type="float">
            <text:p>0,10509</text:p>
          </table:table-cell>
          <table:table-cell table:style-name="ce5" office:value-type="float" office:value="0.10502684" calcext:value-type="float">
            <text:p>0,10503</text:p>
          </table:table-cell>
          <table:table-cell table:style-name="ce5" office:value-type="float" office:value="0.10508792" calcext:value-type="float">
            <text:p>0,10509</text:p>
          </table:table-cell>
          <table:table-cell table:style-name="ce5" office:value-type="float" office:value="0.10515686" calcext:value-type="float">
            <text:p>0,10516</text:p>
          </table:table-cell>
          <table:table-cell table:style-name="ce5" office:value-type="float" office:value="0.10502982" calcext:value-type="float">
            <text:p>0,10503</text:p>
          </table:table-cell>
          <table:table-cell table:style-name="ce5" office:value-type="float" office:value="0.10507994" calcext:value-type="float">
            <text:p>0,10508</text:p>
          </table:table-cell>
          <table:table-cell table:style-name="ce5" office:value-type="float" office:value="0.10525455" calcext:value-type="float">
            <text:p>0,10525</text:p>
          </table:table-cell>
          <table:table-cell table:style-name="ce5" office:value-type="float" office:value="0.1051626" calcext:value-type="float">
            <text:p>0,10516</text:p>
          </table:table-cell>
          <table:table-cell table:style-name="ce5" office:value-type="float" office:value="0.10503874" calcext:value-type="float">
            <text:p>0,10504</text:p>
          </table:table-cell>
          <table:table-cell table:style-name="ce5" office:value-type="float" office:value="0.10507028" calcext:value-type="float">
            <text:p>0,10507</text:p>
          </table:table-cell>
          <table:table-cell table:style-name="ce5" office:value-type="float" office:value="0.10510897" calcext:value-type="float">
            <text:p>0,10511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8-execution=1.xls</text:p>
          </table:table-cell>
          <table:table-cell table:style-name="ce2" office:value-type="string" calcext:value-type="string">
            <text:p>LSAContext-alpha=0,98</text:p>
          </table:table-cell>
          <table:table-cell table:style-name="ce5" office:value-type="float" office:value="0.10660371" calcext:value-type="float">
            <text:p>0,10660</text:p>
          </table:table-cell>
          <table:table-cell table:style-name="ce5" office:value-type="float" office:value="0.10657509" calcext:value-type="float">
            <text:p>0,10658</text:p>
          </table:table-cell>
          <table:table-cell table:style-name="ce5" office:value-type="float" office:value="0.1066172" calcext:value-type="float">
            <text:p>0,10662</text:p>
          </table:table-cell>
          <table:table-cell table:style-name="ce5" office:value-type="float" office:value="0.1066313" calcext:value-type="float">
            <text:p>0,10663</text:p>
          </table:table-cell>
          <table:table-cell table:style-name="ce5" office:value-type="float" office:value="0.10660243" calcext:value-type="float">
            <text:p>0,10660</text:p>
          </table:table-cell>
          <table:table-cell table:style-name="ce5" office:value-type="float" office:value="0.10667974" calcext:value-type="float">
            <text:p>0,10668</text:p>
          </table:table-cell>
          <table:table-cell table:style-name="ce5" office:value-type="float" office:value="0.10663712" calcext:value-type="float">
            <text:p>0,10664</text:p>
          </table:table-cell>
          <table:table-cell table:style-name="ce5" office:value-type="float" office:value="0.10643436" calcext:value-type="float">
            <text:p>0,10643</text:p>
          </table:table-cell>
          <table:table-cell table:style-name="ce5" office:value-type="float" office:value="0.10641636" calcext:value-type="float">
            <text:p>0,10642</text:p>
          </table:table-cell>
          <table:table-cell table:style-name="ce5" office:value-type="float" office:value="0.10641563" calcext:value-type="float">
            <text:p>0,10642</text:p>
          </table:table-cell>
          <table:table-cell table:style-name="ce5" office:value-type="float" office:value="0.1062413" calcext:value-type="float">
            <text:p>0,10624</text:p>
          </table:table-cell>
          <table:table-cell table:style-name="ce5" office:value-type="float" office:value="0.10600195" calcext:value-type="float">
            <text:p>0,10600</text:p>
          </table:table-cell>
          <table:table-cell table:style-name="ce5" office:value-type="float" office:value="0.10593369" calcext:value-type="float">
            <text:p>0,10593</text:p>
          </table:table-cell>
          <table:table-cell table:style-name="ce5" office:value-type="float" office:value="0.10583765" calcext:value-type="float">
            <text:p>0,10584</text:p>
          </table:table-cell>
          <table:table-cell table:style-name="ce5" office:value-type="float" office:value="0.10589982" calcext:value-type="float">
            <text:p>0,10590</text:p>
          </table:table-cell>
          <table:table-cell table:style-name="ce5" office:value-type="float" office:value="0.10594855" calcext:value-type="float">
            <text:p>0,10595</text:p>
          </table:table-cell>
          <table:table-cell table:style-name="ce5" office:value-type="float" office:value="0.10584452" calcext:value-type="float">
            <text:p>0,10584</text:p>
          </table:table-cell>
          <table:table-cell table:style-name="ce5" office:value-type="float" office:value="0.10586115" calcext:value-type="float">
            <text:p>0,10586</text:p>
          </table:table-cell>
          <table:table-cell table:style-name="ce5" office:value-type="float" office:value="0.10615185" calcext:value-type="float">
            <text:p>0,10615</text:p>
          </table:table-cell>
          <table:table-cell table:style-name="ce5" office:value-type="float" office:value="0.10604918" calcext:value-type="float">
            <text:p>0,10605</text:p>
          </table:table-cell>
          <table:table-cell table:style-name="ce5" office:value-type="float" office:value="0.10586232" calcext:value-type="float">
            <text:p>0,10586</text:p>
          </table:table-cell>
          <table:table-cell table:style-name="ce5" office:value-type="float" office:value="0.10588597" calcext:value-type="float">
            <text:p>0,10589</text:p>
          </table:table-cell>
          <table:table-cell table:style-name="ce5" office:value-type="float" office:value="0.10595035" calcext:value-type="float">
            <text:p>0,10595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0.99-execution=1.xls</text:p>
          </table:table-cell>
          <table:table-cell table:style-name="ce2" office:value-type="string" calcext:value-type="string">
            <text:p>LSAContext-alpha=0,99</text:p>
          </table:table-cell>
          <table:table-cell table:style-name="ce5" office:value-type="float" office:value="0.10769225" calcext:value-type="float">
            <text:p>0,10769</text:p>
          </table:table-cell>
          <table:table-cell table:style-name="ce5" office:value-type="float" office:value="0.10767012" calcext:value-type="float">
            <text:p>0,10767</text:p>
          </table:table-cell>
          <table:table-cell table:style-name="ce5" office:value-type="float" office:value="0.10771077" calcext:value-type="float">
            <text:p>0,10771</text:p>
          </table:table-cell>
          <table:table-cell table:style-name="ce5" office:value-type="float" office:value="0.10773138" calcext:value-type="float">
            <text:p>0,10773</text:p>
          </table:table-cell>
          <table:table-cell table:style-name="ce5" office:value-type="float" office:value="0.10770927" calcext:value-type="float">
            <text:p>0,10771</text:p>
          </table:table-cell>
          <table:table-cell table:style-name="ce5" office:value-type="float" office:value="0.10774704" calcext:value-type="float">
            <text:p>0,10775</text:p>
          </table:table-cell>
          <table:table-cell table:style-name="ce5" office:value-type="float" office:value="0.10775324" calcext:value-type="float">
            <text:p>0,10775</text:p>
          </table:table-cell>
          <table:table-cell table:style-name="ce5" office:value-type="float" office:value="0.10762575" calcext:value-type="float">
            <text:p>0,10763</text:p>
          </table:table-cell>
          <table:table-cell table:style-name="ce5" office:value-type="float" office:value="0.10761367" calcext:value-type="float">
            <text:p>0,10761</text:p>
          </table:table-cell>
          <table:table-cell table:style-name="ce5" office:value-type="float" office:value="0.10761999" calcext:value-type="float">
            <text:p>0,10762</text:p>
          </table:table-cell>
          <table:table-cell table:style-name="ce5" office:value-type="float" office:value="0.10749109" calcext:value-type="float">
            <text:p>0,10749</text:p>
          </table:table-cell>
          <table:table-cell table:style-name="ce5" office:value-type="float" office:value="0.10730783" calcext:value-type="float">
            <text:p>0,10731</text:p>
          </table:table-cell>
          <table:table-cell table:style-name="ce5" office:value-type="float" office:value="0.10723823" calcext:value-type="float">
            <text:p>0,10724</text:p>
          </table:table-cell>
          <table:table-cell table:style-name="ce5" office:value-type="float" office:value="0.10709735" calcext:value-type="float">
            <text:p>0,10710</text:p>
          </table:table-cell>
          <table:table-cell table:style-name="ce5" office:value-type="float" office:value="0.10714364" calcext:value-type="float">
            <text:p>0,10714</text:p>
          </table:table-cell>
          <table:table-cell table:style-name="ce5" office:value-type="float" office:value="0.10723356" calcext:value-type="float">
            <text:p>0,10723</text:p>
          </table:table-cell>
          <table:table-cell table:style-name="ce5" office:value-type="float" office:value="0.10708939" calcext:value-type="float">
            <text:p>0,10709</text:p>
          </table:table-cell>
          <table:table-cell table:style-name="ce5" office:value-type="float" office:value="0.10716599" calcext:value-type="float">
            <text:p>0,10717</text:p>
          </table:table-cell>
          <table:table-cell table:style-name="ce5" office:value-type="float" office:value="0.10744499" calcext:value-type="float">
            <text:p>0,10744</text:p>
          </table:table-cell>
          <table:table-cell table:style-name="ce5" office:value-type="float" office:value="0.10733539" calcext:value-type="float">
            <text:p>0,10734</text:p>
          </table:table-cell>
          <table:table-cell table:style-name="ce5" office:value-type="float" office:value="0.10711809" calcext:value-type="float">
            <text:p>0,10712</text:p>
          </table:table-cell>
          <table:table-cell table:style-name="ce5" office:value-type="float" office:value="0.1071754" calcext:value-type="float">
            <text:p>0,10718</text:p>
          </table:table-cell>
          <table:table-cell table:style-name="ce5" office:value-type="float" office:value="0.10721131" calcext:value-type="float">
            <text:p>0,10721</text:p>
          </table:table-cell>
        </table:table-row>
        <table:table-row table:style-name="ro2">
          <table:table-cell table:style-name="ce2" office:value-type="string" calcext:value-type="string">
            <text:p>biology.stackexchange.com_tweets=2017-11-28-TfIdfLSAContextRS$-numfeatures=30-aggr=ConvexCombination-alpha=1.0-execution=1.xls</text:p>
          </table:table-cell>
          <table:table-cell table:style-name="ce2" office:value-type="string" calcext:value-type="string">
            <text:p>LSAContext-alpha=1,00</text:p>
          </table:table-cell>
          <table:table-cell table:number-columns-repeated="23" table:style-name="ce5" office:value-type="float" office:value="0.10911771" calcext:value-type="float">
            <text:p>0,10912</text:p>
          </table:table-cell>
        </table:table-row>
        <table:table-row table:style-name="ro2" table:number-rows-repeated="11">
          <table:table-cell table:number-columns-repeated="5"/>
          <table:table-cell table:style-name="ce5"/>
          <table:table-cell table:number-columns-repeated="19"/>
        </table:table-row>
        <table:table-row table:style-name="ro2" table:number-rows-repeated="1048530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grafica dias" table:style-name="ta1">
        <table:shapes>
          <draw:frame draw:z-index="0" draw:style-name="gr1" draw:text-style-name="P1" svg:width="331.42mm" svg:height="186.41mm" svg:x="0.01mm" svg:y="0.01mm">
            <draw:object draw:notify-on-update-of-ranges="RawData.C1:RawData.Y1 RawData.B2:RawData.B2 RawData.C2:RawData.Y2 RawData.B3:RawData.B3 RawData.C3:RawData.Y3 RawData.B4:RawData.B4 RawData.C4:RawData.Y4 RawData.B5:RawData.B5 RawData.C5:RawData.Y5 RawData.B6:RawData.B6 RawData.C6:RawData.Y6 RawData.B7:RawData.B7 RawData.C7:RawData.Y7 RawData.B8:RawData.B8 RawData.C8:RawData.Y8 RawData.B9:RawData.B9 RawData.C9:RawData.Y9 RawData.B10:RawData.B10 RawData.C10:RawData.Y10 RawData.B11:RawData.B11 RawData.C11:RawData.Y11 RawData.B12:RawData.B12 RawData.C12:RawData.Y12 RawData.B13:RawData.B13 RawData.C13:RawData.Y13 RawData.B14:RawData.B14 RawData.C14:RawData.Y14 RawData.B15:RawData.B15 RawData.C15:RawData.Y15 RawData.B16:RawData.B16 RawData.C16:RawData.Y16 RawData.B17:RawData.B17 RawData.C17:RawData.Y17 RawData.B18:RawData.B18 RawData.C18:RawData.Y18 RawData.B19:RawData.B19 RawData.C19:RawData.Y19 RawData.B20:RawData.B20 RawData.C20:RawData.Y20 RawData.B21:RawData.B21 RawData.C21:RawData.Y21 RawData.B22:RawData.B22 RawData.C22:RawData.Y22 RawData.B23:RawData.B23 RawData.C23:RawData.Y23 RawData.B24:RawData.B24 RawData.C24:RawData.Y24 RawData.B25:RawData.B25 RawData.C25:RawData.Y25 RawData.B26:RawData.B26 RawData.C26:RawData.Y26 RawData.B27:RawData.B27 RawData.C27:RawData.Y27 RawData.B28:RawData.B28 RawData.C28:RawData.Y28 RawData.B29:RawData.B29 RawData.C29:RawData.Y29 RawData.B30:RawData.B30 RawData.C30:RawData.Y30 RawData.B31:RawData.B31 RawData.C31:RawData.Y31 RawData.B32:RawData.B32 RawData.C32:RawData.Y32 RawData.B33:RawData.B33 RawData.C33:RawData.Y33 RawData.B34:RawData.B34 RawData.C34:RawData.Y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ce3"/>
        <table:table-row table:style-name="ro1">
          <table:table-cell table:style-name="ce1" table:number-columns-repeated="2"/>
        </table:table-row>
        <table:table-row table:style-name="ro2" table:number-rows-repeated="33">
          <table:table-cell table:style-name="ce2"/>
          <table:table-cell table:style-name="ce5"/>
        </table:table-row>
        <table:table-row table:style-name="ro2" table:number-rows-repeated="104854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fica rs" table:style-name="ta1">
        <table:shapes>
          <draw:frame draw:z-index="0" draw:style-name="gr1" draw:text-style-name="P1" svg:width="331.42mm" svg:height="186.41mm" svg:x="0.01mm" svg:y="0.01mm">
            <draw:object draw:notify-on-update-of-ranges="RawData.B1:RawData.B1 RawData.B2:RawData.B34 RawData.C1:RawData.C1 RawData.C2:RawData.C34 RawData.D1:RawData.D1 RawData.D2:RawData.D34 RawData.E1:RawData.E1 RawData.E2:RawData.E34 RawData.F1:RawData.F1 RawData.F2:RawData.F34 RawData.G1:RawData.G1 RawData.G2:RawData.G34 RawData.H1:RawData.H1 RawData.H2:RawData.H34 RawData.I1:RawData.I1 RawData.I2:RawData.I34 RawData.J1:RawData.J1 RawData.J2:RawData.J34 RawData.K1:RawData.K1 RawData.K2:RawData.K34 RawData.L1:RawData.L1 RawData.L2:RawData.L34 RawData.M1:RawData.M1 RawData.M2:RawData.M34 RawData.N1:RawData.N1 RawData.N2:RawData.N34 RawData.O1:RawData.O1 RawData.O2:RawData.O34 RawData.P1:RawData.P1 RawData.P2:RawData.P34 RawData.Q1:RawData.Q1 RawData.Q2:RawData.Q34 RawData.R1:RawData.R1 RawData.R2:RawData.R34 RawData.S1:RawData.S1 RawData.S2:RawData.S34 RawData.T1:RawData.T1 RawData.T2:RawData.T34 RawData.U1:RawData.U1 RawData.U2:RawData.U34 RawData.V1:RawData.V1 RawData.V2:RawData.V34 RawData.W1:RawData.W1 RawData.W2:RawData.W34 RawData.X1:RawData.X1 RawData.X2:RawData.X34 RawData.Y1:RawData.Y1 RawData.Y2:RawData.Y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2" table:default-cell-style-name="ce3"/>
        <table:table-row table:style-name="ro1">
          <table:table-cell table:style-name="ce1" table:number-columns-repeated="2"/>
        </table:table-row>
        <table:table-row table:style-name="ro2" table:number-rows-repeated="33">
          <table:table-cell table:style-name="ce2"/>
          <table:table-cell table:style-name="ce5"/>
        </table:table-row>
        <table:table-row table:style-name="ro2" table:number-rows-repeated="104854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 style:data-style-name="N2" text:time-value="16:09:19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6-09T17:31:48.609000000</dc:date>
    <meta:editing-duration>PT49M5S</meta:editing-duration>
    <meta:editing-cycles>4</meta:editing-cycles>
    <meta:document-statistic meta:table-count="3" meta:cell-count="8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0.103" chart:maximum="0.11" chart:interval-major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112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112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112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112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112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112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 style:data-style-name="N112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5" style:family="chart" style:data-style-name="N112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6" style:family="chart" style:data-style-name="N112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8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9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0" style:family="chart">
      <style:graphic-properties draw:stroke="solid" svg:stroke-color="#b3b3b3" draw:fill="none" draw:fill-color="#e6e6e6"/>
    </style:style>
    <style:style style:name="ch41" style:family="chart">
      <style:graphic-properties svg:stroke-color="#b3b3b3" draw:fill-color="#cccccc"/>
    </style:style>
  </office:automatic-styles>
  <office:body>
    <office:chart>
      <chart:chart svg:width="33.143cm" svg:height="18.642cm" xlink:href=".." xlink:type="simple" chart:class="chart:line" chart:style-name="ch1">
        <chart:legend chart:legend-position="end" svg:x="25.936cm" svg:y="0.955cm" style:legend-expansion="high" chart:style-name="ch2"/>
        <chart:plot-area chart:style-name="ch3" table:cell-range-address="RawData.B1:RawData.Y34" chart:data-source-has-labels="both" svg:x="0.662cm" svg:y="0.372cm" svg:width="24.612cm" svg:height="17.898cm">
          <chartooo:coordinate-region svg:x="2.162cm" svg:y="0.575cm" svg:width="22.708cm" svg:height="17.042cm"/>
          <chart:axis chart:dimension="x" chart:name="primary-x" chart:style-name="ch4" chartooo:axis-type="auto">
            <chartooo:date-scale/>
            <chart:categories table:cell-range-address="RawData.C1:RawData.Y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Data.C2:RawData.Y2" chart:label-cell-address="RawData.B2:RawData.B2" chart:class="chart:line">
            <chart:data-point chart:repeated="23"/>
          </chart:series>
          <chart:series chart:style-name="ch8" chart:values-cell-range-address="RawData.C3:RawData.Y3" chart:label-cell-address="RawData.B3:RawData.B3" chart:class="chart:line">
            <chart:data-point chart:repeated="23"/>
          </chart:series>
          <chart:series chart:style-name="ch9" chart:values-cell-range-address="RawData.C4:RawData.Y4" chart:label-cell-address="RawData.B4:RawData.B4" chart:class="chart:line">
            <chart:data-point chart:repeated="23"/>
          </chart:series>
          <chart:series chart:style-name="ch10" chart:values-cell-range-address="RawData.C5:RawData.Y5" chart:label-cell-address="RawData.B5:RawData.B5" chart:class="chart:line">
            <chart:data-point chart:repeated="23"/>
          </chart:series>
          <chart:series chart:style-name="ch11" chart:values-cell-range-address="RawData.C6:RawData.Y6" chart:label-cell-address="RawData.B6:RawData.B6" chart:class="chart:line">
            <chart:data-point chart:repeated="23"/>
          </chart:series>
          <chart:series chart:style-name="ch12" chart:values-cell-range-address="RawData.C7:RawData.Y7" chart:label-cell-address="RawData.B7:RawData.B7" chart:class="chart:line">
            <chart:data-point chart:repeated="23"/>
          </chart:series>
          <chart:series chart:style-name="ch13" chart:values-cell-range-address="RawData.C8:RawData.Y8" chart:label-cell-address="RawData.B8:RawData.B8" chart:class="chart:line">
            <chart:data-point chart:repeated="23"/>
          </chart:series>
          <chart:series chart:style-name="ch14" chart:values-cell-range-address="RawData.C9:RawData.Y9" chart:label-cell-address="RawData.B9:RawData.B9" chart:class="chart:line">
            <chart:data-point chart:repeated="23"/>
          </chart:series>
          <chart:series chart:style-name="ch15" chart:values-cell-range-address="RawData.C10:RawData.Y10" chart:label-cell-address="RawData.B10:RawData.B10" chart:class="chart:line">
            <chart:data-point chart:repeated="23"/>
          </chart:series>
          <chart:series chart:style-name="ch16" chart:values-cell-range-address="RawData.C11:RawData.Y11" chart:label-cell-address="RawData.B11:RawData.B11" chart:class="chart:line">
            <chart:data-point chart:repeated="23"/>
          </chart:series>
          <chart:series chart:style-name="ch17" chart:values-cell-range-address="RawData.C12:RawData.Y12" chart:label-cell-address="RawData.B12:RawData.B12" chart:class="chart:line">
            <chart:data-point chart:repeated="23"/>
          </chart:series>
          <chart:series chart:style-name="ch18" chart:values-cell-range-address="RawData.C13:RawData.Y13" chart:label-cell-address="RawData.B13:RawData.B13" chart:class="chart:line">
            <chart:data-point chart:repeated="23"/>
          </chart:series>
          <chart:series chart:style-name="ch19" chart:values-cell-range-address="RawData.C14:RawData.Y14" chart:label-cell-address="RawData.B14:RawData.B14" chart:class="chart:line">
            <chart:data-point chart:repeated="23"/>
          </chart:series>
          <chart:series chart:style-name="ch20" chart:values-cell-range-address="RawData.C15:RawData.Y15" chart:label-cell-address="RawData.B15:RawData.B15" chart:class="chart:line">
            <chart:data-point chart:repeated="23"/>
          </chart:series>
          <chart:series chart:style-name="ch21" chart:values-cell-range-address="RawData.C16:RawData.Y16" chart:label-cell-address="RawData.B16:RawData.B16" chart:class="chart:line">
            <chart:data-point chart:repeated="23"/>
          </chart:series>
          <chart:series chart:style-name="ch22" chart:values-cell-range-address="RawData.C17:RawData.Y17" chart:label-cell-address="RawData.B17:RawData.B17" chart:class="chart:line">
            <chart:data-point chart:repeated="23"/>
          </chart:series>
          <chart:series chart:style-name="ch23" chart:values-cell-range-address="RawData.C18:RawData.Y18" chart:label-cell-address="RawData.B18:RawData.B18" chart:class="chart:line">
            <chart:data-point chart:repeated="23"/>
          </chart:series>
          <chart:series chart:style-name="ch24" chart:values-cell-range-address="RawData.C19:RawData.Y19" chart:label-cell-address="RawData.B19:RawData.B19" chart:class="chart:line">
            <chart:data-point chart:repeated="23"/>
          </chart:series>
          <chart:series chart:style-name="ch25" chart:values-cell-range-address="RawData.C20:RawData.Y20" chart:label-cell-address="RawData.B20:RawData.B20" chart:class="chart:line">
            <chart:data-point chart:repeated="23"/>
          </chart:series>
          <chart:series chart:style-name="ch26" chart:values-cell-range-address="RawData.C21:RawData.Y21" chart:label-cell-address="RawData.B21:RawData.B21" chart:class="chart:line">
            <chart:data-point chart:repeated="23"/>
          </chart:series>
          <chart:series chart:style-name="ch27" chart:values-cell-range-address="RawData.C22:RawData.Y22" chart:label-cell-address="RawData.B22:RawData.B22" chart:class="chart:line">
            <chart:data-point chart:repeated="23"/>
          </chart:series>
          <chart:series chart:style-name="ch28" chart:values-cell-range-address="RawData.C23:RawData.Y23" chart:label-cell-address="RawData.B23:RawData.B23" chart:class="chart:line">
            <chart:data-point chart:repeated="23"/>
          </chart:series>
          <chart:series chart:style-name="ch29" chart:values-cell-range-address="RawData.C24:RawData.Y24" chart:label-cell-address="RawData.B24:RawData.B24" chart:class="chart:line">
            <chart:data-point chart:repeated="23"/>
          </chart:series>
          <chart:series chart:style-name="ch30" chart:values-cell-range-address="RawData.C25:RawData.Y25" chart:label-cell-address="RawData.B25:RawData.B25" chart:class="chart:line">
            <chart:data-point chart:repeated="23"/>
          </chart:series>
          <chart:series chart:style-name="ch31" chart:values-cell-range-address="RawData.C26:RawData.Y26" chart:label-cell-address="RawData.B26:RawData.B26" chart:class="chart:line">
            <chart:data-point chart:repeated="23"/>
          </chart:series>
          <chart:series chart:style-name="ch32" chart:values-cell-range-address="RawData.C27:RawData.Y27" chart:label-cell-address="RawData.B27:RawData.B27" chart:class="chart:line">
            <chart:data-point chart:repeated="23"/>
          </chart:series>
          <chart:series chart:style-name="ch33" chart:values-cell-range-address="RawData.C28:RawData.Y28" chart:label-cell-address="RawData.B28:RawData.B28" chart:class="chart:line">
            <chart:data-point chart:repeated="23"/>
          </chart:series>
          <chart:series chart:style-name="ch34" chart:values-cell-range-address="RawData.C29:RawData.Y29" chart:label-cell-address="RawData.B29:RawData.B29" chart:class="chart:line">
            <chart:data-point chart:repeated="23"/>
          </chart:series>
          <chart:series chart:style-name="ch35" chart:values-cell-range-address="RawData.C30:RawData.Y30" chart:label-cell-address="RawData.B30:RawData.B30" chart:class="chart:line">
            <chart:data-point chart:repeated="23"/>
          </chart:series>
          <chart:series chart:style-name="ch36" chart:values-cell-range-address="RawData.C31:RawData.Y31" chart:label-cell-address="RawData.B31:RawData.B31" chart:class="chart:line">
            <chart:data-point chart:repeated="23"/>
          </chart:series>
          <chart:series chart:style-name="ch37" chart:values-cell-range-address="RawData.C32:RawData.Y32" chart:label-cell-address="RawData.B32:RawData.B32" chart:class="chart:line">
            <chart:data-point chart:repeated="23"/>
          </chart:series>
          <chart:series chart:style-name="ch38" chart:values-cell-range-address="RawData.C33:RawData.Y33" chart:label-cell-address="RawData.B33:RawData.B33" chart:class="chart:line">
            <chart:data-point chart:repeated="23"/>
          </chart:series>
          <chart:series chart:style-name="ch39" chart:values-cell-range-address="RawData.C34:RawData.Y34" chart:label-cell-address="RawData.B34:RawData.B34" chart:class="chart:line">
            <chart:data-point chart:repeated="23"/>
          </chart:series>
          <chart:wall chart:style-name="ch40"/>
          <chart:floor chart:style-name="ch4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43067">
                <text:p>43067</text:p>
                <draw:g>
                  <svg:desc>RawData.C1:RawData.Y1</svg:desc>
                </draw:g>
              </table:table-cell>
              <table:table-cell office:value-type="float" office:value="43068">
                <text:p>43068</text:p>
              </table:table-cell>
              <table:table-cell office:value-type="float" office:value="43069">
                <text:p>43069</text:p>
              </table:table-cell>
              <table:table-cell office:value-type="float" office:value="43070">
                <text:p>43070</text:p>
              </table:table-cell>
              <table:table-cell office:value-type="float" office:value="43071">
                <text:p>43071</text:p>
              </table:table-cell>
              <table:table-cell office:value-type="float" office:value="43072">
                <text:p>43072</text:p>
              </table:table-cell>
              <table:table-cell office:value-type="float" office:value="43073">
                <text:p>43073</text:p>
              </table:table-cell>
              <table:table-cell office:value-type="float" office:value="43074">
                <text:p>43074</text:p>
              </table:table-cell>
              <table:table-cell office:value-type="float" office:value="43075">
                <text:p>43075</text:p>
              </table:table-cell>
              <table:table-cell office:value-type="float" office:value="43076">
                <text:p>43076</text:p>
              </table:table-cell>
              <table:table-cell office:value-type="float" office:value="43077">
                <text:p>43077</text:p>
              </table:table-cell>
              <table:table-cell office:value-type="float" office:value="43078">
                <text:p>43078</text:p>
              </table:table-cell>
              <table:table-cell office:value-type="float" office:value="43079">
                <text:p>43079</text:p>
              </table:table-cell>
              <table:table-cell office:value-type="float" office:value="43080">
                <text:p>43080</text:p>
              </table:table-cell>
              <table:table-cell office:value-type="float" office:value="43081">
                <text:p>43081</text:p>
              </table:table-cell>
              <table:table-cell office:value-type="float" office:value="43082">
                <text:p>43082</text:p>
              </table:table-cell>
              <table:table-cell office:value-type="float" office:value="43083">
                <text:p>43083</text:p>
              </table:table-cell>
              <table:table-cell office:value-type="float" office:value="43084">
                <text:p>43084</text:p>
              </table:table-cell>
              <table:table-cell office:value-type="float" office:value="43085">
                <text:p>43085</text:p>
              </table:table-cell>
              <table:table-cell office:value-type="float" office:value="43086">
                <text:p>43086</text:p>
              </table:table-cell>
              <table:table-cell office:value-type="float" office:value="43087">
                <text:p>43087</text:p>
              </table:table-cell>
              <table:table-cell office:value-type="float" office:value="43088">
                <text:p>43088</text:p>
              </table:table-cell>
              <table:table-cell office:value-type="float" office:value="43089">
                <text:p>43089</text:p>
              </table:table-cell>
            </table:table-row>
          </table:table-header-rows>
          <table:table-rows>
            <table:table-row>
              <table:table-cell office:value-type="string">
                <text:p>LSAContextClusterFuzzy-alpha=0,90</text:p>
                <draw:g>
                  <svg:desc>RawData.B2:RawData.B2</svg:desc>
                </draw:g>
              </table:table-cell>
              <table:table-cell office:value-type="float" office:value="0.10734743">
                <text:p>0.10734743</text:p>
                <draw:g>
                  <svg:desc>RawData.C2:RawData.Y2</svg:desc>
                </draw:g>
              </table:table-cell>
              <table:table-cell office:value-type="float" office:value="0.10810159">
                <text:p>0.10810159</text:p>
              </table:table-cell>
              <table:table-cell office:value-type="float" office:value="0.10364047">
                <text:p>0.10364047</text:p>
              </table:table-cell>
              <table:table-cell office:value-type="float" office:value="0.1054847">
                <text:p>0.1054847</text:p>
              </table:table-cell>
              <table:table-cell office:value-type="float" office:value="0.10481789">
                <text:p>0.10481789</text:p>
              </table:table-cell>
              <table:table-cell office:value-type="float" office:value="0.10713358">
                <text:p>0.10713358</text:p>
              </table:table-cell>
              <table:table-cell office:value-type="float" office:value="0.10695735">
                <text:p>0.10695735</text:p>
              </table:table-cell>
              <table:table-cell office:value-type="float" office:value="0.10481234">
                <text:p>0.10481234</text:p>
              </table:table-cell>
              <table:table-cell office:value-type="float" office:value="0.10729513">
                <text:p>0.10729513</text:p>
              </table:table-cell>
              <table:table-cell office:value-type="float" office:value="0.10588959">
                <text:p>0.10588959</text:p>
              </table:table-cell>
              <table:table-cell office:value-type="float" office:value="0.10860003">
                <text:p>0.10860003</text:p>
              </table:table-cell>
              <table:table-cell office:value-type="float" office:value="0.10513891">
                <text:p>0.10513891</text:p>
              </table:table-cell>
              <table:table-cell office:value-type="float" office:value="0.10842854">
                <text:p>0.10842854</text:p>
              </table:table-cell>
              <table:table-cell office:value-type="float" office:value="0.1056609">
                <text:p>0.1056609</text:p>
              </table:table-cell>
              <table:table-cell office:value-type="float" office:value="0.10837479">
                <text:p>0.10837479</text:p>
              </table:table-cell>
              <table:table-cell office:value-type="float" office:value="0.10624073">
                <text:p>0.10624073</text:p>
              </table:table-cell>
              <table:table-cell office:value-type="float" office:value="0.10510195">
                <text:p>0.10510195</text:p>
              </table:table-cell>
              <table:table-cell office:value-type="float" office:value="0.10799956">
                <text:p>0.10799956</text:p>
              </table:table-cell>
              <table:table-cell office:value-type="float" office:value="0.10532241">
                <text:p>0.10532241</text:p>
              </table:table-cell>
              <table:table-cell office:value-type="float" office:value="0.10840167">
                <text:p>0.10840167</text:p>
              </table:table-cell>
              <table:table-cell office:value-type="float" office:value="0.10827488">
                <text:p>0.10827488</text:p>
              </table:table-cell>
              <table:table-cell office:value-type="float" office:value="0.10632367">
                <text:p>0.10632367</text:p>
              </table:table-cell>
              <table:table-cell office:value-type="float" office:value="0.1052213">
                <text:p>0.1052213</text:p>
              </table:table-cell>
            </table:table-row>
            <table:table-row>
              <table:table-cell office:value-type="string">
                <text:p>LSAContextClusterFuzzy-alpha=0,91</text:p>
                <draw:g>
                  <svg:desc>RawData.B3:RawData.B3</svg:desc>
                </draw:g>
              </table:table-cell>
              <table:table-cell office:value-type="float" office:value="0.10751219">
                <text:p>0.10751219</text:p>
                <draw:g>
                  <svg:desc>RawData.C3:RawData.Y3</svg:desc>
                </draw:g>
              </table:table-cell>
              <table:table-cell office:value-type="float" office:value="0.10825547">
                <text:p>0.10825547</text:p>
              </table:table-cell>
              <table:table-cell office:value-type="float" office:value="0.10382862">
                <text:p>0.10382862</text:p>
              </table:table-cell>
              <table:table-cell office:value-type="float" office:value="0.10571823">
                <text:p>0.10571823</text:p>
              </table:table-cell>
              <table:table-cell office:value-type="float" office:value="0.10502465">
                <text:p>0.10502465</text:p>
              </table:table-cell>
              <table:table-cell office:value-type="float" office:value="0.1073275">
                <text:p>0.1073275</text:p>
              </table:table-cell>
              <table:table-cell office:value-type="float" office:value="0.10714574">
                <text:p>0.10714574</text:p>
              </table:table-cell>
              <table:table-cell office:value-type="float" office:value="0.1049975">
                <text:p>0.1049975</text:p>
              </table:table-cell>
              <table:table-cell office:value-type="float" office:value="0.10747546">
                <text:p>0.10747546</text:p>
              </table:table-cell>
              <table:table-cell office:value-type="float" office:value="0.10610806">
                <text:p>0.10610806</text:p>
              </table:table-cell>
              <table:table-cell office:value-type="float" office:value="0.10867671">
                <text:p>0.10867671</text:p>
              </table:table-cell>
              <table:table-cell office:value-type="float" office:value="0.10537483">
                <text:p>0.10537483</text:p>
              </table:table-cell>
              <table:table-cell office:value-type="float" office:value="0.10850727">
                <text:p>0.10850727</text:p>
              </table:table-cell>
              <table:table-cell office:value-type="float" office:value="0.10585029">
                <text:p>0.10585029</text:p>
              </table:table-cell>
              <table:table-cell office:value-type="float" office:value="0.10844879">
                <text:p>0.10844879</text:p>
              </table:table-cell>
              <table:table-cell office:value-type="float" office:value="0.10644574">
                <text:p>0.10644574</text:p>
              </table:table-cell>
              <table:table-cell office:value-type="float" office:value="0.10527964">
                <text:p>0.10527964</text:p>
              </table:table-cell>
              <table:table-cell office:value-type="float" office:value="0.10811962">
                <text:p>0.10811962</text:p>
              </table:table-cell>
              <table:table-cell office:value-type="float" office:value="0.10561114">
                <text:p>0.10561114</text:p>
              </table:table-cell>
              <table:table-cell office:value-type="float" office:value="0.1085034">
                <text:p>0.1085034</text:p>
              </table:table-cell>
              <table:table-cell office:value-type="float" office:value="0.10840036">
                <text:p>0.10840036</text:p>
              </table:table-cell>
              <table:table-cell office:value-type="float" office:value="0.10655743">
                <text:p>0.10655743</text:p>
              </table:table-cell>
              <table:table-cell office:value-type="float" office:value="0.1054197">
                <text:p>0.1054197</text:p>
              </table:table-cell>
            </table:table-row>
            <table:table-row>
              <table:table-cell office:value-type="string">
                <text:p>LSAContextClusterFuzzy-alpha=0,92</text:p>
                <draw:g>
                  <svg:desc>RawData.B4:RawData.B4</svg:desc>
                </draw:g>
              </table:table-cell>
              <table:table-cell office:value-type="float" office:value="0.1076969">
                <text:p>0.1076969</text:p>
                <draw:g>
                  <svg:desc>RawData.C4:RawData.Y4</svg:desc>
                </draw:g>
              </table:table-cell>
              <table:table-cell office:value-type="float" office:value="0.10841637">
                <text:p>0.10841637</text:p>
              </table:table-cell>
              <table:table-cell office:value-type="float" office:value="0.10403572">
                <text:p>0.10403572</text:p>
              </table:table-cell>
              <table:table-cell office:value-type="float" office:value="0.10599008">
                <text:p>0.10599008</text:p>
              </table:table-cell>
              <table:table-cell office:value-type="float" office:value="0.10524188">
                <text:p>0.10524188</text:p>
              </table:table-cell>
              <table:table-cell office:value-type="float" office:value="0.10751764">
                <text:p>0.10751764</text:p>
              </table:table-cell>
              <table:table-cell office:value-type="float" office:value="0.1073527">
                <text:p>0.1073527</text:p>
              </table:table-cell>
              <table:table-cell office:value-type="float" office:value="0.10520588">
                <text:p>0.10520588</text:p>
              </table:table-cell>
              <table:table-cell office:value-type="float" office:value="0.10767072">
                <text:p>0.10767072</text:p>
              </table:table-cell>
              <table:table-cell office:value-type="float" office:value="0.10630041">
                <text:p>0.10630041</text:p>
              </table:table-cell>
              <table:table-cell office:value-type="float" office:value="0.10874943">
                <text:p>0.10874943</text:p>
              </table:table-cell>
              <table:table-cell office:value-type="float" office:value="0.10563902">
                <text:p>0.10563902</text:p>
              </table:table-cell>
              <table:table-cell office:value-type="float" office:value="0.10859089">
                <text:p>0.10859089</text:p>
              </table:table-cell>
              <table:table-cell office:value-type="float" office:value="0.1060668">
                <text:p>0.1060668</text:p>
              </table:table-cell>
              <table:table-cell office:value-type="float" office:value="0.10855415">
                <text:p>0.10855415</text:p>
              </table:table-cell>
              <table:table-cell office:value-type="float" office:value="0.10667282">
                <text:p>0.10667282</text:p>
              </table:table-cell>
              <table:table-cell office:value-type="float" office:value="0.10549145">
                <text:p>0.10549145</text:p>
              </table:table-cell>
              <table:table-cell office:value-type="float" office:value="0.10814321">
                <text:p>0.10814321</text:p>
              </table:table-cell>
              <table:table-cell office:value-type="float" office:value="0.10588109">
                <text:p>0.10588109</text:p>
              </table:table-cell>
              <table:table-cell office:value-type="float" office:value="0.1086069">
                <text:p>0.1086069</text:p>
              </table:table-cell>
              <table:table-cell office:value-type="float" office:value="0.10848637">
                <text:p>0.10848637</text:p>
              </table:table-cell>
              <table:table-cell office:value-type="float" office:value="0.10679225">
                <text:p>0.10679225</text:p>
              </table:table-cell>
              <table:table-cell office:value-type="float" office:value="0.10568338">
                <text:p>0.10568338</text:p>
              </table:table-cell>
            </table:table-row>
            <table:table-row>
              <table:table-cell office:value-type="string">
                <text:p>LSAContextClusterFuzzy-alpha=0,93</text:p>
                <draw:g>
                  <svg:desc>RawData.B5:RawData.B5</svg:desc>
                </draw:g>
              </table:table-cell>
              <table:table-cell office:value-type="float" office:value="0.10789533">
                <text:p>0.10789533</text:p>
                <draw:g>
                  <svg:desc>RawData.C5:RawData.Y5</svg:desc>
                </draw:g>
              </table:table-cell>
              <table:table-cell office:value-type="float" office:value="0.10857941">
                <text:p>0.10857941</text:p>
              </table:table-cell>
              <table:table-cell office:value-type="float" office:value="0.10428597">
                <text:p>0.10428597</text:p>
              </table:table-cell>
              <table:table-cell office:value-type="float" office:value="0.10629186">
                <text:p>0.10629186</text:p>
              </table:table-cell>
              <table:table-cell office:value-type="float" office:value="0.10550321">
                <text:p>0.10550321</text:p>
              </table:table-cell>
              <table:table-cell office:value-type="float" office:value="0.10772672">
                <text:p>0.10772672</text:p>
              </table:table-cell>
              <table:table-cell office:value-type="float" office:value="0.10758003">
                <text:p>0.10758003</text:p>
              </table:table-cell>
              <table:table-cell office:value-type="float" office:value="0.10546237">
                <text:p>0.10546237</text:p>
              </table:table-cell>
              <table:table-cell office:value-type="float" office:value="0.10785354">
                <text:p>0.10785354</text:p>
              </table:table-cell>
              <table:table-cell office:value-type="float" office:value="0.10656498">
                <text:p>0.10656498</text:p>
              </table:table-cell>
              <table:table-cell office:value-type="float" office:value="0.10881563">
                <text:p>0.10881563</text:p>
              </table:table-cell>
              <table:table-cell office:value-type="float" office:value="0.10594379">
                <text:p>0.10594379</text:p>
              </table:table-cell>
              <table:table-cell office:value-type="float" office:value="0.10867478">
                <text:p>0.10867478</text:p>
              </table:table-cell>
              <table:table-cell office:value-type="float" office:value="0.10628025">
                <text:p>0.10628025</text:p>
              </table:table-cell>
              <table:table-cell office:value-type="float" office:value="0.10868618">
                <text:p>0.10868618</text:p>
              </table:table-cell>
              <table:table-cell office:value-type="float" office:value="0.10692248">
                <text:p>0.10692248</text:p>
              </table:table-cell>
              <table:table-cell office:value-type="float" office:value="0.1057447">
                <text:p>0.1057447</text:p>
              </table:table-cell>
              <table:table-cell office:value-type="float" office:value="0.10829731">
                <text:p>0.10829731</text:p>
              </table:table-cell>
              <table:table-cell office:value-type="float" office:value="0.10614664">
                <text:p>0.10614664</text:p>
              </table:table-cell>
              <table:table-cell office:value-type="float" office:value="0.10870679">
                <text:p>0.10870679</text:p>
              </table:table-cell>
              <table:table-cell office:value-type="float" office:value="0.10859408">
                <text:p>0.10859408</text:p>
              </table:table-cell>
              <table:table-cell office:value-type="float" office:value="0.10710783">
                <text:p>0.10710783</text:p>
              </table:table-cell>
              <table:table-cell office:value-type="float" office:value="0.10595461">
                <text:p>0.10595461</text:p>
              </table:table-cell>
            </table:table-row>
            <table:table-row>
              <table:table-cell office:value-type="string">
                <text:p>LSAContextClusterFuzzy-alpha=0,94</text:p>
                <draw:g>
                  <svg:desc>RawData.B6:RawData.B6</svg:desc>
                </draw:g>
              </table:table-cell>
              <table:table-cell office:value-type="float" office:value="0.10812769">
                <text:p>0.10812769</text:p>
                <draw:g>
                  <svg:desc>RawData.C6:RawData.Y6</svg:desc>
                </draw:g>
              </table:table-cell>
              <table:table-cell office:value-type="float" office:value="0.10872842">
                <text:p>0.10872842</text:p>
              </table:table-cell>
              <table:table-cell office:value-type="float" office:value="0.10460414">
                <text:p>0.10460414</text:p>
              </table:table-cell>
              <table:table-cell office:value-type="float" office:value="0.10663481">
                <text:p>0.10663481</text:p>
              </table:table-cell>
              <table:table-cell office:value-type="float" office:value="0.10583318">
                <text:p>0.10583318</text:p>
              </table:table-cell>
              <table:table-cell office:value-type="float" office:value="0.10792808">
                <text:p>0.10792808</text:p>
              </table:table-cell>
              <table:table-cell office:value-type="float" office:value="0.10780174">
                <text:p>0.10780174</text:p>
              </table:table-cell>
              <table:table-cell office:value-type="float" office:value="0.10573386">
                <text:p>0.10573386</text:p>
              </table:table-cell>
              <table:table-cell office:value-type="float" office:value="0.10806077">
                <text:p>0.10806077</text:p>
              </table:table-cell>
              <table:table-cell office:value-type="float" office:value="0.10687033">
                <text:p>0.10687033</text:p>
              </table:table-cell>
              <table:table-cell office:value-type="float" office:value="0.10887792">
                <text:p>0.10887792</text:p>
              </table:table-cell>
              <table:table-cell office:value-type="float" office:value="0.10630226">
                <text:p>0.10630226</text:p>
              </table:table-cell>
              <table:table-cell office:value-type="float" office:value="0.10876044">
                <text:p>0.10876044</text:p>
              </table:table-cell>
              <table:table-cell office:value-type="float" office:value="0.10654354">
                <text:p>0.10654354</text:p>
              </table:table-cell>
              <table:table-cell office:value-type="float" office:value="0.10882722">
                <text:p>0.10882722</text:p>
              </table:table-cell>
              <table:table-cell office:value-type="float" office:value="0.10719756">
                <text:p>0.10719756</text:p>
              </table:table-cell>
              <table:table-cell office:value-type="float" office:value="0.10603263">
                <text:p>0.10603263</text:p>
              </table:table-cell>
              <table:table-cell office:value-type="float" office:value="0.10844714">
                <text:p>0.10844714</text:p>
              </table:table-cell>
              <table:table-cell office:value-type="float" office:value="0.10650147">
                <text:p>0.10650147</text:p>
              </table:table-cell>
              <table:table-cell office:value-type="float" office:value="0.10878656">
                <text:p>0.10878656</text:p>
              </table:table-cell>
              <table:table-cell office:value-type="float" office:value="0.10868849">
                <text:p>0.10868849</text:p>
              </table:table-cell>
              <table:table-cell office:value-type="float" office:value="0.10743304">
                <text:p>0.10743304</text:p>
              </table:table-cell>
              <table:table-cell office:value-type="float" office:value="0.10633351">
                <text:p>0.10633351</text:p>
              </table:table-cell>
            </table:table-row>
            <table:table-row>
              <table:table-cell office:value-type="string">
                <text:p>LSAContextClusterFuzzy-alpha=0,95</text:p>
                <draw:g>
                  <svg:desc>RawData.B7:RawData.B7</svg:desc>
                </draw:g>
              </table:table-cell>
              <table:table-cell office:value-type="float" office:value="0.10837299">
                <text:p>0.10837299</text:p>
                <draw:g>
                  <svg:desc>RawData.C7:RawData.Y7</svg:desc>
                </draw:g>
              </table:table-cell>
              <table:table-cell office:value-type="float" office:value="0.10886728">
                <text:p>0.10886728</text:p>
              </table:table-cell>
              <table:table-cell office:value-type="float" office:value="0.10503506">
                <text:p>0.10503506</text:p>
              </table:table-cell>
              <table:table-cell office:value-type="float" office:value="0.10698383">
                <text:p>0.10698383</text:p>
              </table:table-cell>
              <table:table-cell office:value-type="float" office:value="0.10615419">
                <text:p>0.10615419</text:p>
              </table:table-cell>
              <table:table-cell office:value-type="float" office:value="0.10813726">
                <text:p>0.10813726</text:p>
              </table:table-cell>
              <table:table-cell office:value-type="float" office:value="0.10787636">
                <text:p>0.10787636</text:p>
              </table:table-cell>
              <table:table-cell office:value-type="float" office:value="0.10608101">
                <text:p>0.10608101</text:p>
              </table:table-cell>
              <table:table-cell office:value-type="float" office:value="0.10824898">
                <text:p>0.10824898</text:p>
              </table:table-cell>
              <table:table-cell office:value-type="float" office:value="0.10720145">
                <text:p>0.10720145</text:p>
              </table:table-cell>
              <table:table-cell office:value-type="float" office:value="0.10893548">
                <text:p>0.10893548</text:p>
              </table:table-cell>
              <table:table-cell office:value-type="float" office:value="0.10671752">
                <text:p>0.10671752</text:p>
              </table:table-cell>
              <table:table-cell office:value-type="float" office:value="0.1088398">
                <text:p>0.1088398</text:p>
              </table:table-cell>
              <table:table-cell office:value-type="float" office:value="0.10681689">
                <text:p>0.10681689</text:p>
              </table:table-cell>
              <table:table-cell office:value-type="float" office:value="0.10892118">
                <text:p>0.10892118</text:p>
              </table:table-cell>
              <table:table-cell office:value-type="float" office:value="0.10749632">
                <text:p>0.10749632</text:p>
              </table:table-cell>
              <table:table-cell office:value-type="float" office:value="0.10637043">
                <text:p>0.10637043</text:p>
              </table:table-cell>
              <table:table-cell office:value-type="float" office:value="0.10856271">
                <text:p>0.10856271</text:p>
              </table:table-cell>
              <table:table-cell office:value-type="float" office:value="0.10696055">
                <text:p>0.10696055</text:p>
              </table:table-cell>
              <table:table-cell office:value-type="float" office:value="0.10888229">
                <text:p>0.10888229</text:p>
              </table:table-cell>
              <table:table-cell office:value-type="float" office:value="0.10879578">
                <text:p>0.10879578</text:p>
              </table:table-cell>
              <table:table-cell office:value-type="float" office:value="0.1077271">
                <text:p>0.1077271</text:p>
              </table:table-cell>
              <table:table-cell office:value-type="float" office:value="0.10683825">
                <text:p>0.10683825</text:p>
              </table:table-cell>
            </table:table-row>
            <table:table-row>
              <table:table-cell office:value-type="string">
                <text:p>LSAContextClusterFuzzy-alpha=0,96</text:p>
                <draw:g>
                  <svg:desc>RawData.B8:RawData.B8</svg:desc>
                </draw:g>
              </table:table-cell>
              <table:table-cell office:value-type="float" office:value="0.10860591">
                <text:p>0.10860591</text:p>
                <draw:g>
                  <svg:desc>RawData.C8:RawData.Y8</svg:desc>
                </draw:g>
              </table:table-cell>
              <table:table-cell office:value-type="float" office:value="0.10902633">
                <text:p>0.10902633</text:p>
              </table:table-cell>
              <table:table-cell office:value-type="float" office:value="0.10565227">
                <text:p>0.10565227</text:p>
              </table:table-cell>
              <table:table-cell office:value-type="float" office:value="0.10740805">
                <text:p>0.10740805</text:p>
              </table:table-cell>
              <table:table-cell office:value-type="float" office:value="0.10672733">
                <text:p>0.10672733</text:p>
              </table:table-cell>
              <table:table-cell office:value-type="float" office:value="0.10835706">
                <text:p>0.10835706</text:p>
              </table:table-cell>
              <table:table-cell office:value-type="float" office:value="0.10811625">
                <text:p>0.10811625</text:p>
              </table:table-cell>
              <table:table-cell office:value-type="float" office:value="0.10651668">
                <text:p>0.10651668</text:p>
              </table:table-cell>
              <table:table-cell office:value-type="float" office:value="0.10834793">
                <text:p>0.10834793</text:p>
              </table:table-cell>
              <table:table-cell office:value-type="float" office:value="0.10755009">
                <text:p>0.10755009</text:p>
              </table:table-cell>
              <table:table-cell office:value-type="float" office:value="0.10898728">
                <text:p>0.10898728</text:p>
              </table:table-cell>
              <table:table-cell office:value-type="float" office:value="0.10716472">
                <text:p>0.10716472</text:p>
              </table:table-cell>
              <table:table-cell office:value-type="float" office:value="0.10890763">
                <text:p>0.10890763</text:p>
              </table:table-cell>
              <table:table-cell office:value-type="float" office:value="0.1071677">
                <text:p>0.1071677</text:p>
              </table:table-cell>
              <table:table-cell office:value-type="float" office:value="0.10901725">
                <text:p>0.10901725</text:p>
              </table:table-cell>
              <table:table-cell office:value-type="float" office:value="0.10782614">
                <text:p>0.10782614</text:p>
              </table:table-cell>
              <table:table-cell office:value-type="float" office:value="0.10679832">
                <text:p>0.10679832</text:p>
              </table:table-cell>
              <table:table-cell office:value-type="float" office:value="0.10869162">
                <text:p>0.10869162</text:p>
              </table:table-cell>
              <table:table-cell office:value-type="float" office:value="0.10742648">
                <text:p>0.10742648</text:p>
              </table:table-cell>
              <table:table-cell office:value-type="float" office:value="0.10894463">
                <text:p>0.10894463</text:p>
              </table:table-cell>
              <table:table-cell office:value-type="float" office:value="0.10888543">
                <text:p>0.10888543</text:p>
              </table:table-cell>
              <table:table-cell office:value-type="float" office:value="0.10802653">
                <text:p>0.10802653</text:p>
              </table:table-cell>
              <table:table-cell office:value-type="float" office:value="0.10728343">
                <text:p>0.10728343</text:p>
              </table:table-cell>
            </table:table-row>
            <table:table-row>
              <table:table-cell office:value-type="string">
                <text:p>LSAContextClusterFuzzy-alpha=0,97</text:p>
                <draw:g>
                  <svg:desc>RawData.B9:RawData.B9</svg:desc>
                </draw:g>
              </table:table-cell>
              <table:table-cell office:value-type="float" office:value="0.10883604">
                <text:p>0.10883604</text:p>
                <draw:g>
                  <svg:desc>RawData.C9:RawData.Y9</svg:desc>
                </draw:g>
              </table:table-cell>
              <table:table-cell office:value-type="float" office:value="0.10912164">
                <text:p>0.10912164</text:p>
              </table:table-cell>
              <table:table-cell office:value-type="float" office:value="0.10623236">
                <text:p>0.10623236</text:p>
              </table:table-cell>
              <table:table-cell office:value-type="float" office:value="0.10784631">
                <text:p>0.10784631</text:p>
              </table:table-cell>
              <table:table-cell office:value-type="float" office:value="0.10708132">
                <text:p>0.10708132</text:p>
              </table:table-cell>
              <table:table-cell office:value-type="float" office:value="0.10859084">
                <text:p>0.10859084</text:p>
              </table:table-cell>
              <table:table-cell office:value-type="float" office:value="0.10837871">
                <text:p>0.10837871</text:p>
              </table:table-cell>
              <table:table-cell office:value-type="float" office:value="0.1070587">
                <text:p>0.1070587</text:p>
              </table:table-cell>
              <table:table-cell office:value-type="float" office:value="0.10859749">
                <text:p>0.10859749</text:p>
              </table:table-cell>
              <table:table-cell office:value-type="float" office:value="0.10793967">
                <text:p>0.10793967</text:p>
              </table:table-cell>
              <table:table-cell office:value-type="float" office:value="0.10903829">
                <text:p>0.10903829</text:p>
              </table:table-cell>
              <table:table-cell office:value-type="float" office:value="0.10764511">
                <text:p>0.10764511</text:p>
              </table:table-cell>
              <table:table-cell office:value-type="float" office:value="0.10897721">
                <text:p>0.10897721</text:p>
              </table:table-cell>
              <table:table-cell office:value-type="float" office:value="0.10750804">
                <text:p>0.10750804</text:p>
              </table:table-cell>
              <table:table-cell office:value-type="float" office:value="0.10909643">
                <text:p>0.10909643</text:p>
              </table:table-cell>
              <table:table-cell office:value-type="float" office:value="0.10815278">
                <text:p>0.10815278</text:p>
              </table:table-cell>
              <table:table-cell office:value-type="float" office:value="0.10732601">
                <text:p>0.10732601</text:p>
              </table:table-cell>
              <table:table-cell office:value-type="float" office:value="0.10883302">
                <text:p>0.10883302</text:p>
              </table:table-cell>
              <table:table-cell office:value-type="float" office:value="0.10792638">
                <text:p>0.10792638</text:p>
              </table:table-cell>
              <table:table-cell office:value-type="float" office:value="0.10900009">
                <text:p>0.10900009</text:p>
              </table:table-cell>
              <table:table-cell office:value-type="float" office:value="0.10897215">
                <text:p>0.10897215</text:p>
              </table:table-cell>
              <table:table-cell office:value-type="float" office:value="0.10832282">
                <text:p>0.10832282</text:p>
              </table:table-cell>
              <table:table-cell office:value-type="float" office:value="0.10786164">
                <text:p>0.10786164</text:p>
              </table:table-cell>
            </table:table-row>
            <table:table-row>
              <table:table-cell office:value-type="string">
                <text:p>LSAContextClusterFuzzy-alpha=0,98</text:p>
                <draw:g>
                  <svg:desc>RawData.B10:RawData.B10</svg:desc>
                </draw:g>
              </table:table-cell>
              <table:table-cell office:value-type="float" office:value="0.10904708">
                <text:p>0.10904708</text:p>
                <draw:g>
                  <svg:desc>RawData.C10:RawData.Y10</svg:desc>
                </draw:g>
              </table:table-cell>
              <table:table-cell office:value-type="float" office:value="0.10917763">
                <text:p>0.10917763</text:p>
              </table:table-cell>
              <table:table-cell office:value-type="float" office:value="0.10711103">
                <text:p>0.10711103</text:p>
              </table:table-cell>
              <table:table-cell office:value-type="float" office:value="0.10831154">
                <text:p>0.10831154</text:p>
              </table:table-cell>
              <table:table-cell office:value-type="float" office:value="0.10765067">
                <text:p>0.10765067</text:p>
              </table:table-cell>
              <table:table-cell office:value-type="float" office:value="0.1087861">
                <text:p>0.1087861</text:p>
              </table:table-cell>
              <table:table-cell office:value-type="float" office:value="0.10865005">
                <text:p>0.10865005</text:p>
              </table:table-cell>
              <table:table-cell office:value-type="float" office:value="0.10777984">
                <text:p>0.10777984</text:p>
              </table:table-cell>
              <table:table-cell office:value-type="float" office:value="0.10877714">
                <text:p>0.10877714</text:p>
              </table:table-cell>
              <table:table-cell office:value-type="float" office:value="0.10838701">
                <text:p>0.10838701</text:p>
              </table:table-cell>
              <table:table-cell office:value-type="float" office:value="0.10907547">
                <text:p>0.10907547</text:p>
              </table:table-cell>
              <table:table-cell office:value-type="float" office:value="0.1082066">
                <text:p>0.1082066</text:p>
              </table:table-cell>
              <table:table-cell office:value-type="float" office:value="0.10903488">
                <text:p>0.10903488</text:p>
              </table:table-cell>
              <table:table-cell office:value-type="float" office:value="0.10797543">
                <text:p>0.10797543</text:p>
              </table:table-cell>
              <table:table-cell office:value-type="float" office:value="0.10917027">
                <text:p>0.10917027</text:p>
              </table:table-cell>
              <table:table-cell office:value-type="float" office:value="0.10851868">
                <text:p>0.10851868</text:p>
              </table:table-cell>
              <table:table-cell office:value-type="float" office:value="0.10794919">
                <text:p>0.10794919</text:p>
              </table:table-cell>
              <table:table-cell office:value-type="float" office:value="0.10893239">
                <text:p>0.10893239</text:p>
              </table:table-cell>
              <table:table-cell office:value-type="float" office:value="0.10845997">
                <text:p>0.10845997</text:p>
              </table:table-cell>
              <table:table-cell office:value-type="float" office:value="0.10904434">
                <text:p>0.10904434</text:p>
              </table:table-cell>
              <table:table-cell office:value-type="float" office:value="0.10903509">
                <text:p>0.10903509</text:p>
              </table:table-cell>
              <table:table-cell office:value-type="float" office:value="0.1086644">
                <text:p>0.1086644</text:p>
              </table:table-cell>
              <table:table-cell office:value-type="float" office:value="0.10836896">
                <text:p>0.10836896</text:p>
              </table:table-cell>
            </table:table-row>
            <table:table-row>
              <table:table-cell office:value-type="string">
                <text:p>LSAContextClusterFuzzy-alpha=0,99</text:p>
                <draw:g>
                  <svg:desc>RawData.B11:RawData.B11</svg:desc>
                </draw:g>
              </table:table-cell>
              <table:table-cell office:value-type="float" office:value="0.10917348">
                <text:p>0.10917348</text:p>
                <draw:g>
                  <svg:desc>RawData.C11:RawData.Y11</svg:desc>
                </draw:g>
              </table:table-cell>
              <table:table-cell office:value-type="float" office:value="0.10917682">
                <text:p>0.10917682</text:p>
              </table:table-cell>
              <table:table-cell office:value-type="float" office:value="0.10809757">
                <text:p>0.10809757</text:p>
              </table:table-cell>
              <table:table-cell office:value-type="float" office:value="0.10880336">
                <text:p>0.10880336</text:p>
              </table:table-cell>
              <table:table-cell office:value-type="float" office:value="0.1084526">
                <text:p>0.1084526</text:p>
              </table:table-cell>
              <table:table-cell office:value-type="float" office:value="0.10896847">
                <text:p>0.10896847</text:p>
              </table:table-cell>
              <table:table-cell office:value-type="float" office:value="0.1089025">
                <text:p>0.1089025</text:p>
              </table:table-cell>
              <table:table-cell office:value-type="float" office:value="0.10867258">
                <text:p>0.10867258</text:p>
              </table:table-cell>
              <table:table-cell office:value-type="float" office:value="0.10894753">
                <text:p>0.10894753</text:p>
              </table:table-cell>
              <table:table-cell office:value-type="float" office:value="0.10875599">
                <text:p>0.10875599</text:p>
              </table:table-cell>
              <table:table-cell office:value-type="float" office:value="0.10909979">
                <text:p>0.10909979</text:p>
              </table:table-cell>
              <table:table-cell office:value-type="float" office:value="0.10878685">
                <text:p>0.10878685</text:p>
              </table:table-cell>
              <table:table-cell office:value-type="float" office:value="0.10908811">
                <text:p>0.10908811</text:p>
              </table:table-cell>
              <table:table-cell office:value-type="float" office:value="0.1085231">
                <text:p>0.1085231</text:p>
              </table:table-cell>
              <table:table-cell office:value-type="float" office:value="0.1092267">
                <text:p>0.1092267</text:p>
              </table:table-cell>
              <table:table-cell office:value-type="float" office:value="0.10886248">
                <text:p>0.10886248</text:p>
              </table:table-cell>
              <table:table-cell office:value-type="float" office:value="0.10867895">
                <text:p>0.10867895</text:p>
              </table:table-cell>
              <table:table-cell office:value-type="float" office:value="0.10903044">
                <text:p>0.10903044</text:p>
              </table:table-cell>
              <table:table-cell office:value-type="float" office:value="0.10895326">
                <text:p>0.10895326</text:p>
              </table:table-cell>
              <table:table-cell office:value-type="float" office:value="0.10909909">
                <text:p>0.10909909</text:p>
              </table:table-cell>
              <table:table-cell office:value-type="float" office:value="0.10908591">
                <text:p>0.10908591</text:p>
              </table:table-cell>
              <table:table-cell office:value-type="float" office:value="0.10896267">
                <text:p>0.10896267</text:p>
              </table:table-cell>
              <table:table-cell office:value-type="float" office:value="0.10898413">
                <text:p>0.10898413</text:p>
              </table:table-cell>
            </table:table-row>
            <table:table-row>
              <table:table-cell office:value-type="string">
                <text:p>LSAContextClusterFuzzy-alpha=1,00</text:p>
                <draw:g>
                  <svg:desc>RawData.B12:RawData.B12</svg:desc>
                </draw:g>
              </table:table-cell>
              <table:table-cell office:value-type="float" office:value="0.10911771">
                <text:p>0.10911771</text:p>
                <draw:g>
                  <svg:desc>RawData.C12:RawData.Y12</svg:desc>
                </draw:g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</table:table-row>
            <table:table-row>
              <table:table-cell office:value-type="string">
                <text:p>LSAContextClusterMax-alpha=0,90</text:p>
                <draw:g>
                  <svg:desc>RawData.B13:RawData.B13</svg:desc>
                </draw:g>
              </table:table-cell>
              <table:table-cell office:value-type="float" office:value="0.10350669">
                <text:p>0.10350669</text:p>
                <draw:g>
                  <svg:desc>RawData.C13:RawData.Y13</svg:desc>
                </draw:g>
              </table:table-cell>
              <table:table-cell office:value-type="float" office:value="0.10559851">
                <text:p>0.10559851</text:p>
              </table:table-cell>
              <table:table-cell office:value-type="float" office:value="0.10442195">
                <text:p>0.10442195</text:p>
              </table:table-cell>
              <table:table-cell office:value-type="float" office:value="0.10519732">
                <text:p>0.10519732</text:p>
              </table:table-cell>
              <table:table-cell office:value-type="float" office:value="0.10476482">
                <text:p>0.10476482</text:p>
              </table:table-cell>
              <table:table-cell office:value-type="float" office:value="0.10306019">
                <text:p>0.10306019</text:p>
              </table:table-cell>
              <table:table-cell office:value-type="float" office:value="0.10421792">
                <text:p>0.10421792</text:p>
              </table:table-cell>
              <table:table-cell office:value-type="float" office:value="0.10454408">
                <text:p>0.10454408</text:p>
              </table:table-cell>
              <table:table-cell office:value-type="float" office:value="0.1033775">
                <text:p>0.1033775</text:p>
              </table:table-cell>
              <table:table-cell office:value-type="float" office:value="0.10446986">
                <text:p>0.10446986</text:p>
              </table:table-cell>
              <table:table-cell office:value-type="float" office:value="0.10425719">
                <text:p>0.10425719</text:p>
              </table:table-cell>
              <table:table-cell office:value-type="float" office:value="0.10618011">
                <text:p>0.10618011</text:p>
              </table:table-cell>
              <table:table-cell office:value-type="float" office:value="0.10442589">
                <text:p>0.10442589</text:p>
              </table:table-cell>
              <table:table-cell office:value-type="float" office:value="0.10423783">
                <text:p>0.10423783</text:p>
              </table:table-cell>
              <table:table-cell office:value-type="float" office:value="0.10269303">
                <text:p>0.10269303</text:p>
              </table:table-cell>
              <table:table-cell office:value-type="float" office:value="0.10407941">
                <text:p>0.10407941</text:p>
              </table:table-cell>
              <table:table-cell office:value-type="float" office:value="0.10454973">
                <text:p>0.10454973</text:p>
              </table:table-cell>
              <table:table-cell office:value-type="float" office:value="0.10571793">
                <text:p>0.10571793</text:p>
              </table:table-cell>
              <table:table-cell office:value-type="float" office:value="0.10403536">
                <text:p>0.10403536</text:p>
              </table:table-cell>
              <table:table-cell office:value-type="float" office:value="0.10375459">
                <text:p>0.10375459</text:p>
              </table:table-cell>
              <table:table-cell office:value-type="float" office:value="0.10496856">
                <text:p>0.10496856</text:p>
              </table:table-cell>
              <table:table-cell office:value-type="float" office:value="0.10408242">
                <text:p>0.10408242</text:p>
              </table:table-cell>
              <table:table-cell office:value-type="float" office:value="0.10419869">
                <text:p>0.10419869</text:p>
              </table:table-cell>
            </table:table-row>
            <table:table-row>
              <table:table-cell office:value-type="string">
                <text:p>LSAContextClusterMax-alpha=0,91</text:p>
                <draw:g>
                  <svg:desc>RawData.B14:RawData.B14</svg:desc>
                </draw:g>
              </table:table-cell>
              <table:table-cell office:value-type="float" office:value="0.10373402">
                <text:p>0.10373402</text:p>
                <draw:g>
                  <svg:desc>RawData.C14:RawData.Y14</svg:desc>
                </draw:g>
              </table:table-cell>
              <table:table-cell office:value-type="float" office:value="0.10582042">
                <text:p>0.10582042</text:p>
              </table:table-cell>
              <table:table-cell office:value-type="float" office:value="0.10466095">
                <text:p>0.10466095</text:p>
              </table:table-cell>
              <table:table-cell office:value-type="float" office:value="0.10540294">
                <text:p>0.10540294</text:p>
              </table:table-cell>
              <table:table-cell office:value-type="float" office:value="0.10497375">
                <text:p>0.10497375</text:p>
              </table:table-cell>
              <table:table-cell office:value-type="float" office:value="0.10323946">
                <text:p>0.10323946</text:p>
              </table:table-cell>
              <table:table-cell office:value-type="float" office:value="0.10442058">
                <text:p>0.10442058</text:p>
              </table:table-cell>
              <table:table-cell office:value-type="float" office:value="0.10471145">
                <text:p>0.10471145</text:p>
              </table:table-cell>
              <table:table-cell office:value-type="float" office:value="0.10355371">
                <text:p>0.10355371</text:p>
              </table:table-cell>
              <table:table-cell office:value-type="float" office:value="0.10460838">
                <text:p>0.10460838</text:p>
              </table:table-cell>
              <table:table-cell office:value-type="float" office:value="0.10440736">
                <text:p>0.10440736</text:p>
              </table:table-cell>
              <table:table-cell office:value-type="float" office:value="0.10633843">
                <text:p>0.10633843</text:p>
              </table:table-cell>
              <table:table-cell office:value-type="float" office:value="0.10466604">
                <text:p>0.10466604</text:p>
              </table:table-cell>
              <table:table-cell office:value-type="float" office:value="0.10441252">
                <text:p>0.10441252</text:p>
              </table:table-cell>
              <table:table-cell office:value-type="float" office:value="0.10285822">
                <text:p>0.10285822</text:p>
              </table:table-cell>
              <table:table-cell office:value-type="float" office:value="0.10428243">
                <text:p>0.10428243</text:p>
              </table:table-cell>
              <table:table-cell office:value-type="float" office:value="0.10471589">
                <text:p>0.10471589</text:p>
              </table:table-cell>
              <table:table-cell office:value-type="float" office:value="0.10590924">
                <text:p>0.10590924</text:p>
              </table:table-cell>
              <table:table-cell office:value-type="float" office:value="0.10421624">
                <text:p>0.10421624</text:p>
              </table:table-cell>
              <table:table-cell office:value-type="float" office:value="0.10392235">
                <text:p>0.10392235</text:p>
              </table:table-cell>
              <table:table-cell office:value-type="float" office:value="0.10512104">
                <text:p>0.10512104</text:p>
              </table:table-cell>
              <table:table-cell office:value-type="float" office:value="0.10425592">
                <text:p>0.10425592</text:p>
              </table:table-cell>
              <table:table-cell office:value-type="float" office:value="0.10442568">
                <text:p>0.10442568</text:p>
              </table:table-cell>
            </table:table-row>
            <table:table-row>
              <table:table-cell office:value-type="string">
                <text:p>LSAContextClusterMax-alpha=0,92</text:p>
                <draw:g>
                  <svg:desc>RawData.B15:RawData.B15</svg:desc>
                </draw:g>
              </table:table-cell>
              <table:table-cell office:value-type="float" office:value="0.10398977">
                <text:p>0.10398977</text:p>
                <draw:g>
                  <svg:desc>RawData.C15:RawData.Y15</svg:desc>
                </draw:g>
              </table:table-cell>
              <table:table-cell office:value-type="float" office:value="0.10606827">
                <text:p>0.10606827</text:p>
              </table:table-cell>
              <table:table-cell office:value-type="float" office:value="0.10490622">
                <text:p>0.10490622</text:p>
              </table:table-cell>
              <table:table-cell office:value-type="float" office:value="0.10565291">
                <text:p>0.10565291</text:p>
              </table:table-cell>
              <table:table-cell office:value-type="float" office:value="0.1052131">
                <text:p>0.1052131</text:p>
              </table:table-cell>
              <table:table-cell office:value-type="float" office:value="0.10343188">
                <text:p>0.10343188</text:p>
              </table:table-cell>
              <table:table-cell office:value-type="float" office:value="0.10478961">
                <text:p>0.10478961</text:p>
              </table:table-cell>
              <table:table-cell office:value-type="float" office:value="0.10495477">
                <text:p>0.10495477</text:p>
              </table:table-cell>
              <table:table-cell office:value-type="float" office:value="0.10378147">
                <text:p>0.10378147</text:p>
              </table:table-cell>
              <table:table-cell office:value-type="float" office:value="0.10478911">
                <text:p>0.10478911</text:p>
              </table:table-cell>
              <table:table-cell office:value-type="float" office:value="0.10458657">
                <text:p>0.10458657</text:p>
              </table:table-cell>
              <table:table-cell office:value-type="float" office:value="0.10650521">
                <text:p>0.10650521</text:p>
              </table:table-cell>
              <table:table-cell office:value-type="float" office:value="0.10483052">
                <text:p>0.10483052</text:p>
              </table:table-cell>
              <table:table-cell office:value-type="float" office:value="0.10461379">
                <text:p>0.10461379</text:p>
              </table:table-cell>
              <table:table-cell office:value-type="float" office:value="0.10305383">
                <text:p>0.10305383</text:p>
              </table:table-cell>
              <table:table-cell office:value-type="float" office:value="0.10452328">
                <text:p>0.10452328</text:p>
              </table:table-cell>
              <table:table-cell office:value-type="float" office:value="0.10491202">
                <text:p>0.10491202</text:p>
              </table:table-cell>
              <table:table-cell office:value-type="float" office:value="0.10624794">
                <text:p>0.10624794</text:p>
              </table:table-cell>
              <table:table-cell office:value-type="float" office:value="0.10442498">
                <text:p>0.10442498</text:p>
              </table:table-cell>
              <table:table-cell office:value-type="float" office:value="0.10410595">
                <text:p>0.10410595</text:p>
              </table:table-cell>
              <table:table-cell office:value-type="float" office:value="0.10532326">
                <text:p>0.10532326</text:p>
              </table:table-cell>
              <table:table-cell office:value-type="float" office:value="0.10446274">
                <text:p>0.10446274</text:p>
              </table:table-cell>
              <table:table-cell office:value-type="float" office:value="0.10469306">
                <text:p>0.10469306</text:p>
              </table:table-cell>
            </table:table-row>
            <table:table-row>
              <table:table-cell office:value-type="string">
                <text:p>LSAContextClusterMax-alpha=0,93</text:p>
                <draw:g>
                  <svg:desc>RawData.B16:RawData.B16</svg:desc>
                </draw:g>
              </table:table-cell>
              <table:table-cell office:value-type="float" office:value="0.1042959">
                <text:p>0.1042959</text:p>
                <draw:g>
                  <svg:desc>RawData.C16:RawData.Y16</svg:desc>
                </draw:g>
              </table:table-cell>
              <table:table-cell office:value-type="float" office:value="0.10635736">
                <text:p>0.10635736</text:p>
              </table:table-cell>
              <table:table-cell office:value-type="float" office:value="0.10531145">
                <text:p>0.10531145</text:p>
              </table:table-cell>
              <table:table-cell office:value-type="float" office:value="0.10593965">
                <text:p>0.10593965</text:p>
              </table:table-cell>
              <table:table-cell office:value-type="float" office:value="0.10548399">
                <text:p>0.10548399</text:p>
              </table:table-cell>
              <table:table-cell office:value-type="float" office:value="0.1036724">
                <text:p>0.1036724</text:p>
              </table:table-cell>
              <table:table-cell office:value-type="float" office:value="0.10502476">
                <text:p>0.10502476</text:p>
              </table:table-cell>
              <table:table-cell office:value-type="float" office:value="0.10519748">
                <text:p>0.10519748</text:p>
              </table:table-cell>
              <table:table-cell office:value-type="float" office:value="0.10405356">
                <text:p>0.10405356</text:p>
              </table:table-cell>
              <table:table-cell office:value-type="float" office:value="0.10498392">
                <text:p>0.10498392</text:p>
              </table:table-cell>
              <table:table-cell office:value-type="float" office:value="0.10480663">
                <text:p>0.10480663</text:p>
              </table:table-cell>
              <table:table-cell office:value-type="float" office:value="0.10670154">
                <text:p>0.10670154</text:p>
              </table:table-cell>
              <table:table-cell office:value-type="float" office:value="0.10521377">
                <text:p>0.10521377</text:p>
              </table:table-cell>
              <table:table-cell office:value-type="float" office:value="0.10486056">
                <text:p>0.10486056</text:p>
              </table:table-cell>
              <table:table-cell office:value-type="float" office:value="0.10331273">
                <text:p>0.10331273</text:p>
              </table:table-cell>
              <table:table-cell office:value-type="float" office:value="0.10479247">
                <text:p>0.10479247</text:p>
              </table:table-cell>
              <table:table-cell office:value-type="float" office:value="0.10515185">
                <text:p>0.10515185</text:p>
              </table:table-cell>
              <table:table-cell office:value-type="float" office:value="0.10648579">
                <text:p>0.10648579</text:p>
              </table:table-cell>
              <table:table-cell office:value-type="float" office:value="0.10468412">
                <text:p>0.10468412</text:p>
              </table:table-cell>
              <table:table-cell office:value-type="float" office:value="0.10434639">
                <text:p>0.10434639</text:p>
              </table:table-cell>
              <table:table-cell office:value-type="float" office:value="0.10553852">
                <text:p>0.10553852</text:p>
              </table:table-cell>
              <table:table-cell office:value-type="float" office:value="0.10469644">
                <text:p>0.10469644</text:p>
              </table:table-cell>
              <table:table-cell office:value-type="float" office:value="0.10499996">
                <text:p>0.10499996</text:p>
              </table:table-cell>
            </table:table-row>
            <table:table-row>
              <table:table-cell office:value-type="string">
                <text:p>LSAContextClusterMax-alpha=0,94</text:p>
                <draw:g>
                  <svg:desc>RawData.B17:RawData.B17</svg:desc>
                </draw:g>
              </table:table-cell>
              <table:table-cell office:value-type="float" office:value="0.10467675">
                <text:p>0.10467675</text:p>
                <draw:g>
                  <svg:desc>RawData.C17:RawData.Y17</svg:desc>
                </draw:g>
              </table:table-cell>
              <table:table-cell office:value-type="float" office:value="0.10667627">
                <text:p>0.10667627</text:p>
              </table:table-cell>
              <table:table-cell office:value-type="float" office:value="0.1056789">
                <text:p>0.1056789</text:p>
              </table:table-cell>
              <table:table-cell office:value-type="float" office:value="0.10628897">
                <text:p>0.10628897</text:p>
              </table:table-cell>
              <table:table-cell office:value-type="float" office:value="0.10580989">
                <text:p>0.10580989</text:p>
              </table:table-cell>
              <table:table-cell office:value-type="float" office:value="0.10397571">
                <text:p>0.10397571</text:p>
              </table:table-cell>
              <table:table-cell office:value-type="float" office:value="0.10529942">
                <text:p>0.10529942</text:p>
              </table:table-cell>
              <table:table-cell office:value-type="float" office:value="0.10553605">
                <text:p>0.10553605</text:p>
              </table:table-cell>
              <table:table-cell office:value-type="float" office:value="0.10437755">
                <text:p>0.10437755</text:p>
              </table:table-cell>
              <table:table-cell office:value-type="float" office:value="0.10524088">
                <text:p>0.10524088</text:p>
              </table:table-cell>
              <table:table-cell office:value-type="float" office:value="0.1050697">
                <text:p>0.1050697</text:p>
              </table:table-cell>
              <table:table-cell office:value-type="float" office:value="0.10692968">
                <text:p>0.10692968</text:p>
              </table:table-cell>
              <table:table-cell office:value-type="float" office:value="0.10547266">
                <text:p>0.10547266</text:p>
              </table:table-cell>
              <table:table-cell office:value-type="float" office:value="0.1051766">
                <text:p>0.1051766</text:p>
              </table:table-cell>
              <table:table-cell office:value-type="float" office:value="0.10360449">
                <text:p>0.10360449</text:p>
              </table:table-cell>
              <table:table-cell office:value-type="float" office:value="0.10509841">
                <text:p>0.10509841</text:p>
              </table:table-cell>
              <table:table-cell office:value-type="float" office:value="0.10544282">
                <text:p>0.10544282</text:p>
              </table:table-cell>
              <table:table-cell office:value-type="float" office:value="0.10671897">
                <text:p>0.10671897</text:p>
              </table:table-cell>
              <table:table-cell office:value-type="float" office:value="0.10499563">
                <text:p>0.10499563</text:p>
              </table:table-cell>
              <table:table-cell office:value-type="float" office:value="0.10462301">
                <text:p>0.10462301</text:p>
              </table:table-cell>
              <table:table-cell office:value-type="float" office:value="0.10578045">
                <text:p>0.10578045</text:p>
              </table:table-cell>
              <table:table-cell office:value-type="float" office:value="0.10498842">
                <text:p>0.10498842</text:p>
              </table:table-cell>
              <table:table-cell office:value-type="float" office:value="0.10533413">
                <text:p>0.10533413</text:p>
              </table:table-cell>
            </table:table-row>
            <table:table-row>
              <table:table-cell office:value-type="string">
                <text:p>LSAContextClusterMax-alpha=0,95</text:p>
                <draw:g>
                  <svg:desc>RawData.B18:RawData.B18</svg:desc>
                </draw:g>
              </table:table-cell>
              <table:table-cell office:value-type="float" office:value="0.10520982">
                <text:p>0.10520982</text:p>
                <draw:g>
                  <svg:desc>RawData.C18:RawData.Y18</svg:desc>
                </draw:g>
              </table:table-cell>
              <table:table-cell office:value-type="float" office:value="0.10703993">
                <text:p>0.10703993</text:p>
              </table:table-cell>
              <table:table-cell office:value-type="float" office:value="0.10607049">
                <text:p>0.10607049</text:p>
              </table:table-cell>
              <table:table-cell office:value-type="float" office:value="0.10669196">
                <text:p>0.10669196</text:p>
              </table:table-cell>
              <table:table-cell office:value-type="float" office:value="0.10619482">
                <text:p>0.10619482</text:p>
              </table:table-cell>
              <table:table-cell office:value-type="float" office:value="0.10432668">
                <text:p>0.10432668</text:p>
              </table:table-cell>
              <table:table-cell office:value-type="float" office:value="0.10563509">
                <text:p>0.10563509</text:p>
              </table:table-cell>
              <table:table-cell office:value-type="float" office:value="0.105856">
                <text:p>0.105856</text:p>
              </table:table-cell>
              <table:table-cell office:value-type="float" office:value="0.10477754">
                <text:p>0.10477754</text:p>
              </table:table-cell>
              <table:table-cell office:value-type="float" office:value="0.10556328">
                <text:p>0.10556328</text:p>
              </table:table-cell>
              <table:table-cell office:value-type="float" office:value="0.10540415">
                <text:p>0.10540415</text:p>
              </table:table-cell>
              <table:table-cell office:value-type="float" office:value="0.1072074">
                <text:p>0.1072074</text:p>
              </table:table-cell>
              <table:table-cell office:value-type="float" office:value="0.1058065">
                <text:p>0.1058065</text:p>
              </table:table-cell>
              <table:table-cell office:value-type="float" office:value="0.1055253">
                <text:p>0.1055253</text:p>
              </table:table-cell>
              <table:table-cell office:value-type="float" office:value="0.10393088">
                <text:p>0.10393088</text:p>
              </table:table-cell>
              <table:table-cell office:value-type="float" office:value="0.10548161">
                <text:p>0.10548161</text:p>
              </table:table-cell>
              <table:table-cell office:value-type="float" office:value="0.10575188">
                <text:p>0.10575188</text:p>
              </table:table-cell>
              <table:table-cell office:value-type="float" office:value="0.10700338">
                <text:p>0.10700338</text:p>
              </table:table-cell>
              <table:table-cell office:value-type="float" office:value="0.10551597">
                <text:p>0.10551597</text:p>
              </table:table-cell>
              <table:table-cell office:value-type="float" office:value="0.10497345">
                <text:p>0.10497345</text:p>
              </table:table-cell>
              <table:table-cell office:value-type="float" office:value="0.10611225">
                <text:p>0.10611225</text:p>
              </table:table-cell>
              <table:table-cell office:value-type="float" office:value="0.10533301">
                <text:p>0.10533301</text:p>
              </table:table-cell>
              <table:table-cell office:value-type="float" office:value="0.10574797">
                <text:p>0.10574797</text:p>
              </table:table-cell>
            </table:table-row>
            <table:table-row>
              <table:table-cell office:value-type="string">
                <text:p>LSAContextClusterMax-alpha=0,96</text:p>
                <draw:g>
                  <svg:desc>RawData.B19:RawData.B19</svg:desc>
                </draw:g>
              </table:table-cell>
              <table:table-cell office:value-type="float" office:value="0.10570866">
                <text:p>0.10570866</text:p>
                <draw:g>
                  <svg:desc>RawData.C19:RawData.Y19</svg:desc>
                </draw:g>
              </table:table-cell>
              <table:table-cell office:value-type="float" office:value="0.10747149">
                <text:p>0.10747149</text:p>
              </table:table-cell>
              <table:table-cell office:value-type="float" office:value="0.10647672">
                <text:p>0.10647672</text:p>
              </table:table-cell>
              <table:table-cell office:value-type="float" office:value="0.1073357">
                <text:p>0.1073357</text:p>
              </table:table-cell>
              <table:table-cell office:value-type="float" office:value="0.10667079">
                <text:p>0.10667079</text:p>
              </table:table-cell>
              <table:table-cell office:value-type="float" office:value="0.10481602">
                <text:p>0.10481602</text:p>
              </table:table-cell>
              <table:table-cell office:value-type="float" office:value="0.10605514">
                <text:p>0.10605514</text:p>
              </table:table-cell>
              <table:table-cell office:value-type="float" office:value="0.10628205">
                <text:p>0.10628205</text:p>
              </table:table-cell>
              <table:table-cell office:value-type="float" office:value="0.10533918">
                <text:p>0.10533918</text:p>
              </table:table-cell>
              <table:table-cell office:value-type="float" office:value="0.10595905">
                <text:p>0.10595905</text:p>
              </table:table-cell>
              <table:table-cell office:value-type="float" office:value="0.10582756">
                <text:p>0.10582756</text:p>
              </table:table-cell>
              <table:table-cell office:value-type="float" office:value="0.10753313">
                <text:p>0.10753313</text:p>
              </table:table-cell>
              <table:table-cell office:value-type="float" office:value="0.10619814">
                <text:p>0.10619814</text:p>
              </table:table-cell>
              <table:table-cell office:value-type="float" office:value="0.10596925">
                <text:p>0.10596925</text:p>
              </table:table-cell>
              <table:table-cell office:value-type="float" office:value="0.10433816">
                <text:p>0.10433816</text:p>
              </table:table-cell>
              <table:table-cell office:value-type="float" office:value="0.10594966">
                <text:p>0.10594966</text:p>
              </table:table-cell>
              <table:table-cell office:value-type="float" office:value="0.10615222">
                <text:p>0.10615222</text:p>
              </table:table-cell>
              <table:table-cell office:value-type="float" office:value="0.10734648">
                <text:p>0.10734648</text:p>
              </table:table-cell>
              <table:table-cell office:value-type="float" office:value="0.10580645">
                <text:p>0.10580645</text:p>
              </table:table-cell>
              <table:table-cell office:value-type="float" office:value="0.10541958">
                <text:p>0.10541958</text:p>
              </table:table-cell>
              <table:table-cell office:value-type="float" office:value="0.1064935">
                <text:p>0.1064935</text:p>
              </table:table-cell>
              <table:table-cell office:value-type="float" office:value="0.10576024">
                <text:p>0.10576024</text:p>
              </table:table-cell>
              <table:table-cell office:value-type="float" office:value="0.10623742">
                <text:p>0.10623742</text:p>
              </table:table-cell>
            </table:table-row>
            <table:table-row>
              <table:table-cell office:value-type="string">
                <text:p>LSAContextClusterMax-alpha=0,97</text:p>
                <draw:g>
                  <svg:desc>RawData.B20:RawData.B20</svg:desc>
                </draw:g>
              </table:table-cell>
              <table:table-cell office:value-type="float" office:value="0.10633734">
                <text:p>0.10633734</text:p>
                <draw:g>
                  <svg:desc>RawData.C20:RawData.Y20</svg:desc>
                </draw:g>
              </table:table-cell>
              <table:table-cell office:value-type="float" office:value="0.10793554">
                <text:p>0.10793554</text:p>
              </table:table-cell>
              <table:table-cell office:value-type="float" office:value="0.10702191">
                <text:p>0.10702191</text:p>
              </table:table-cell>
              <table:table-cell office:value-type="float" office:value="0.10781001">
                <text:p>0.10781001</text:p>
              </table:table-cell>
              <table:table-cell office:value-type="float" office:value="0.10722133">
                <text:p>0.10722133</text:p>
              </table:table-cell>
              <table:table-cell office:value-type="float" office:value="0.10542332">
                <text:p>0.10542332</text:p>
              </table:table-cell>
              <table:table-cell office:value-type="float" office:value="0.10658131">
                <text:p>0.10658131</text:p>
              </table:table-cell>
              <table:table-cell office:value-type="float" office:value="0.10682084">
                <text:p>0.10682084</text:p>
              </table:table-cell>
              <table:table-cell office:value-type="float" office:value="0.10591964">
                <text:p>0.10591964</text:p>
              </table:table-cell>
              <table:table-cell office:value-type="float" office:value="0.10648874">
                <text:p>0.10648874</text:p>
              </table:table-cell>
              <table:table-cell office:value-type="float" office:value="0.10640861">
                <text:p>0.10640861</text:p>
              </table:table-cell>
              <table:table-cell office:value-type="float" office:value="0.10791074">
                <text:p>0.10791074</text:p>
              </table:table-cell>
              <table:table-cell office:value-type="float" office:value="0.10689721">
                <text:p>0.10689721</text:p>
              </table:table-cell>
              <table:table-cell office:value-type="float" office:value="0.10654261">
                <text:p>0.10654261</text:p>
              </table:table-cell>
              <table:table-cell office:value-type="float" office:value="0.10501631">
                <text:p>0.10501631</text:p>
              </table:table-cell>
              <table:table-cell office:value-type="float" office:value="0.10647953">
                <text:p>0.10647953</text:p>
              </table:table-cell>
              <table:table-cell office:value-type="float" office:value="0.1066231">
                <text:p>0.1066231</text:p>
              </table:table-cell>
              <table:table-cell office:value-type="float" office:value="0.10767503">
                <text:p>0.10767503</text:p>
              </table:table-cell>
              <table:table-cell office:value-type="float" office:value="0.10644785">
                <text:p>0.10644785</text:p>
              </table:table-cell>
              <table:table-cell office:value-type="float" office:value="0.10599607">
                <text:p>0.10599607</text:p>
              </table:table-cell>
              <table:table-cell office:value-type="float" office:value="0.10697426">
                <text:p>0.10697426</text:p>
              </table:table-cell>
              <table:table-cell office:value-type="float" office:value="0.10633585">
                <text:p>0.10633585</text:p>
              </table:table-cell>
              <table:table-cell office:value-type="float" office:value="0.10681884">
                <text:p>0.10681884</text:p>
              </table:table-cell>
            </table:table-row>
            <table:table-row>
              <table:table-cell office:value-type="string">
                <text:p>LSAContextClusterMax-alpha=0,98</text:p>
                <draw:g>
                  <svg:desc>RawData.B21:RawData.B21</svg:desc>
                </draw:g>
              </table:table-cell>
              <table:table-cell office:value-type="float" office:value="0.1071509">
                <text:p>0.1071509</text:p>
                <draw:g>
                  <svg:desc>RawData.C21:RawData.Y21</svg:desc>
                </draw:g>
              </table:table-cell>
              <table:table-cell office:value-type="float" office:value="0.10841276">
                <text:p>0.10841276</text:p>
              </table:table-cell>
              <table:table-cell office:value-type="float" office:value="0.1076819">
                <text:p>0.1076819</text:p>
              </table:table-cell>
              <table:table-cell office:value-type="float" office:value="0.10833545">
                <text:p>0.10833545</text:p>
              </table:table-cell>
              <table:table-cell office:value-type="float" office:value="0.10786974">
                <text:p>0.10786974</text:p>
              </table:table-cell>
              <table:table-cell office:value-type="float" office:value="0.10626663">
                <text:p>0.10626663</text:p>
              </table:table-cell>
              <table:table-cell office:value-type="float" office:value="0.10729195">
                <text:p>0.10729195</text:p>
              </table:table-cell>
              <table:table-cell office:value-type="float" office:value="0.10745285">
                <text:p>0.10745285</text:p>
              </table:table-cell>
              <table:table-cell office:value-type="float" office:value="0.10668604">
                <text:p>0.10668604</text:p>
              </table:table-cell>
              <table:table-cell office:value-type="float" office:value="0.1071639">
                <text:p>0.1071639</text:p>
              </table:table-cell>
              <table:table-cell office:value-type="float" office:value="0.10716776">
                <text:p>0.10716776</text:p>
              </table:table-cell>
              <table:table-cell office:value-type="float" office:value="0.1083677">
                <text:p>0.1083677</text:p>
              </table:table-cell>
              <table:table-cell office:value-type="float" office:value="0.10745831">
                <text:p>0.10745831</text:p>
              </table:table-cell>
              <table:table-cell office:value-type="float" office:value="0.1073451">
                <text:p>0.1073451</text:p>
              </table:table-cell>
              <table:table-cell office:value-type="float" office:value="0.10587679">
                <text:p>0.10587679</text:p>
              </table:table-cell>
              <table:table-cell office:value-type="float" office:value="0.10713506">
                <text:p>0.10713506</text:p>
              </table:table-cell>
              <table:table-cell office:value-type="float" office:value="0.10727471">
                <text:p>0.10727471</text:p>
              </table:table-cell>
              <table:table-cell office:value-type="float" office:value="0.10820875">
                <text:p>0.10820875</text:p>
              </table:table-cell>
              <table:table-cell office:value-type="float" office:value="0.10717097">
                <text:p>0.10717097</text:p>
              </table:table-cell>
              <table:table-cell office:value-type="float" office:value="0.10676316">
                <text:p>0.10676316</text:p>
              </table:table-cell>
              <table:table-cell office:value-type="float" office:value="0.10765973">
                <text:p>0.10765973</text:p>
              </table:table-cell>
              <table:table-cell office:value-type="float" office:value="0.10707313">
                <text:p>0.10707313</text:p>
              </table:table-cell>
              <table:table-cell office:value-type="float" office:value="0.10752657">
                <text:p>0.10752657</text:p>
              </table:table-cell>
            </table:table-row>
            <table:table-row>
              <table:table-cell office:value-type="string">
                <text:p>LSAContextClusterMax-alpha=0,99</text:p>
                <draw:g>
                  <svg:desc>RawData.B22:RawData.B22</svg:desc>
                </draw:g>
              </table:table-cell>
              <table:table-cell office:value-type="float" office:value="0.1080366">
                <text:p>0.1080366</text:p>
                <draw:g>
                  <svg:desc>RawData.C22:RawData.Y22</svg:desc>
                </draw:g>
              </table:table-cell>
              <table:table-cell office:value-type="float" office:value="0.10893839">
                <text:p>0.10893839</text:p>
              </table:table-cell>
              <table:table-cell office:value-type="float" office:value="0.10845625">
                <text:p>0.10845625</text:p>
              </table:table-cell>
              <table:table-cell office:value-type="float" office:value="0.10885657">
                <text:p>0.10885657</text:p>
              </table:table-cell>
              <table:table-cell office:value-type="float" office:value="0.10857373">
                <text:p>0.10857373</text:p>
              </table:table-cell>
              <table:table-cell office:value-type="float" office:value="0.10748988">
                <text:p>0.10748988</text:p>
              </table:table-cell>
              <table:table-cell office:value-type="float" office:value="0.10812865">
                <text:p>0.10812865</text:p>
              </table:table-cell>
              <table:table-cell office:value-type="float" office:value="0.10826462">
                <text:p>0.10826462</text:p>
              </table:table-cell>
              <table:table-cell office:value-type="float" office:value="0.10777454">
                <text:p>0.10777454</text:p>
              </table:table-cell>
              <table:table-cell office:value-type="float" office:value="0.1081468">
                <text:p>0.1081468</text:p>
              </table:table-cell>
              <table:table-cell office:value-type="float" office:value="0.10816888">
                <text:p>0.10816888</text:p>
              </table:table-cell>
              <table:table-cell office:value-type="float" office:value="0.10887554">
                <text:p>0.10887554</text:p>
              </table:table-cell>
              <table:table-cell office:value-type="float" office:value="0.10826535">
                <text:p>0.10826535</text:p>
              </table:table-cell>
              <table:table-cell office:value-type="float" office:value="0.10829276">
                <text:p>0.10829276</text:p>
              </table:table-cell>
              <table:table-cell office:value-type="float" office:value="0.10716457">
                <text:p>0.10716457</text:p>
              </table:table-cell>
              <table:table-cell office:value-type="float" office:value="0.10807799">
                <text:p>0.10807799</text:p>
              </table:table-cell>
              <table:table-cell office:value-type="float" office:value="0.10815833">
                <text:p>0.10815833</text:p>
              </table:table-cell>
              <table:table-cell office:value-type="float" office:value="0.10870877">
                <text:p>0.10870877</text:p>
              </table:table-cell>
              <table:table-cell office:value-type="float" office:value="0.10798227">
                <text:p>0.10798227</text:p>
              </table:table-cell>
              <table:table-cell office:value-type="float" office:value="0.10788639">
                <text:p>0.10788639</text:p>
              </table:table-cell>
              <table:table-cell office:value-type="float" office:value="0.10839009">
                <text:p>0.10839009</text:p>
              </table:table-cell>
              <table:table-cell office:value-type="float" office:value="0.10802652">
                <text:p>0.10802652</text:p>
              </table:table-cell>
              <table:table-cell office:value-type="float" office:value="0.10834581">
                <text:p>0.10834581</text:p>
              </table:table-cell>
            </table:table-row>
            <table:table-row>
              <table:table-cell office:value-type="string">
                <text:p>LSAContextClusterMax-alpha=1,00</text:p>
                <draw:g>
                  <svg:desc>RawData.B23:RawData.B23</svg:desc>
                </draw:g>
              </table:table-cell>
              <table:table-cell office:value-type="float" office:value="0.10911771">
                <text:p>0.10911771</text:p>
                <draw:g>
                  <svg:desc>RawData.C23:RawData.Y23</svg:desc>
                </draw:g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</table:table-row>
            <table:table-row>
              <table:table-cell office:value-type="string">
                <text:p>LSAContext-alpha=0,90</text:p>
                <draw:g>
                  <svg:desc>RawData.B24:RawData.B24</svg:desc>
                </draw:g>
              </table:table-cell>
              <table:table-cell office:value-type="float" office:value="0.10346389">
                <text:p>0.10346389</text:p>
                <draw:g>
                  <svg:desc>RawData.C24:RawData.Y24</svg:desc>
                </draw:g>
              </table:table-cell>
              <table:table-cell office:value-type="float" office:value="0.10347634">
                <text:p>0.10347634</text:p>
              </table:table-cell>
              <table:table-cell office:value-type="float" office:value="0.10353548">
                <text:p>0.10353548</text:p>
              </table:table-cell>
              <table:table-cell office:value-type="float" office:value="0.1035766">
                <text:p>0.1035766</text:p>
              </table:table-cell>
              <table:table-cell office:value-type="float" office:value="0.10349067">
                <text:p>0.10349067</text:p>
              </table:table-cell>
              <table:table-cell office:value-type="float" office:value="0.10355558">
                <text:p>0.10355558</text:p>
              </table:table-cell>
              <table:table-cell office:value-type="float" office:value="0.10355213">
                <text:p>0.10355213</text:p>
              </table:table-cell>
              <table:table-cell office:value-type="float" office:value="0.10345167">
                <text:p>0.10345167</text:p>
              </table:table-cell>
              <table:table-cell office:value-type="float" office:value="0.10344411">
                <text:p>0.10344411</text:p>
              </table:table-cell>
              <table:table-cell office:value-type="float" office:value="0.10344577">
                <text:p>0.10344577</text:p>
              </table:table-cell>
              <table:table-cell office:value-type="float" office:value="0.10329306">
                <text:p>0.10329306</text:p>
              </table:table-cell>
              <table:table-cell office:value-type="float" office:value="0.10308854">
                <text:p>0.10308854</text:p>
              </table:table-cell>
              <table:table-cell office:value-type="float" office:value="0.1031164">
                <text:p>0.1031164</text:p>
              </table:table-cell>
              <table:table-cell office:value-type="float" office:value="0.10312548">
                <text:p>0.10312548</text:p>
              </table:table-cell>
              <table:table-cell office:value-type="float" office:value="0.10315019">
                <text:p>0.10315019</text:p>
              </table:table-cell>
              <table:table-cell office:value-type="float" office:value="0.10317553">
                <text:p>0.10317553</text:p>
              </table:table-cell>
              <table:table-cell office:value-type="float" office:value="0.10312504">
                <text:p>0.10312504</text:p>
              </table:table-cell>
              <table:table-cell office:value-type="float" office:value="0.10312834">
                <text:p>0.10312834</text:p>
              </table:table-cell>
              <table:table-cell office:value-type="float" office:value="0.1031721">
                <text:p>0.1031721</text:p>
              </table:table-cell>
              <table:table-cell office:value-type="float" office:value="0.10313907">
                <text:p>0.10313907</text:p>
              </table:table-cell>
              <table:table-cell office:value-type="float" office:value="0.10311017">
                <text:p>0.10311017</text:p>
              </table:table-cell>
              <table:table-cell office:value-type="float" office:value="0.10313176">
                <text:p>0.10313176</text:p>
              </table:table-cell>
              <table:table-cell office:value-type="float" office:value="0.10314237">
                <text:p>0.10314237</text:p>
              </table:table-cell>
            </table:table-row>
            <table:table-row>
              <table:table-cell office:value-type="string">
                <text:p>LSAContext-alpha=0,91</text:p>
                <draw:g>
                  <svg:desc>RawData.B25:RawData.B25</svg:desc>
                </draw:g>
              </table:table-cell>
              <table:table-cell office:value-type="float" office:value="0.10362809">
                <text:p>0.10362809</text:p>
                <draw:g>
                  <svg:desc>RawData.C25:RawData.Y25</svg:desc>
                </draw:g>
              </table:table-cell>
              <table:table-cell office:value-type="float" office:value="0.10363239">
                <text:p>0.10363239</text:p>
              </table:table-cell>
              <table:table-cell office:value-type="float" office:value="0.1036943">
                <text:p>0.1036943</text:p>
              </table:table-cell>
              <table:table-cell office:value-type="float" office:value="0.10373763">
                <text:p>0.10373763</text:p>
              </table:table-cell>
              <table:table-cell office:value-type="float" office:value="0.10365574">
                <text:p>0.10365574</text:p>
              </table:table-cell>
              <table:table-cell office:value-type="float" office:value="0.10372053">
                <text:p>0.10372053</text:p>
              </table:table-cell>
              <table:table-cell office:value-type="float" office:value="0.10370067">
                <text:p>0.10370067</text:p>
              </table:table-cell>
              <table:table-cell office:value-type="float" office:value="0.10360624">
                <text:p>0.10360624</text:p>
              </table:table-cell>
              <table:table-cell office:value-type="float" office:value="0.10359485">
                <text:p>0.10359485</text:p>
              </table:table-cell>
              <table:table-cell office:value-type="float" office:value="0.10359428">
                <text:p>0.10359428</text:p>
              </table:table-cell>
              <table:table-cell office:value-type="float" office:value="0.10344952">
                <text:p>0.10344952</text:p>
              </table:table-cell>
              <table:table-cell office:value-type="float" office:value="0.10324506">
                <text:p>0.10324506</text:p>
              </table:table-cell>
              <table:table-cell office:value-type="float" office:value="0.10326731">
                <text:p>0.10326731</text:p>
              </table:table-cell>
              <table:table-cell office:value-type="float" office:value="0.10322795">
                <text:p>0.10322795</text:p>
              </table:table-cell>
              <table:table-cell office:value-type="float" office:value="0.10327432">
                <text:p>0.10327432</text:p>
              </table:table-cell>
              <table:table-cell office:value-type="float" office:value="0.10331444">
                <text:p>0.10331444</text:p>
              </table:table-cell>
              <table:table-cell office:value-type="float" office:value="0.10322334">
                <text:p>0.10322334</text:p>
              </table:table-cell>
              <table:table-cell office:value-type="float" office:value="0.10325415">
                <text:p>0.10325415</text:p>
              </table:table-cell>
              <table:table-cell office:value-type="float" office:value="0.10332077">
                <text:p>0.10332077</text:p>
              </table:table-cell>
              <table:table-cell office:value-type="float" office:value="0.10329462">
                <text:p>0.10329462</text:p>
              </table:table-cell>
              <table:table-cell office:value-type="float" office:value="0.10324005">
                <text:p>0.10324005</text:p>
              </table:table-cell>
              <table:table-cell office:value-type="float" office:value="0.10325608">
                <text:p>0.10325608</text:p>
              </table:table-cell>
              <table:table-cell office:value-type="float" office:value="0.10327326">
                <text:p>0.10327326</text:p>
              </table:table-cell>
            </table:table-row>
            <table:table-row>
              <table:table-cell office:value-type="string">
                <text:p>LSAContext-alpha=0,92</text:p>
                <draw:g>
                  <svg:desc>RawData.B26:RawData.B26</svg:desc>
                </draw:g>
              </table:table-cell>
              <table:table-cell office:value-type="float" office:value="0.10383906">
                <text:p>0.10383906</text:p>
                <draw:g>
                  <svg:desc>RawData.C26:RawData.Y26</svg:desc>
                </draw:g>
              </table:table-cell>
              <table:table-cell office:value-type="float" office:value="0.10381828">
                <text:p>0.10381828</text:p>
              </table:table-cell>
              <table:table-cell office:value-type="float" office:value="0.10388635">
                <text:p>0.10388635</text:p>
              </table:table-cell>
              <table:table-cell office:value-type="float" office:value="0.10392376">
                <text:p>0.10392376</text:p>
              </table:table-cell>
              <table:table-cell office:value-type="float" office:value="0.10385697">
                <text:p>0.10385697</text:p>
              </table:table-cell>
              <table:table-cell office:value-type="float" office:value="0.10391746">
                <text:p>0.10391746</text:p>
              </table:table-cell>
              <table:table-cell office:value-type="float" office:value="0.10388724">
                <text:p>0.10388724</text:p>
              </table:table-cell>
              <table:table-cell office:value-type="float" office:value="0.10377065">
                <text:p>0.10377065</text:p>
              </table:table-cell>
              <table:table-cell office:value-type="float" office:value="0.10375456">
                <text:p>0.10375456</text:p>
              </table:table-cell>
              <table:table-cell office:value-type="float" office:value="0.10375056">
                <text:p>0.10375056</text:p>
              </table:table-cell>
              <table:table-cell office:value-type="float" office:value="0.10360791">
                <text:p>0.10360791</text:p>
              </table:table-cell>
              <table:table-cell office:value-type="float" office:value="0.10340821">
                <text:p>0.10340821</text:p>
              </table:table-cell>
              <table:table-cell office:value-type="float" office:value="0.10344268">
                <text:p>0.10344268</text:p>
              </table:table-cell>
              <table:table-cell office:value-type="float" office:value="0.10337888">
                <text:p>0.10337888</text:p>
              </table:table-cell>
              <table:table-cell office:value-type="float" office:value="0.1034296">
                <text:p>0.1034296</text:p>
              </table:table-cell>
              <table:table-cell office:value-type="float" office:value="0.10348171">
                <text:p>0.10348171</text:p>
              </table:table-cell>
              <table:table-cell office:value-type="float" office:value="0.10337382">
                <text:p>0.10337382</text:p>
              </table:table-cell>
              <table:table-cell office:value-type="float" office:value="0.10340761">
                <text:p>0.10340761</text:p>
              </table:table-cell>
              <table:table-cell office:value-type="float" office:value="0.10348515">
                <text:p>0.10348515</text:p>
              </table:table-cell>
              <table:table-cell office:value-type="float" office:value="0.10345635">
                <text:p>0.10345635</text:p>
              </table:table-cell>
              <table:table-cell office:value-type="float" office:value="0.1033927">
                <text:p>0.1033927</text:p>
              </table:table-cell>
              <table:table-cell office:value-type="float" office:value="0.10342053">
                <text:p>0.10342053</text:p>
              </table:table-cell>
              <table:table-cell office:value-type="float" office:value="0.10343461">
                <text:p>0.10343461</text:p>
              </table:table-cell>
            </table:table-row>
            <table:table-row>
              <table:table-cell office:value-type="string">
                <text:p>LSAContext-alpha=0,93</text:p>
                <draw:g>
                  <svg:desc>RawData.B27:RawData.B27</svg:desc>
                </draw:g>
              </table:table-cell>
              <table:table-cell office:value-type="float" office:value="0.10407672">
                <text:p>0.10407672</text:p>
                <draw:g>
                  <svg:desc>RawData.C27:RawData.Y27</svg:desc>
                </draw:g>
              </table:table-cell>
              <table:table-cell office:value-type="float" office:value="0.10404669">
                <text:p>0.10404669</text:p>
              </table:table-cell>
              <table:table-cell office:value-type="float" office:value="0.10411">
                <text:p>0.10411</text:p>
              </table:table-cell>
              <table:table-cell office:value-type="float" office:value="0.10414438">
                <text:p>0.10414438</text:p>
              </table:table-cell>
              <table:table-cell office:value-type="float" office:value="0.10408416">
                <text:p>0.10408416</text:p>
              </table:table-cell>
              <table:table-cell office:value-type="float" office:value="0.1041561">
                <text:p>0.1041561</text:p>
              </table:table-cell>
              <table:table-cell office:value-type="float" office:value="0.10412965">
                <text:p>0.10412965</text:p>
              </table:table-cell>
              <table:table-cell office:value-type="float" office:value="0.10398424">
                <text:p>0.10398424</text:p>
              </table:table-cell>
              <table:table-cell office:value-type="float" office:value="0.10396658">
                <text:p>0.10396658</text:p>
              </table:table-cell>
              <table:table-cell office:value-type="float" office:value="0.10395491">
                <text:p>0.10395491</text:p>
              </table:table-cell>
              <table:table-cell office:value-type="float" office:value="0.10380722">
                <text:p>0.10380722</text:p>
              </table:table-cell>
              <table:table-cell office:value-type="float" office:value="0.1035906">
                <text:p>0.1035906</text:p>
              </table:table-cell>
              <table:table-cell office:value-type="float" office:value="0.10363209">
                <text:p>0.10363209</text:p>
              </table:table-cell>
              <table:table-cell office:value-type="float" office:value="0.1035774">
                <text:p>0.1035774</text:p>
              </table:table-cell>
              <table:table-cell office:value-type="float" office:value="0.10365397">
                <text:p>0.10365397</text:p>
              </table:table-cell>
              <table:table-cell office:value-type="float" office:value="0.1037004">
                <text:p>0.1037004</text:p>
              </table:table-cell>
              <table:table-cell office:value-type="float" office:value="0.10356765">
                <text:p>0.10356765</text:p>
              </table:table-cell>
              <table:table-cell office:value-type="float" office:value="0.10361184">
                <text:p>0.10361184</text:p>
              </table:table-cell>
              <table:table-cell office:value-type="float" office:value="0.10369047">
                <text:p>0.10369047</text:p>
              </table:table-cell>
              <table:table-cell office:value-type="float" office:value="0.10364122">
                <text:p>0.10364122</text:p>
              </table:table-cell>
              <table:table-cell office:value-type="float" office:value="0.10358645">
                <text:p>0.10358645</text:p>
              </table:table-cell>
              <table:table-cell office:value-type="float" office:value="0.10360487">
                <text:p>0.10360487</text:p>
              </table:table-cell>
              <table:table-cell office:value-type="float" office:value="0.10361586">
                <text:p>0.10361586</text:p>
              </table:table-cell>
            </table:table-row>
            <table:table-row>
              <table:table-cell office:value-type="string">
                <text:p>LSAContext-alpha=0,94</text:p>
                <draw:g>
                  <svg:desc>RawData.B28:RawData.B28</svg:desc>
                </draw:g>
              </table:table-cell>
              <table:table-cell office:value-type="float" office:value="0.10437941">
                <text:p>0.10437941</text:p>
                <draw:g>
                  <svg:desc>RawData.C28:RawData.Y28</svg:desc>
                </draw:g>
              </table:table-cell>
              <table:table-cell office:value-type="float" office:value="0.1043336">
                <text:p>0.1043336</text:p>
              </table:table-cell>
              <table:table-cell office:value-type="float" office:value="0.10438197">
                <text:p>0.10438197</text:p>
              </table:table-cell>
              <table:table-cell office:value-type="float" office:value="0.10443284">
                <text:p>0.10443284</text:p>
              </table:table-cell>
              <table:table-cell office:value-type="float" office:value="0.1043635">
                <text:p>0.1043635</text:p>
              </table:table-cell>
              <table:table-cell office:value-type="float" office:value="0.10444229">
                <text:p>0.10444229</text:p>
              </table:table-cell>
              <table:table-cell office:value-type="float" office:value="0.10439878">
                <text:p>0.10439878</text:p>
              </table:table-cell>
              <table:table-cell office:value-type="float" office:value="0.10425456">
                <text:p>0.10425456</text:p>
              </table:table-cell>
              <table:table-cell office:value-type="float" office:value="0.10422561">
                <text:p>0.10422561</text:p>
              </table:table-cell>
              <table:table-cell office:value-type="float" office:value="0.10420565">
                <text:p>0.10420565</text:p>
              </table:table-cell>
              <table:table-cell office:value-type="float" office:value="0.10406169">
                <text:p>0.10406169</text:p>
              </table:table-cell>
              <table:table-cell office:value-type="float" office:value="0.1038311">
                <text:p>0.1038311</text:p>
              </table:table-cell>
              <table:table-cell office:value-type="float" office:value="0.10385362">
                <text:p>0.10385362</text:p>
              </table:table-cell>
              <table:table-cell office:value-type="float" office:value="0.10379899">
                <text:p>0.10379899</text:p>
              </table:table-cell>
              <table:table-cell office:value-type="float" office:value="0.10385054">
                <text:p>0.10385054</text:p>
              </table:table-cell>
              <table:table-cell office:value-type="float" office:value="0.10390127">
                <text:p>0.10390127</text:p>
              </table:table-cell>
              <table:table-cell office:value-type="float" office:value="0.10379585">
                <text:p>0.10379585</text:p>
              </table:table-cell>
              <table:table-cell office:value-type="float" office:value="0.10383326">
                <text:p>0.10383326</text:p>
              </table:table-cell>
              <table:table-cell office:value-type="float" office:value="0.10394641">
                <text:p>0.10394641</text:p>
              </table:table-cell>
              <table:table-cell office:value-type="float" office:value="0.10388523">
                <text:p>0.10388523</text:p>
              </table:table-cell>
              <table:table-cell office:value-type="float" office:value="0.10381022">
                <text:p>0.10381022</text:p>
              </table:table-cell>
              <table:table-cell office:value-type="float" office:value="0.10384344">
                <text:p>0.10384344</text:p>
              </table:table-cell>
              <table:table-cell office:value-type="float" office:value="0.10385704">
                <text:p>0.10385704</text:p>
              </table:table-cell>
            </table:table-row>
            <table:table-row>
              <table:table-cell office:value-type="string">
                <text:p>LSAContext-alpha=0,95</text:p>
                <draw:g>
                  <svg:desc>RawData.B29:RawData.B29</svg:desc>
                </draw:g>
              </table:table-cell>
              <table:table-cell office:value-type="float" office:value="0.10473236">
                <text:p>0.10473236</text:p>
                <draw:g>
                  <svg:desc>RawData.C29:RawData.Y29</svg:desc>
                </draw:g>
              </table:table-cell>
              <table:table-cell office:value-type="float" office:value="0.10468632">
                <text:p>0.10468632</text:p>
              </table:table-cell>
              <table:table-cell office:value-type="float" office:value="0.10471995">
                <text:p>0.10471995</text:p>
              </table:table-cell>
              <table:table-cell office:value-type="float" office:value="0.104772">
                <text:p>0.104772</text:p>
              </table:table-cell>
              <table:table-cell office:value-type="float" office:value="0.10471341">
                <text:p>0.10471341</text:p>
              </table:table-cell>
              <table:table-cell office:value-type="float" office:value="0.10480371">
                <text:p>0.10480371</text:p>
              </table:table-cell>
              <table:table-cell office:value-type="float" office:value="0.10474342">
                <text:p>0.10474342</text:p>
              </table:table-cell>
              <table:table-cell office:value-type="float" office:value="0.10458176">
                <text:p>0.10458176</text:p>
              </table:table-cell>
              <table:table-cell office:value-type="float" office:value="0.10455951">
                <text:p>0.10455951</text:p>
              </table:table-cell>
              <table:table-cell office:value-type="float" office:value="0.10453287">
                <text:p>0.10453287</text:p>
              </table:table-cell>
              <table:table-cell office:value-type="float" office:value="0.10436906">
                <text:p>0.10436906</text:p>
              </table:table-cell>
              <table:table-cell office:value-type="float" office:value="0.10415307">
                <text:p>0.10415307</text:p>
              </table:table-cell>
              <table:table-cell office:value-type="float" office:value="0.10415092">
                <text:p>0.10415092</text:p>
              </table:table-cell>
              <table:table-cell office:value-type="float" office:value="0.10408765">
                <text:p>0.10408765</text:p>
              </table:table-cell>
              <table:table-cell office:value-type="float" office:value="0.10414134">
                <text:p>0.10414134</text:p>
              </table:table-cell>
              <table:table-cell office:value-type="float" office:value="0.10419875">
                <text:p>0.10419875</text:p>
              </table:table-cell>
              <table:table-cell office:value-type="float" office:value="0.10408779">
                <text:p>0.10408779</text:p>
              </table:table-cell>
              <table:table-cell office:value-type="float" office:value="0.1041294">
                <text:p>0.1041294</text:p>
              </table:table-cell>
              <table:table-cell office:value-type="float" office:value="0.10426115">
                <text:p>0.10426115</text:p>
              </table:table-cell>
              <table:table-cell office:value-type="float" office:value="0.10420584">
                <text:p>0.10420584</text:p>
              </table:table-cell>
              <table:table-cell office:value-type="float" office:value="0.10410483">
                <text:p>0.10410483</text:p>
              </table:table-cell>
              <table:table-cell office:value-type="float" office:value="0.10414344">
                <text:p>0.10414344</text:p>
              </table:table-cell>
              <table:table-cell office:value-type="float" office:value="0.1041604">
                <text:p>0.1041604</text:p>
              </table:table-cell>
            </table:table-row>
            <table:table-row>
              <table:table-cell office:value-type="string">
                <text:p>LSAContext-alpha=0,96</text:p>
                <draw:g>
                  <svg:desc>RawData.B30:RawData.B30</svg:desc>
                </draw:g>
              </table:table-cell>
              <table:table-cell office:value-type="float" office:value="0.10517729">
                <text:p>0.10517729</text:p>
                <draw:g>
                  <svg:desc>RawData.C30:RawData.Y30</svg:desc>
                </draw:g>
              </table:table-cell>
              <table:table-cell office:value-type="float" office:value="0.10511813">
                <text:p>0.10511813</text:p>
              </table:table-cell>
              <table:table-cell office:value-type="float" office:value="0.10516878">
                <text:p>0.10516878</text:p>
              </table:table-cell>
              <table:table-cell office:value-type="float" office:value="0.10521867">
                <text:p>0.10521867</text:p>
              </table:table-cell>
              <table:table-cell office:value-type="float" office:value="0.1051665">
                <text:p>0.1051665</text:p>
              </table:table-cell>
              <table:table-cell office:value-type="float" office:value="0.10525633">
                <text:p>0.10525633</text:p>
              </table:table-cell>
              <table:table-cell office:value-type="float" office:value="0.10519301">
                <text:p>0.10519301</text:p>
              </table:table-cell>
              <table:table-cell office:value-type="float" office:value="0.10500821">
                <text:p>0.10500821</text:p>
              </table:table-cell>
              <table:table-cell office:value-type="float" office:value="0.10498269">
                <text:p>0.10498269</text:p>
              </table:table-cell>
              <table:table-cell office:value-type="float" office:value="0.10495689">
                <text:p>0.10495689</text:p>
              </table:table-cell>
              <table:table-cell office:value-type="float" office:value="0.10480126">
                <text:p>0.10480126</text:p>
              </table:table-cell>
              <table:table-cell office:value-type="float" office:value="0.10454834">
                <text:p>0.10454834</text:p>
              </table:table-cell>
              <table:table-cell office:value-type="float" office:value="0.10454383">
                <text:p>0.10454383</text:p>
              </table:table-cell>
              <table:table-cell office:value-type="float" office:value="0.10447002">
                <text:p>0.10447002</text:p>
              </table:table-cell>
              <table:table-cell office:value-type="float" office:value="0.10453706">
                <text:p>0.10453706</text:p>
              </table:table-cell>
              <table:table-cell office:value-type="float" office:value="0.10459723">
                <text:p>0.10459723</text:p>
              </table:table-cell>
              <table:table-cell office:value-type="float" office:value="0.1044711">
                <text:p>0.1044711</text:p>
              </table:table-cell>
              <table:table-cell office:value-type="float" office:value="0.10453192">
                <text:p>0.10453192</text:p>
              </table:table-cell>
              <table:table-cell office:value-type="float" office:value="0.10469316">
                <text:p>0.10469316</text:p>
              </table:table-cell>
              <table:table-cell office:value-type="float" office:value="0.10459779">
                <text:p>0.10459779</text:p>
              </table:table-cell>
              <table:table-cell office:value-type="float" office:value="0.10449404">
                <text:p>0.10449404</text:p>
              </table:table-cell>
              <table:table-cell office:value-type="float" office:value="0.10453779">
                <text:p>0.10453779</text:p>
              </table:table-cell>
              <table:table-cell office:value-type="float" office:value="0.10455325">
                <text:p>0.10455325</text:p>
              </table:table-cell>
            </table:table-row>
            <table:table-row>
              <table:table-cell office:value-type="string">
                <text:p>LSAContext-alpha=0,97</text:p>
                <draw:g>
                  <svg:desc>RawData.B31:RawData.B31</svg:desc>
                </draw:g>
              </table:table-cell>
              <table:table-cell office:value-type="float" office:value="0.10578269">
                <text:p>0.10578269</text:p>
                <draw:g>
                  <svg:desc>RawData.C31:RawData.Y31</svg:desc>
                </draw:g>
              </table:table-cell>
              <table:table-cell office:value-type="float" office:value="0.10571731">
                <text:p>0.10571731</text:p>
              </table:table-cell>
              <table:table-cell office:value-type="float" office:value="0.10576972">
                <text:p>0.10576972</text:p>
              </table:table-cell>
              <table:table-cell office:value-type="float" office:value="0.10579483">
                <text:p>0.10579483</text:p>
              </table:table-cell>
              <table:table-cell office:value-type="float" office:value="0.10577164">
                <text:p>0.10577164</text:p>
              </table:table-cell>
              <table:table-cell office:value-type="float" office:value="0.10585424">
                <text:p>0.10585424</text:p>
              </table:table-cell>
              <table:table-cell office:value-type="float" office:value="0.10578773">
                <text:p>0.10578773</text:p>
              </table:table-cell>
              <table:table-cell office:value-type="float" office:value="0.10558734">
                <text:p>0.10558734</text:p>
              </table:table-cell>
              <table:table-cell office:value-type="float" office:value="0.10554598">
                <text:p>0.10554598</text:p>
              </table:table-cell>
              <table:table-cell office:value-type="float" office:value="0.10552197">
                <text:p>0.10552197</text:p>
              </table:table-cell>
              <table:table-cell office:value-type="float" office:value="0.10536517">
                <text:p>0.10536517</text:p>
              </table:table-cell>
              <table:table-cell office:value-type="float" office:value="0.10510041">
                <text:p>0.10510041</text:p>
              </table:table-cell>
              <table:table-cell office:value-type="float" office:value="0.10508816">
                <text:p>0.10508816</text:p>
              </table:table-cell>
              <table:table-cell office:value-type="float" office:value="0.10502684">
                <text:p>0.10502684</text:p>
              </table:table-cell>
              <table:table-cell office:value-type="float" office:value="0.10508792">
                <text:p>0.10508792</text:p>
              </table:table-cell>
              <table:table-cell office:value-type="float" office:value="0.10515686">
                <text:p>0.10515686</text:p>
              </table:table-cell>
              <table:table-cell office:value-type="float" office:value="0.10502982">
                <text:p>0.10502982</text:p>
              </table:table-cell>
              <table:table-cell office:value-type="float" office:value="0.10507994">
                <text:p>0.10507994</text:p>
              </table:table-cell>
              <table:table-cell office:value-type="float" office:value="0.10525455">
                <text:p>0.10525455</text:p>
              </table:table-cell>
              <table:table-cell office:value-type="float" office:value="0.1051626">
                <text:p>0.1051626</text:p>
              </table:table-cell>
              <table:table-cell office:value-type="float" office:value="0.10503874">
                <text:p>0.10503874</text:p>
              </table:table-cell>
              <table:table-cell office:value-type="float" office:value="0.10507028">
                <text:p>0.10507028</text:p>
              </table:table-cell>
              <table:table-cell office:value-type="float" office:value="0.10510897">
                <text:p>0.10510897</text:p>
              </table:table-cell>
            </table:table-row>
            <table:table-row>
              <table:table-cell office:value-type="string">
                <text:p>LSAContext-alpha=0,98</text:p>
                <draw:g>
                  <svg:desc>RawData.B32:RawData.B32</svg:desc>
                </draw:g>
              </table:table-cell>
              <table:table-cell office:value-type="float" office:value="0.10660371">
                <text:p>0.10660371</text:p>
                <draw:g>
                  <svg:desc>RawData.C32:RawData.Y32</svg:desc>
                </draw:g>
              </table:table-cell>
              <table:table-cell office:value-type="float" office:value="0.10657509">
                <text:p>0.10657509</text:p>
              </table:table-cell>
              <table:table-cell office:value-type="float" office:value="0.1066172">
                <text:p>0.1066172</text:p>
              </table:table-cell>
              <table:table-cell office:value-type="float" office:value="0.1066313">
                <text:p>0.1066313</text:p>
              </table:table-cell>
              <table:table-cell office:value-type="float" office:value="0.10660243">
                <text:p>0.10660243</text:p>
              </table:table-cell>
              <table:table-cell office:value-type="float" office:value="0.10667974">
                <text:p>0.10667974</text:p>
              </table:table-cell>
              <table:table-cell office:value-type="float" office:value="0.10663712">
                <text:p>0.10663712</text:p>
              </table:table-cell>
              <table:table-cell office:value-type="float" office:value="0.10643436">
                <text:p>0.10643436</text:p>
              </table:table-cell>
              <table:table-cell office:value-type="float" office:value="0.10641636">
                <text:p>0.10641636</text:p>
              </table:table-cell>
              <table:table-cell office:value-type="float" office:value="0.10641563">
                <text:p>0.10641563</text:p>
              </table:table-cell>
              <table:table-cell office:value-type="float" office:value="0.1062413">
                <text:p>0.1062413</text:p>
              </table:table-cell>
              <table:table-cell office:value-type="float" office:value="0.10600195">
                <text:p>0.10600195</text:p>
              </table:table-cell>
              <table:table-cell office:value-type="float" office:value="0.10593369">
                <text:p>0.10593369</text:p>
              </table:table-cell>
              <table:table-cell office:value-type="float" office:value="0.10583765">
                <text:p>0.10583765</text:p>
              </table:table-cell>
              <table:table-cell office:value-type="float" office:value="0.10589982">
                <text:p>0.10589982</text:p>
              </table:table-cell>
              <table:table-cell office:value-type="float" office:value="0.10594855">
                <text:p>0.10594855</text:p>
              </table:table-cell>
              <table:table-cell office:value-type="float" office:value="0.10584452">
                <text:p>0.10584452</text:p>
              </table:table-cell>
              <table:table-cell office:value-type="float" office:value="0.10586115">
                <text:p>0.10586115</text:p>
              </table:table-cell>
              <table:table-cell office:value-type="float" office:value="0.10615185">
                <text:p>0.10615185</text:p>
              </table:table-cell>
              <table:table-cell office:value-type="float" office:value="0.10604918">
                <text:p>0.10604918</text:p>
              </table:table-cell>
              <table:table-cell office:value-type="float" office:value="0.10586232">
                <text:p>0.10586232</text:p>
              </table:table-cell>
              <table:table-cell office:value-type="float" office:value="0.10588597">
                <text:p>0.10588597</text:p>
              </table:table-cell>
              <table:table-cell office:value-type="float" office:value="0.10595035">
                <text:p>0.10595035</text:p>
              </table:table-cell>
            </table:table-row>
            <table:table-row>
              <table:table-cell office:value-type="string">
                <text:p>LSAContext-alpha=0,99</text:p>
                <draw:g>
                  <svg:desc>RawData.B33:RawData.B33</svg:desc>
                </draw:g>
              </table:table-cell>
              <table:table-cell office:value-type="float" office:value="0.10769225">
                <text:p>0.10769225</text:p>
                <draw:g>
                  <svg:desc>RawData.C33:RawData.Y33</svg:desc>
                </draw:g>
              </table:table-cell>
              <table:table-cell office:value-type="float" office:value="0.10767012">
                <text:p>0.10767012</text:p>
              </table:table-cell>
              <table:table-cell office:value-type="float" office:value="0.10771077">
                <text:p>0.10771077</text:p>
              </table:table-cell>
              <table:table-cell office:value-type="float" office:value="0.10773138">
                <text:p>0.10773138</text:p>
              </table:table-cell>
              <table:table-cell office:value-type="float" office:value="0.10770927">
                <text:p>0.10770927</text:p>
              </table:table-cell>
              <table:table-cell office:value-type="float" office:value="0.10774704">
                <text:p>0.10774704</text:p>
              </table:table-cell>
              <table:table-cell office:value-type="float" office:value="0.10775324">
                <text:p>0.10775324</text:p>
              </table:table-cell>
              <table:table-cell office:value-type="float" office:value="0.10762575">
                <text:p>0.10762575</text:p>
              </table:table-cell>
              <table:table-cell office:value-type="float" office:value="0.10761367">
                <text:p>0.10761367</text:p>
              </table:table-cell>
              <table:table-cell office:value-type="float" office:value="0.10761999">
                <text:p>0.10761999</text:p>
              </table:table-cell>
              <table:table-cell office:value-type="float" office:value="0.10749109">
                <text:p>0.10749109</text:p>
              </table:table-cell>
              <table:table-cell office:value-type="float" office:value="0.10730783">
                <text:p>0.10730783</text:p>
              </table:table-cell>
              <table:table-cell office:value-type="float" office:value="0.10723823">
                <text:p>0.10723823</text:p>
              </table:table-cell>
              <table:table-cell office:value-type="float" office:value="0.10709735">
                <text:p>0.10709735</text:p>
              </table:table-cell>
              <table:table-cell office:value-type="float" office:value="0.10714364">
                <text:p>0.10714364</text:p>
              </table:table-cell>
              <table:table-cell office:value-type="float" office:value="0.10723356">
                <text:p>0.10723356</text:p>
              </table:table-cell>
              <table:table-cell office:value-type="float" office:value="0.10708939">
                <text:p>0.10708939</text:p>
              </table:table-cell>
              <table:table-cell office:value-type="float" office:value="0.10716599">
                <text:p>0.10716599</text:p>
              </table:table-cell>
              <table:table-cell office:value-type="float" office:value="0.10744499">
                <text:p>0.10744499</text:p>
              </table:table-cell>
              <table:table-cell office:value-type="float" office:value="0.10733539">
                <text:p>0.10733539</text:p>
              </table:table-cell>
              <table:table-cell office:value-type="float" office:value="0.10711809">
                <text:p>0.10711809</text:p>
              </table:table-cell>
              <table:table-cell office:value-type="float" office:value="0.1071754">
                <text:p>0.1071754</text:p>
              </table:table-cell>
              <table:table-cell office:value-type="float" office:value="0.10721131">
                <text:p>0.10721131</text:p>
              </table:table-cell>
            </table:table-row>
            <table:table-row>
              <table:table-cell office:value-type="string">
                <text:p>LSAContext-alpha=1,00</text:p>
                <draw:g>
                  <svg:desc>RawData.B34:RawData.B34</svg:desc>
                </draw:g>
              </table:table-cell>
              <table:table-cell office:value-type="float" office:value="0.10911771">
                <text:p>0.10911771</text:p>
                <draw:g>
                  <svg:desc>RawData.C34:RawData.Y34</svg:desc>
                </draw:g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0.103" chart:maximum="0.11" chart:interval-major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112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112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33.143cm" svg:height="18.642cm" xlink:href=".." xlink:type="simple" chart:class="chart:line" chart:style-name="ch1">
        <chart:legend chart:legend-position="end" svg:x="30.021cm" svg:y="3.475cm" style:legend-expansion="high" chart:style-name="ch2"/>
        <chart:plot-area chart:style-name="ch3" table:cell-range-address="RawData.B1:RawData.Y34" chart:data-source-has-labels="both" svg:x="0.662cm" svg:y="0.372cm" svg:width="28.697cm" svg:height="17.898cm">
          <chartooo:coordinate-region svg:x="3.594cm" svg:y="0.372cm" svg:width="24.266cm" svg:height="13.014cm"/>
          <chart:axis chart:dimension="x" chart:name="primary-x" chart:style-name="ch4" chartooo:axis-type="auto">
            <chartooo:date-scale/>
            <chart:categories table:cell-range-address="RawData.B2:RawData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Data.C2:RawData.C34" chart:label-cell-address="RawData.C1:RawData.C1" chart:class="chart:line">
            <chart:data-point chart:repeated="33"/>
          </chart:series>
          <chart:series chart:style-name="ch8" chart:values-cell-range-address="RawData.D2:RawData.D34" chart:label-cell-address="RawData.D1:RawData.D1" chart:class="chart:line">
            <chart:data-point chart:repeated="33"/>
          </chart:series>
          <chart:series chart:style-name="ch9" chart:values-cell-range-address="RawData.E2:RawData.E34" chart:label-cell-address="RawData.E1:RawData.E1" chart:class="chart:line">
            <chart:data-point chart:repeated="33"/>
          </chart:series>
          <chart:series chart:style-name="ch10" chart:values-cell-range-address="RawData.F2:RawData.F34" chart:label-cell-address="RawData.F1:RawData.F1" chart:class="chart:line">
            <chart:data-point chart:repeated="33"/>
          </chart:series>
          <chart:series chart:style-name="ch11" chart:values-cell-range-address="RawData.G2:RawData.G34" chart:label-cell-address="RawData.G1:RawData.G1" chart:class="chart:line">
            <chart:data-point chart:repeated="33"/>
          </chart:series>
          <chart:series chart:style-name="ch12" chart:values-cell-range-address="RawData.H2:RawData.H34" chart:label-cell-address="RawData.H1:RawData.H1" chart:class="chart:line">
            <chart:data-point chart:repeated="33"/>
          </chart:series>
          <chart:series chart:style-name="ch13" chart:values-cell-range-address="RawData.I2:RawData.I34" chart:label-cell-address="RawData.I1:RawData.I1" chart:class="chart:line">
            <chart:data-point chart:repeated="33"/>
          </chart:series>
          <chart:series chart:style-name="ch14" chart:values-cell-range-address="RawData.J2:RawData.J34" chart:label-cell-address="RawData.J1:RawData.J1" chart:class="chart:line">
            <chart:data-point chart:repeated="33"/>
          </chart:series>
          <chart:series chart:style-name="ch15" chart:values-cell-range-address="RawData.K2:RawData.K34" chart:label-cell-address="RawData.K1:RawData.K1" chart:class="chart:line">
            <chart:data-point chart:repeated="33"/>
          </chart:series>
          <chart:series chart:style-name="ch16" chart:values-cell-range-address="RawData.L2:RawData.L34" chart:label-cell-address="RawData.L1:RawData.L1" chart:class="chart:line">
            <chart:data-point chart:repeated="33"/>
          </chart:series>
          <chart:series chart:style-name="ch17" chart:values-cell-range-address="RawData.M2:RawData.M34" chart:label-cell-address="RawData.M1:RawData.M1" chart:class="chart:line">
            <chart:data-point chart:repeated="33"/>
          </chart:series>
          <chart:series chart:style-name="ch18" chart:values-cell-range-address="RawData.N2:RawData.N34" chart:label-cell-address="RawData.N1:RawData.N1" chart:class="chart:line">
            <chart:data-point chart:repeated="33"/>
          </chart:series>
          <chart:series chart:style-name="ch19" chart:values-cell-range-address="RawData.O2:RawData.O34" chart:label-cell-address="RawData.O1:RawData.O1" chart:class="chart:line">
            <chart:data-point chart:repeated="33"/>
          </chart:series>
          <chart:series chart:style-name="ch20" chart:values-cell-range-address="RawData.P2:RawData.P34" chart:label-cell-address="RawData.P1:RawData.P1" chart:class="chart:line">
            <chart:data-point chart:repeated="33"/>
          </chart:series>
          <chart:series chart:style-name="ch21" chart:values-cell-range-address="RawData.Q2:RawData.Q34" chart:label-cell-address="RawData.Q1:RawData.Q1" chart:class="chart:line">
            <chart:data-point chart:repeated="33"/>
          </chart:series>
          <chart:series chart:style-name="ch22" chart:values-cell-range-address="RawData.R2:RawData.R34" chart:label-cell-address="RawData.R1:RawData.R1" chart:class="chart:line">
            <chart:data-point chart:repeated="33"/>
          </chart:series>
          <chart:series chart:style-name="ch23" chart:values-cell-range-address="RawData.S2:RawData.S34" chart:label-cell-address="RawData.S1:RawData.S1" chart:class="chart:line">
            <chart:data-point chart:repeated="33"/>
          </chart:series>
          <chart:series chart:style-name="ch24" chart:values-cell-range-address="RawData.T2:RawData.T34" chart:label-cell-address="RawData.T1:RawData.T1" chart:class="chart:line">
            <chart:data-point chart:repeated="33"/>
          </chart:series>
          <chart:series chart:style-name="ch25" chart:values-cell-range-address="RawData.U2:RawData.U34" chart:label-cell-address="RawData.U1:RawData.U1" chart:class="chart:line">
            <chart:data-point chart:repeated="33"/>
          </chart:series>
          <chart:series chart:style-name="ch26" chart:values-cell-range-address="RawData.V2:RawData.V34" chart:label-cell-address="RawData.V1:RawData.V1" chart:class="chart:line">
            <chart:data-point chart:repeated="33"/>
          </chart:series>
          <chart:series chart:style-name="ch27" chart:values-cell-range-address="RawData.W2:RawData.W34" chart:label-cell-address="RawData.W1:RawData.W1" chart:class="chart:line">
            <chart:data-point chart:repeated="33"/>
          </chart:series>
          <chart:series chart:style-name="ch28" chart:values-cell-range-address="RawData.X2:RawData.X34" chart:label-cell-address="RawData.X1:RawData.X1" chart:class="chart:line">
            <chart:data-point chart:repeated="33"/>
          </chart:series>
          <chart:series chart:style-name="ch29" chart:values-cell-range-address="RawData.Y2:RawData.Y34" chart:label-cell-address="RawData.Y1:RawData.Y1" chart:class="chart:line">
            <chart:data-point chart:repeated="33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-11-28</text:p>
                <draw:g>
                  <svg:desc>RawData.C1:RawData.C1</svg:desc>
                </draw:g>
              </table:table-cell>
              <table:table-cell office:value-type="string">
                <text:p>2017-11-29</text:p>
                <draw:g>
                  <svg:desc>RawData.D1:RawData.D1</svg:desc>
                </draw:g>
              </table:table-cell>
              <table:table-cell office:value-type="string">
                <text:p>2017-11-30</text:p>
                <draw:g>
                  <svg:desc>RawData.E1:RawData.E1</svg:desc>
                </draw:g>
              </table:table-cell>
              <table:table-cell office:value-type="string">
                <text:p>2017-12-01</text:p>
                <draw:g>
                  <svg:desc>RawData.F1:RawData.F1</svg:desc>
                </draw:g>
              </table:table-cell>
              <table:table-cell office:value-type="string">
                <text:p>2017-12-02</text:p>
                <draw:g>
                  <svg:desc>RawData.G1:RawData.G1</svg:desc>
                </draw:g>
              </table:table-cell>
              <table:table-cell office:value-type="string">
                <text:p>2017-12-03</text:p>
                <draw:g>
                  <svg:desc>RawData.H1:RawData.H1</svg:desc>
                </draw:g>
              </table:table-cell>
              <table:table-cell office:value-type="string">
                <text:p>2017-12-04</text:p>
                <draw:g>
                  <svg:desc>RawData.I1:RawData.I1</svg:desc>
                </draw:g>
              </table:table-cell>
              <table:table-cell office:value-type="string">
                <text:p>2017-12-05</text:p>
                <draw:g>
                  <svg:desc>RawData.J1:RawData.J1</svg:desc>
                </draw:g>
              </table:table-cell>
              <table:table-cell office:value-type="string">
                <text:p>2017-12-06</text:p>
                <draw:g>
                  <svg:desc>RawData.K1:RawData.K1</svg:desc>
                </draw:g>
              </table:table-cell>
              <table:table-cell office:value-type="string">
                <text:p>2017-12-07</text:p>
                <draw:g>
                  <svg:desc>RawData.L1:RawData.L1</svg:desc>
                </draw:g>
              </table:table-cell>
              <table:table-cell office:value-type="string">
                <text:p>2017-12-08</text:p>
                <draw:g>
                  <svg:desc>RawData.M1:RawData.M1</svg:desc>
                </draw:g>
              </table:table-cell>
              <table:table-cell office:value-type="string">
                <text:p>2017-12-09</text:p>
                <draw:g>
                  <svg:desc>RawData.N1:RawData.N1</svg:desc>
                </draw:g>
              </table:table-cell>
              <table:table-cell office:value-type="string">
                <text:p>2017-12-10</text:p>
                <draw:g>
                  <svg:desc>RawData.O1:RawData.O1</svg:desc>
                </draw:g>
              </table:table-cell>
              <table:table-cell office:value-type="string">
                <text:p>2017-12-11</text:p>
                <draw:g>
                  <svg:desc>RawData.P1:RawData.P1</svg:desc>
                </draw:g>
              </table:table-cell>
              <table:table-cell office:value-type="string">
                <text:p>2017-12-12</text:p>
                <draw:g>
                  <svg:desc>RawData.Q1:RawData.Q1</svg:desc>
                </draw:g>
              </table:table-cell>
              <table:table-cell office:value-type="string">
                <text:p>2017-12-13</text:p>
                <draw:g>
                  <svg:desc>RawData.R1:RawData.R1</svg:desc>
                </draw:g>
              </table:table-cell>
              <table:table-cell office:value-type="string">
                <text:p>2017-12-14</text:p>
                <draw:g>
                  <svg:desc>RawData.S1:RawData.S1</svg:desc>
                </draw:g>
              </table:table-cell>
              <table:table-cell office:value-type="string">
                <text:p>2017-12-15</text:p>
                <draw:g>
                  <svg:desc>RawData.T1:RawData.T1</svg:desc>
                </draw:g>
              </table:table-cell>
              <table:table-cell office:value-type="string">
                <text:p>2017-12-16</text:p>
                <draw:g>
                  <svg:desc>RawData.U1:RawData.U1</svg:desc>
                </draw:g>
              </table:table-cell>
              <table:table-cell office:value-type="string">
                <text:p>2017-12-17</text:p>
                <draw:g>
                  <svg:desc>RawData.V1:RawData.V1</svg:desc>
                </draw:g>
              </table:table-cell>
              <table:table-cell office:value-type="string">
                <text:p>2017-12-18</text:p>
                <draw:g>
                  <svg:desc>RawData.W1:RawData.W1</svg:desc>
                </draw:g>
              </table:table-cell>
              <table:table-cell office:value-type="string">
                <text:p>2017-12-19</text:p>
                <draw:g>
                  <svg:desc>RawData.X1:RawData.X1</svg:desc>
                </draw:g>
              </table:table-cell>
              <table:table-cell office:value-type="string">
                <text:p>2017-12-20</text:p>
                <draw:g>
                  <svg:desc>RawData.Y1:RawData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SAContextClusterFuzzy-alpha=0,90</text:p>
                <draw:g>
                  <svg:desc>RawData.B2:RawData.B34</svg:desc>
                </draw:g>
              </table:table-cell>
              <table:table-cell office:value-type="float" office:value="0.10734743">
                <text:p>0.10734743</text:p>
                <draw:g>
                  <svg:desc>RawData.C2:RawData.C34</svg:desc>
                </draw:g>
              </table:table-cell>
              <table:table-cell office:value-type="float" office:value="0.10810159">
                <text:p>0.10810159</text:p>
                <draw:g>
                  <svg:desc>RawData.D2:RawData.D34</svg:desc>
                </draw:g>
              </table:table-cell>
              <table:table-cell office:value-type="float" office:value="0.10364047">
                <text:p>0.10364047</text:p>
                <draw:g>
                  <svg:desc>RawData.E2:RawData.E34</svg:desc>
                </draw:g>
              </table:table-cell>
              <table:table-cell office:value-type="float" office:value="0.1054847">
                <text:p>0.1054847</text:p>
                <draw:g>
                  <svg:desc>RawData.F2:RawData.F34</svg:desc>
                </draw:g>
              </table:table-cell>
              <table:table-cell office:value-type="float" office:value="0.10481789">
                <text:p>0.10481789</text:p>
                <draw:g>
                  <svg:desc>RawData.G2:RawData.G34</svg:desc>
                </draw:g>
              </table:table-cell>
              <table:table-cell office:value-type="float" office:value="0.10713358">
                <text:p>0.10713358</text:p>
                <draw:g>
                  <svg:desc>RawData.H2:RawData.H34</svg:desc>
                </draw:g>
              </table:table-cell>
              <table:table-cell office:value-type="float" office:value="0.10695735">
                <text:p>0.10695735</text:p>
                <draw:g>
                  <svg:desc>RawData.I2:RawData.I34</svg:desc>
                </draw:g>
              </table:table-cell>
              <table:table-cell office:value-type="float" office:value="0.10481234">
                <text:p>0.10481234</text:p>
                <draw:g>
                  <svg:desc>RawData.J2:RawData.J34</svg:desc>
                </draw:g>
              </table:table-cell>
              <table:table-cell office:value-type="float" office:value="0.10729513">
                <text:p>0.10729513</text:p>
                <draw:g>
                  <svg:desc>RawData.K2:RawData.K34</svg:desc>
                </draw:g>
              </table:table-cell>
              <table:table-cell office:value-type="float" office:value="0.10588959">
                <text:p>0.10588959</text:p>
                <draw:g>
                  <svg:desc>RawData.L2:RawData.L34</svg:desc>
                </draw:g>
              </table:table-cell>
              <table:table-cell office:value-type="float" office:value="0.10860003">
                <text:p>0.10860003</text:p>
                <draw:g>
                  <svg:desc>RawData.M2:RawData.M34</svg:desc>
                </draw:g>
              </table:table-cell>
              <table:table-cell office:value-type="float" office:value="0.10513891">
                <text:p>0.10513891</text:p>
                <draw:g>
                  <svg:desc>RawData.N2:RawData.N34</svg:desc>
                </draw:g>
              </table:table-cell>
              <table:table-cell office:value-type="float" office:value="0.10842854">
                <text:p>0.10842854</text:p>
                <draw:g>
                  <svg:desc>RawData.O2:RawData.O34</svg:desc>
                </draw:g>
              </table:table-cell>
              <table:table-cell office:value-type="float" office:value="0.1056609">
                <text:p>0.1056609</text:p>
                <draw:g>
                  <svg:desc>RawData.P2:RawData.P34</svg:desc>
                </draw:g>
              </table:table-cell>
              <table:table-cell office:value-type="float" office:value="0.10837479">
                <text:p>0.10837479</text:p>
                <draw:g>
                  <svg:desc>RawData.Q2:RawData.Q34</svg:desc>
                </draw:g>
              </table:table-cell>
              <table:table-cell office:value-type="float" office:value="0.10624073">
                <text:p>0.10624073</text:p>
                <draw:g>
                  <svg:desc>RawData.R2:RawData.R34</svg:desc>
                </draw:g>
              </table:table-cell>
              <table:table-cell office:value-type="float" office:value="0.10510195">
                <text:p>0.10510195</text:p>
                <draw:g>
                  <svg:desc>RawData.S2:RawData.S34</svg:desc>
                </draw:g>
              </table:table-cell>
              <table:table-cell office:value-type="float" office:value="0.10799956">
                <text:p>0.10799956</text:p>
                <draw:g>
                  <svg:desc>RawData.T2:RawData.T34</svg:desc>
                </draw:g>
              </table:table-cell>
              <table:table-cell office:value-type="float" office:value="0.10532241">
                <text:p>0.10532241</text:p>
                <draw:g>
                  <svg:desc>RawData.U2:RawData.U34</svg:desc>
                </draw:g>
              </table:table-cell>
              <table:table-cell office:value-type="float" office:value="0.10840167">
                <text:p>0.10840167</text:p>
                <draw:g>
                  <svg:desc>RawData.V2:RawData.V34</svg:desc>
                </draw:g>
              </table:table-cell>
              <table:table-cell office:value-type="float" office:value="0.10827488">
                <text:p>0.10827488</text:p>
                <draw:g>
                  <svg:desc>RawData.W2:RawData.W34</svg:desc>
                </draw:g>
              </table:table-cell>
              <table:table-cell office:value-type="float" office:value="0.10632367">
                <text:p>0.10632367</text:p>
                <draw:g>
                  <svg:desc>RawData.X2:RawData.X34</svg:desc>
                </draw:g>
              </table:table-cell>
              <table:table-cell office:value-type="float" office:value="0.1052213">
                <text:p>0.1052213</text:p>
                <draw:g>
                  <svg:desc>RawData.Y2:RawData.Y34</svg:desc>
                </draw:g>
              </table:table-cell>
            </table:table-row>
            <table:table-row>
              <table:table-cell office:value-type="string">
                <text:p>LSAContextClusterFuzzy-alpha=0,91</text:p>
              </table:table-cell>
              <table:table-cell office:value-type="float" office:value="0.10751219">
                <text:p>0.10751219</text:p>
              </table:table-cell>
              <table:table-cell office:value-type="float" office:value="0.10825547">
                <text:p>0.10825547</text:p>
              </table:table-cell>
              <table:table-cell office:value-type="float" office:value="0.10382862">
                <text:p>0.10382862</text:p>
              </table:table-cell>
              <table:table-cell office:value-type="float" office:value="0.10571823">
                <text:p>0.10571823</text:p>
              </table:table-cell>
              <table:table-cell office:value-type="float" office:value="0.10502465">
                <text:p>0.10502465</text:p>
              </table:table-cell>
              <table:table-cell office:value-type="float" office:value="0.1073275">
                <text:p>0.1073275</text:p>
              </table:table-cell>
              <table:table-cell office:value-type="float" office:value="0.10714574">
                <text:p>0.10714574</text:p>
              </table:table-cell>
              <table:table-cell office:value-type="float" office:value="0.1049975">
                <text:p>0.1049975</text:p>
              </table:table-cell>
              <table:table-cell office:value-type="float" office:value="0.10747546">
                <text:p>0.10747546</text:p>
              </table:table-cell>
              <table:table-cell office:value-type="float" office:value="0.10610806">
                <text:p>0.10610806</text:p>
              </table:table-cell>
              <table:table-cell office:value-type="float" office:value="0.10867671">
                <text:p>0.10867671</text:p>
              </table:table-cell>
              <table:table-cell office:value-type="float" office:value="0.10537483">
                <text:p>0.10537483</text:p>
              </table:table-cell>
              <table:table-cell office:value-type="float" office:value="0.10850727">
                <text:p>0.10850727</text:p>
              </table:table-cell>
              <table:table-cell office:value-type="float" office:value="0.10585029">
                <text:p>0.10585029</text:p>
              </table:table-cell>
              <table:table-cell office:value-type="float" office:value="0.10844879">
                <text:p>0.10844879</text:p>
              </table:table-cell>
              <table:table-cell office:value-type="float" office:value="0.10644574">
                <text:p>0.10644574</text:p>
              </table:table-cell>
              <table:table-cell office:value-type="float" office:value="0.10527964">
                <text:p>0.10527964</text:p>
              </table:table-cell>
              <table:table-cell office:value-type="float" office:value="0.10811962">
                <text:p>0.10811962</text:p>
              </table:table-cell>
              <table:table-cell office:value-type="float" office:value="0.10561114">
                <text:p>0.10561114</text:p>
              </table:table-cell>
              <table:table-cell office:value-type="float" office:value="0.1085034">
                <text:p>0.1085034</text:p>
              </table:table-cell>
              <table:table-cell office:value-type="float" office:value="0.10840036">
                <text:p>0.10840036</text:p>
              </table:table-cell>
              <table:table-cell office:value-type="float" office:value="0.10655743">
                <text:p>0.10655743</text:p>
              </table:table-cell>
              <table:table-cell office:value-type="float" office:value="0.1054197">
                <text:p>0.1054197</text:p>
              </table:table-cell>
            </table:table-row>
            <table:table-row>
              <table:table-cell office:value-type="string">
                <text:p>LSAContextClusterFuzzy-alpha=0,92</text:p>
              </table:table-cell>
              <table:table-cell office:value-type="float" office:value="0.1076969">
                <text:p>0.1076969</text:p>
              </table:table-cell>
              <table:table-cell office:value-type="float" office:value="0.10841637">
                <text:p>0.10841637</text:p>
              </table:table-cell>
              <table:table-cell office:value-type="float" office:value="0.10403572">
                <text:p>0.10403572</text:p>
              </table:table-cell>
              <table:table-cell office:value-type="float" office:value="0.10599008">
                <text:p>0.10599008</text:p>
              </table:table-cell>
              <table:table-cell office:value-type="float" office:value="0.10524188">
                <text:p>0.10524188</text:p>
              </table:table-cell>
              <table:table-cell office:value-type="float" office:value="0.10751764">
                <text:p>0.10751764</text:p>
              </table:table-cell>
              <table:table-cell office:value-type="float" office:value="0.1073527">
                <text:p>0.1073527</text:p>
              </table:table-cell>
              <table:table-cell office:value-type="float" office:value="0.10520588">
                <text:p>0.10520588</text:p>
              </table:table-cell>
              <table:table-cell office:value-type="float" office:value="0.10767072">
                <text:p>0.10767072</text:p>
              </table:table-cell>
              <table:table-cell office:value-type="float" office:value="0.10630041">
                <text:p>0.10630041</text:p>
              </table:table-cell>
              <table:table-cell office:value-type="float" office:value="0.10874943">
                <text:p>0.10874943</text:p>
              </table:table-cell>
              <table:table-cell office:value-type="float" office:value="0.10563902">
                <text:p>0.10563902</text:p>
              </table:table-cell>
              <table:table-cell office:value-type="float" office:value="0.10859089">
                <text:p>0.10859089</text:p>
              </table:table-cell>
              <table:table-cell office:value-type="float" office:value="0.1060668">
                <text:p>0.1060668</text:p>
              </table:table-cell>
              <table:table-cell office:value-type="float" office:value="0.10855415">
                <text:p>0.10855415</text:p>
              </table:table-cell>
              <table:table-cell office:value-type="float" office:value="0.10667282">
                <text:p>0.10667282</text:p>
              </table:table-cell>
              <table:table-cell office:value-type="float" office:value="0.10549145">
                <text:p>0.10549145</text:p>
              </table:table-cell>
              <table:table-cell office:value-type="float" office:value="0.10814321">
                <text:p>0.10814321</text:p>
              </table:table-cell>
              <table:table-cell office:value-type="float" office:value="0.10588109">
                <text:p>0.10588109</text:p>
              </table:table-cell>
              <table:table-cell office:value-type="float" office:value="0.1086069">
                <text:p>0.1086069</text:p>
              </table:table-cell>
              <table:table-cell office:value-type="float" office:value="0.10848637">
                <text:p>0.10848637</text:p>
              </table:table-cell>
              <table:table-cell office:value-type="float" office:value="0.10679225">
                <text:p>0.10679225</text:p>
              </table:table-cell>
              <table:table-cell office:value-type="float" office:value="0.10568338">
                <text:p>0.10568338</text:p>
              </table:table-cell>
            </table:table-row>
            <table:table-row>
              <table:table-cell office:value-type="string">
                <text:p>LSAContextClusterFuzzy-alpha=0,93</text:p>
              </table:table-cell>
              <table:table-cell office:value-type="float" office:value="0.10789533">
                <text:p>0.10789533</text:p>
              </table:table-cell>
              <table:table-cell office:value-type="float" office:value="0.10857941">
                <text:p>0.10857941</text:p>
              </table:table-cell>
              <table:table-cell office:value-type="float" office:value="0.10428597">
                <text:p>0.10428597</text:p>
              </table:table-cell>
              <table:table-cell office:value-type="float" office:value="0.10629186">
                <text:p>0.10629186</text:p>
              </table:table-cell>
              <table:table-cell office:value-type="float" office:value="0.10550321">
                <text:p>0.10550321</text:p>
              </table:table-cell>
              <table:table-cell office:value-type="float" office:value="0.10772672">
                <text:p>0.10772672</text:p>
              </table:table-cell>
              <table:table-cell office:value-type="float" office:value="0.10758003">
                <text:p>0.10758003</text:p>
              </table:table-cell>
              <table:table-cell office:value-type="float" office:value="0.10546237">
                <text:p>0.10546237</text:p>
              </table:table-cell>
              <table:table-cell office:value-type="float" office:value="0.10785354">
                <text:p>0.10785354</text:p>
              </table:table-cell>
              <table:table-cell office:value-type="float" office:value="0.10656498">
                <text:p>0.10656498</text:p>
              </table:table-cell>
              <table:table-cell office:value-type="float" office:value="0.10881563">
                <text:p>0.10881563</text:p>
              </table:table-cell>
              <table:table-cell office:value-type="float" office:value="0.10594379">
                <text:p>0.10594379</text:p>
              </table:table-cell>
              <table:table-cell office:value-type="float" office:value="0.10867478">
                <text:p>0.10867478</text:p>
              </table:table-cell>
              <table:table-cell office:value-type="float" office:value="0.10628025">
                <text:p>0.10628025</text:p>
              </table:table-cell>
              <table:table-cell office:value-type="float" office:value="0.10868618">
                <text:p>0.10868618</text:p>
              </table:table-cell>
              <table:table-cell office:value-type="float" office:value="0.10692248">
                <text:p>0.10692248</text:p>
              </table:table-cell>
              <table:table-cell office:value-type="float" office:value="0.1057447">
                <text:p>0.1057447</text:p>
              </table:table-cell>
              <table:table-cell office:value-type="float" office:value="0.10829731">
                <text:p>0.10829731</text:p>
              </table:table-cell>
              <table:table-cell office:value-type="float" office:value="0.10614664">
                <text:p>0.10614664</text:p>
              </table:table-cell>
              <table:table-cell office:value-type="float" office:value="0.10870679">
                <text:p>0.10870679</text:p>
              </table:table-cell>
              <table:table-cell office:value-type="float" office:value="0.10859408">
                <text:p>0.10859408</text:p>
              </table:table-cell>
              <table:table-cell office:value-type="float" office:value="0.10710783">
                <text:p>0.10710783</text:p>
              </table:table-cell>
              <table:table-cell office:value-type="float" office:value="0.10595461">
                <text:p>0.10595461</text:p>
              </table:table-cell>
            </table:table-row>
            <table:table-row>
              <table:table-cell office:value-type="string">
                <text:p>LSAContextClusterFuzzy-alpha=0,94</text:p>
              </table:table-cell>
              <table:table-cell office:value-type="float" office:value="0.10812769">
                <text:p>0.10812769</text:p>
              </table:table-cell>
              <table:table-cell office:value-type="float" office:value="0.10872842">
                <text:p>0.10872842</text:p>
              </table:table-cell>
              <table:table-cell office:value-type="float" office:value="0.10460414">
                <text:p>0.10460414</text:p>
              </table:table-cell>
              <table:table-cell office:value-type="float" office:value="0.10663481">
                <text:p>0.10663481</text:p>
              </table:table-cell>
              <table:table-cell office:value-type="float" office:value="0.10583318">
                <text:p>0.10583318</text:p>
              </table:table-cell>
              <table:table-cell office:value-type="float" office:value="0.10792808">
                <text:p>0.10792808</text:p>
              </table:table-cell>
              <table:table-cell office:value-type="float" office:value="0.10780174">
                <text:p>0.10780174</text:p>
              </table:table-cell>
              <table:table-cell office:value-type="float" office:value="0.10573386">
                <text:p>0.10573386</text:p>
              </table:table-cell>
              <table:table-cell office:value-type="float" office:value="0.10806077">
                <text:p>0.10806077</text:p>
              </table:table-cell>
              <table:table-cell office:value-type="float" office:value="0.10687033">
                <text:p>0.10687033</text:p>
              </table:table-cell>
              <table:table-cell office:value-type="float" office:value="0.10887792">
                <text:p>0.10887792</text:p>
              </table:table-cell>
              <table:table-cell office:value-type="float" office:value="0.10630226">
                <text:p>0.10630226</text:p>
              </table:table-cell>
              <table:table-cell office:value-type="float" office:value="0.10876044">
                <text:p>0.10876044</text:p>
              </table:table-cell>
              <table:table-cell office:value-type="float" office:value="0.10654354">
                <text:p>0.10654354</text:p>
              </table:table-cell>
              <table:table-cell office:value-type="float" office:value="0.10882722">
                <text:p>0.10882722</text:p>
              </table:table-cell>
              <table:table-cell office:value-type="float" office:value="0.10719756">
                <text:p>0.10719756</text:p>
              </table:table-cell>
              <table:table-cell office:value-type="float" office:value="0.10603263">
                <text:p>0.10603263</text:p>
              </table:table-cell>
              <table:table-cell office:value-type="float" office:value="0.10844714">
                <text:p>0.10844714</text:p>
              </table:table-cell>
              <table:table-cell office:value-type="float" office:value="0.10650147">
                <text:p>0.10650147</text:p>
              </table:table-cell>
              <table:table-cell office:value-type="float" office:value="0.10878656">
                <text:p>0.10878656</text:p>
              </table:table-cell>
              <table:table-cell office:value-type="float" office:value="0.10868849">
                <text:p>0.10868849</text:p>
              </table:table-cell>
              <table:table-cell office:value-type="float" office:value="0.10743304">
                <text:p>0.10743304</text:p>
              </table:table-cell>
              <table:table-cell office:value-type="float" office:value="0.10633351">
                <text:p>0.10633351</text:p>
              </table:table-cell>
            </table:table-row>
            <table:table-row>
              <table:table-cell office:value-type="string">
                <text:p>LSAContextClusterFuzzy-alpha=0,95</text:p>
              </table:table-cell>
              <table:table-cell office:value-type="float" office:value="0.10837299">
                <text:p>0.10837299</text:p>
              </table:table-cell>
              <table:table-cell office:value-type="float" office:value="0.10886728">
                <text:p>0.10886728</text:p>
              </table:table-cell>
              <table:table-cell office:value-type="float" office:value="0.10503506">
                <text:p>0.10503506</text:p>
              </table:table-cell>
              <table:table-cell office:value-type="float" office:value="0.10698383">
                <text:p>0.10698383</text:p>
              </table:table-cell>
              <table:table-cell office:value-type="float" office:value="0.10615419">
                <text:p>0.10615419</text:p>
              </table:table-cell>
              <table:table-cell office:value-type="float" office:value="0.10813726">
                <text:p>0.10813726</text:p>
              </table:table-cell>
              <table:table-cell office:value-type="float" office:value="0.10787636">
                <text:p>0.10787636</text:p>
              </table:table-cell>
              <table:table-cell office:value-type="float" office:value="0.10608101">
                <text:p>0.10608101</text:p>
              </table:table-cell>
              <table:table-cell office:value-type="float" office:value="0.10824898">
                <text:p>0.10824898</text:p>
              </table:table-cell>
              <table:table-cell office:value-type="float" office:value="0.10720145">
                <text:p>0.10720145</text:p>
              </table:table-cell>
              <table:table-cell office:value-type="float" office:value="0.10893548">
                <text:p>0.10893548</text:p>
              </table:table-cell>
              <table:table-cell office:value-type="float" office:value="0.10671752">
                <text:p>0.10671752</text:p>
              </table:table-cell>
              <table:table-cell office:value-type="float" office:value="0.1088398">
                <text:p>0.1088398</text:p>
              </table:table-cell>
              <table:table-cell office:value-type="float" office:value="0.10681689">
                <text:p>0.10681689</text:p>
              </table:table-cell>
              <table:table-cell office:value-type="float" office:value="0.10892118">
                <text:p>0.10892118</text:p>
              </table:table-cell>
              <table:table-cell office:value-type="float" office:value="0.10749632">
                <text:p>0.10749632</text:p>
              </table:table-cell>
              <table:table-cell office:value-type="float" office:value="0.10637043">
                <text:p>0.10637043</text:p>
              </table:table-cell>
              <table:table-cell office:value-type="float" office:value="0.10856271">
                <text:p>0.10856271</text:p>
              </table:table-cell>
              <table:table-cell office:value-type="float" office:value="0.10696055">
                <text:p>0.10696055</text:p>
              </table:table-cell>
              <table:table-cell office:value-type="float" office:value="0.10888229">
                <text:p>0.10888229</text:p>
              </table:table-cell>
              <table:table-cell office:value-type="float" office:value="0.10879578">
                <text:p>0.10879578</text:p>
              </table:table-cell>
              <table:table-cell office:value-type="float" office:value="0.1077271">
                <text:p>0.1077271</text:p>
              </table:table-cell>
              <table:table-cell office:value-type="float" office:value="0.10683825">
                <text:p>0.10683825</text:p>
              </table:table-cell>
            </table:table-row>
            <table:table-row>
              <table:table-cell office:value-type="string">
                <text:p>LSAContextClusterFuzzy-alpha=0,96</text:p>
              </table:table-cell>
              <table:table-cell office:value-type="float" office:value="0.10860591">
                <text:p>0.10860591</text:p>
              </table:table-cell>
              <table:table-cell office:value-type="float" office:value="0.10902633">
                <text:p>0.10902633</text:p>
              </table:table-cell>
              <table:table-cell office:value-type="float" office:value="0.10565227">
                <text:p>0.10565227</text:p>
              </table:table-cell>
              <table:table-cell office:value-type="float" office:value="0.10740805">
                <text:p>0.10740805</text:p>
              </table:table-cell>
              <table:table-cell office:value-type="float" office:value="0.10672733">
                <text:p>0.10672733</text:p>
              </table:table-cell>
              <table:table-cell office:value-type="float" office:value="0.10835706">
                <text:p>0.10835706</text:p>
              </table:table-cell>
              <table:table-cell office:value-type="float" office:value="0.10811625">
                <text:p>0.10811625</text:p>
              </table:table-cell>
              <table:table-cell office:value-type="float" office:value="0.10651668">
                <text:p>0.10651668</text:p>
              </table:table-cell>
              <table:table-cell office:value-type="float" office:value="0.10834793">
                <text:p>0.10834793</text:p>
              </table:table-cell>
              <table:table-cell office:value-type="float" office:value="0.10755009">
                <text:p>0.10755009</text:p>
              </table:table-cell>
              <table:table-cell office:value-type="float" office:value="0.10898728">
                <text:p>0.10898728</text:p>
              </table:table-cell>
              <table:table-cell office:value-type="float" office:value="0.10716472">
                <text:p>0.10716472</text:p>
              </table:table-cell>
              <table:table-cell office:value-type="float" office:value="0.10890763">
                <text:p>0.10890763</text:p>
              </table:table-cell>
              <table:table-cell office:value-type="float" office:value="0.1071677">
                <text:p>0.1071677</text:p>
              </table:table-cell>
              <table:table-cell office:value-type="float" office:value="0.10901725">
                <text:p>0.10901725</text:p>
              </table:table-cell>
              <table:table-cell office:value-type="float" office:value="0.10782614">
                <text:p>0.10782614</text:p>
              </table:table-cell>
              <table:table-cell office:value-type="float" office:value="0.10679832">
                <text:p>0.10679832</text:p>
              </table:table-cell>
              <table:table-cell office:value-type="float" office:value="0.10869162">
                <text:p>0.10869162</text:p>
              </table:table-cell>
              <table:table-cell office:value-type="float" office:value="0.10742648">
                <text:p>0.10742648</text:p>
              </table:table-cell>
              <table:table-cell office:value-type="float" office:value="0.10894463">
                <text:p>0.10894463</text:p>
              </table:table-cell>
              <table:table-cell office:value-type="float" office:value="0.10888543">
                <text:p>0.10888543</text:p>
              </table:table-cell>
              <table:table-cell office:value-type="float" office:value="0.10802653">
                <text:p>0.10802653</text:p>
              </table:table-cell>
              <table:table-cell office:value-type="float" office:value="0.10728343">
                <text:p>0.10728343</text:p>
              </table:table-cell>
            </table:table-row>
            <table:table-row>
              <table:table-cell office:value-type="string">
                <text:p>LSAContextClusterFuzzy-alpha=0,97</text:p>
              </table:table-cell>
              <table:table-cell office:value-type="float" office:value="0.10883604">
                <text:p>0.10883604</text:p>
              </table:table-cell>
              <table:table-cell office:value-type="float" office:value="0.10912164">
                <text:p>0.10912164</text:p>
              </table:table-cell>
              <table:table-cell office:value-type="float" office:value="0.10623236">
                <text:p>0.10623236</text:p>
              </table:table-cell>
              <table:table-cell office:value-type="float" office:value="0.10784631">
                <text:p>0.10784631</text:p>
              </table:table-cell>
              <table:table-cell office:value-type="float" office:value="0.10708132">
                <text:p>0.10708132</text:p>
              </table:table-cell>
              <table:table-cell office:value-type="float" office:value="0.10859084">
                <text:p>0.10859084</text:p>
              </table:table-cell>
              <table:table-cell office:value-type="float" office:value="0.10837871">
                <text:p>0.10837871</text:p>
              </table:table-cell>
              <table:table-cell office:value-type="float" office:value="0.1070587">
                <text:p>0.1070587</text:p>
              </table:table-cell>
              <table:table-cell office:value-type="float" office:value="0.10859749">
                <text:p>0.10859749</text:p>
              </table:table-cell>
              <table:table-cell office:value-type="float" office:value="0.10793967">
                <text:p>0.10793967</text:p>
              </table:table-cell>
              <table:table-cell office:value-type="float" office:value="0.10903829">
                <text:p>0.10903829</text:p>
              </table:table-cell>
              <table:table-cell office:value-type="float" office:value="0.10764511">
                <text:p>0.10764511</text:p>
              </table:table-cell>
              <table:table-cell office:value-type="float" office:value="0.10897721">
                <text:p>0.10897721</text:p>
              </table:table-cell>
              <table:table-cell office:value-type="float" office:value="0.10750804">
                <text:p>0.10750804</text:p>
              </table:table-cell>
              <table:table-cell office:value-type="float" office:value="0.10909643">
                <text:p>0.10909643</text:p>
              </table:table-cell>
              <table:table-cell office:value-type="float" office:value="0.10815278">
                <text:p>0.10815278</text:p>
              </table:table-cell>
              <table:table-cell office:value-type="float" office:value="0.10732601">
                <text:p>0.10732601</text:p>
              </table:table-cell>
              <table:table-cell office:value-type="float" office:value="0.10883302">
                <text:p>0.10883302</text:p>
              </table:table-cell>
              <table:table-cell office:value-type="float" office:value="0.10792638">
                <text:p>0.10792638</text:p>
              </table:table-cell>
              <table:table-cell office:value-type="float" office:value="0.10900009">
                <text:p>0.10900009</text:p>
              </table:table-cell>
              <table:table-cell office:value-type="float" office:value="0.10897215">
                <text:p>0.10897215</text:p>
              </table:table-cell>
              <table:table-cell office:value-type="float" office:value="0.10832282">
                <text:p>0.10832282</text:p>
              </table:table-cell>
              <table:table-cell office:value-type="float" office:value="0.10786164">
                <text:p>0.10786164</text:p>
              </table:table-cell>
            </table:table-row>
            <table:table-row>
              <table:table-cell office:value-type="string">
                <text:p>LSAContextClusterFuzzy-alpha=0,98</text:p>
              </table:table-cell>
              <table:table-cell office:value-type="float" office:value="0.10904708">
                <text:p>0.10904708</text:p>
              </table:table-cell>
              <table:table-cell office:value-type="float" office:value="0.10917763">
                <text:p>0.10917763</text:p>
              </table:table-cell>
              <table:table-cell office:value-type="float" office:value="0.10711103">
                <text:p>0.10711103</text:p>
              </table:table-cell>
              <table:table-cell office:value-type="float" office:value="0.10831154">
                <text:p>0.10831154</text:p>
              </table:table-cell>
              <table:table-cell office:value-type="float" office:value="0.10765067">
                <text:p>0.10765067</text:p>
              </table:table-cell>
              <table:table-cell office:value-type="float" office:value="0.1087861">
                <text:p>0.1087861</text:p>
              </table:table-cell>
              <table:table-cell office:value-type="float" office:value="0.10865005">
                <text:p>0.10865005</text:p>
              </table:table-cell>
              <table:table-cell office:value-type="float" office:value="0.10777984">
                <text:p>0.10777984</text:p>
              </table:table-cell>
              <table:table-cell office:value-type="float" office:value="0.10877714">
                <text:p>0.10877714</text:p>
              </table:table-cell>
              <table:table-cell office:value-type="float" office:value="0.10838701">
                <text:p>0.10838701</text:p>
              </table:table-cell>
              <table:table-cell office:value-type="float" office:value="0.10907547">
                <text:p>0.10907547</text:p>
              </table:table-cell>
              <table:table-cell office:value-type="float" office:value="0.1082066">
                <text:p>0.1082066</text:p>
              </table:table-cell>
              <table:table-cell office:value-type="float" office:value="0.10903488">
                <text:p>0.10903488</text:p>
              </table:table-cell>
              <table:table-cell office:value-type="float" office:value="0.10797543">
                <text:p>0.10797543</text:p>
              </table:table-cell>
              <table:table-cell office:value-type="float" office:value="0.10917027">
                <text:p>0.10917027</text:p>
              </table:table-cell>
              <table:table-cell office:value-type="float" office:value="0.10851868">
                <text:p>0.10851868</text:p>
              </table:table-cell>
              <table:table-cell office:value-type="float" office:value="0.10794919">
                <text:p>0.10794919</text:p>
              </table:table-cell>
              <table:table-cell office:value-type="float" office:value="0.10893239">
                <text:p>0.10893239</text:p>
              </table:table-cell>
              <table:table-cell office:value-type="float" office:value="0.10845997">
                <text:p>0.10845997</text:p>
              </table:table-cell>
              <table:table-cell office:value-type="float" office:value="0.10904434">
                <text:p>0.10904434</text:p>
              </table:table-cell>
              <table:table-cell office:value-type="float" office:value="0.10903509">
                <text:p>0.10903509</text:p>
              </table:table-cell>
              <table:table-cell office:value-type="float" office:value="0.1086644">
                <text:p>0.1086644</text:p>
              </table:table-cell>
              <table:table-cell office:value-type="float" office:value="0.10836896">
                <text:p>0.10836896</text:p>
              </table:table-cell>
            </table:table-row>
            <table:table-row>
              <table:table-cell office:value-type="string">
                <text:p>LSAContextClusterFuzzy-alpha=0,99</text:p>
              </table:table-cell>
              <table:table-cell office:value-type="float" office:value="0.10917348">
                <text:p>0.10917348</text:p>
              </table:table-cell>
              <table:table-cell office:value-type="float" office:value="0.10917682">
                <text:p>0.10917682</text:p>
              </table:table-cell>
              <table:table-cell office:value-type="float" office:value="0.10809757">
                <text:p>0.10809757</text:p>
              </table:table-cell>
              <table:table-cell office:value-type="float" office:value="0.10880336">
                <text:p>0.10880336</text:p>
              </table:table-cell>
              <table:table-cell office:value-type="float" office:value="0.1084526">
                <text:p>0.1084526</text:p>
              </table:table-cell>
              <table:table-cell office:value-type="float" office:value="0.10896847">
                <text:p>0.10896847</text:p>
              </table:table-cell>
              <table:table-cell office:value-type="float" office:value="0.1089025">
                <text:p>0.1089025</text:p>
              </table:table-cell>
              <table:table-cell office:value-type="float" office:value="0.10867258">
                <text:p>0.10867258</text:p>
              </table:table-cell>
              <table:table-cell office:value-type="float" office:value="0.10894753">
                <text:p>0.10894753</text:p>
              </table:table-cell>
              <table:table-cell office:value-type="float" office:value="0.10875599">
                <text:p>0.10875599</text:p>
              </table:table-cell>
              <table:table-cell office:value-type="float" office:value="0.10909979">
                <text:p>0.10909979</text:p>
              </table:table-cell>
              <table:table-cell office:value-type="float" office:value="0.10878685">
                <text:p>0.10878685</text:p>
              </table:table-cell>
              <table:table-cell office:value-type="float" office:value="0.10908811">
                <text:p>0.10908811</text:p>
              </table:table-cell>
              <table:table-cell office:value-type="float" office:value="0.1085231">
                <text:p>0.1085231</text:p>
              </table:table-cell>
              <table:table-cell office:value-type="float" office:value="0.1092267">
                <text:p>0.1092267</text:p>
              </table:table-cell>
              <table:table-cell office:value-type="float" office:value="0.10886248">
                <text:p>0.10886248</text:p>
              </table:table-cell>
              <table:table-cell office:value-type="float" office:value="0.10867895">
                <text:p>0.10867895</text:p>
              </table:table-cell>
              <table:table-cell office:value-type="float" office:value="0.10903044">
                <text:p>0.10903044</text:p>
              </table:table-cell>
              <table:table-cell office:value-type="float" office:value="0.10895326">
                <text:p>0.10895326</text:p>
              </table:table-cell>
              <table:table-cell office:value-type="float" office:value="0.10909909">
                <text:p>0.10909909</text:p>
              </table:table-cell>
              <table:table-cell office:value-type="float" office:value="0.10908591">
                <text:p>0.10908591</text:p>
              </table:table-cell>
              <table:table-cell office:value-type="float" office:value="0.10896267">
                <text:p>0.10896267</text:p>
              </table:table-cell>
              <table:table-cell office:value-type="float" office:value="0.10898413">
                <text:p>0.10898413</text:p>
              </table:table-cell>
            </table:table-row>
            <table:table-row>
              <table:table-cell office:value-type="string">
                <text:p>LSAContextClusterFuzzy-alpha=1,00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</table:table-row>
            <table:table-row>
              <table:table-cell office:value-type="string">
                <text:p>LSAContextClusterMax-alpha=0,90</text:p>
              </table:table-cell>
              <table:table-cell office:value-type="float" office:value="0.10350669">
                <text:p>0.10350669</text:p>
              </table:table-cell>
              <table:table-cell office:value-type="float" office:value="0.10559851">
                <text:p>0.10559851</text:p>
              </table:table-cell>
              <table:table-cell office:value-type="float" office:value="0.10442195">
                <text:p>0.10442195</text:p>
              </table:table-cell>
              <table:table-cell office:value-type="float" office:value="0.10519732">
                <text:p>0.10519732</text:p>
              </table:table-cell>
              <table:table-cell office:value-type="float" office:value="0.10476482">
                <text:p>0.10476482</text:p>
              </table:table-cell>
              <table:table-cell office:value-type="float" office:value="0.10306019">
                <text:p>0.10306019</text:p>
              </table:table-cell>
              <table:table-cell office:value-type="float" office:value="0.10421792">
                <text:p>0.10421792</text:p>
              </table:table-cell>
              <table:table-cell office:value-type="float" office:value="0.10454408">
                <text:p>0.10454408</text:p>
              </table:table-cell>
              <table:table-cell office:value-type="float" office:value="0.1033775">
                <text:p>0.1033775</text:p>
              </table:table-cell>
              <table:table-cell office:value-type="float" office:value="0.10446986">
                <text:p>0.10446986</text:p>
              </table:table-cell>
              <table:table-cell office:value-type="float" office:value="0.10425719">
                <text:p>0.10425719</text:p>
              </table:table-cell>
              <table:table-cell office:value-type="float" office:value="0.10618011">
                <text:p>0.10618011</text:p>
              </table:table-cell>
              <table:table-cell office:value-type="float" office:value="0.10442589">
                <text:p>0.10442589</text:p>
              </table:table-cell>
              <table:table-cell office:value-type="float" office:value="0.10423783">
                <text:p>0.10423783</text:p>
              </table:table-cell>
              <table:table-cell office:value-type="float" office:value="0.10269303">
                <text:p>0.10269303</text:p>
              </table:table-cell>
              <table:table-cell office:value-type="float" office:value="0.10407941">
                <text:p>0.10407941</text:p>
              </table:table-cell>
              <table:table-cell office:value-type="float" office:value="0.10454973">
                <text:p>0.10454973</text:p>
              </table:table-cell>
              <table:table-cell office:value-type="float" office:value="0.10571793">
                <text:p>0.10571793</text:p>
              </table:table-cell>
              <table:table-cell office:value-type="float" office:value="0.10403536">
                <text:p>0.10403536</text:p>
              </table:table-cell>
              <table:table-cell office:value-type="float" office:value="0.10375459">
                <text:p>0.10375459</text:p>
              </table:table-cell>
              <table:table-cell office:value-type="float" office:value="0.10496856">
                <text:p>0.10496856</text:p>
              </table:table-cell>
              <table:table-cell office:value-type="float" office:value="0.10408242">
                <text:p>0.10408242</text:p>
              </table:table-cell>
              <table:table-cell office:value-type="float" office:value="0.10419869">
                <text:p>0.10419869</text:p>
              </table:table-cell>
            </table:table-row>
            <table:table-row>
              <table:table-cell office:value-type="string">
                <text:p>LSAContextClusterMax-alpha=0,91</text:p>
              </table:table-cell>
              <table:table-cell office:value-type="float" office:value="0.10373402">
                <text:p>0.10373402</text:p>
              </table:table-cell>
              <table:table-cell office:value-type="float" office:value="0.10582042">
                <text:p>0.10582042</text:p>
              </table:table-cell>
              <table:table-cell office:value-type="float" office:value="0.10466095">
                <text:p>0.10466095</text:p>
              </table:table-cell>
              <table:table-cell office:value-type="float" office:value="0.10540294">
                <text:p>0.10540294</text:p>
              </table:table-cell>
              <table:table-cell office:value-type="float" office:value="0.10497375">
                <text:p>0.10497375</text:p>
              </table:table-cell>
              <table:table-cell office:value-type="float" office:value="0.10323946">
                <text:p>0.10323946</text:p>
              </table:table-cell>
              <table:table-cell office:value-type="float" office:value="0.10442058">
                <text:p>0.10442058</text:p>
              </table:table-cell>
              <table:table-cell office:value-type="float" office:value="0.10471145">
                <text:p>0.10471145</text:p>
              </table:table-cell>
              <table:table-cell office:value-type="float" office:value="0.10355371">
                <text:p>0.10355371</text:p>
              </table:table-cell>
              <table:table-cell office:value-type="float" office:value="0.10460838">
                <text:p>0.10460838</text:p>
              </table:table-cell>
              <table:table-cell office:value-type="float" office:value="0.10440736">
                <text:p>0.10440736</text:p>
              </table:table-cell>
              <table:table-cell office:value-type="float" office:value="0.10633843">
                <text:p>0.10633843</text:p>
              </table:table-cell>
              <table:table-cell office:value-type="float" office:value="0.10466604">
                <text:p>0.10466604</text:p>
              </table:table-cell>
              <table:table-cell office:value-type="float" office:value="0.10441252">
                <text:p>0.10441252</text:p>
              </table:table-cell>
              <table:table-cell office:value-type="float" office:value="0.10285822">
                <text:p>0.10285822</text:p>
              </table:table-cell>
              <table:table-cell office:value-type="float" office:value="0.10428243">
                <text:p>0.10428243</text:p>
              </table:table-cell>
              <table:table-cell office:value-type="float" office:value="0.10471589">
                <text:p>0.10471589</text:p>
              </table:table-cell>
              <table:table-cell office:value-type="float" office:value="0.10590924">
                <text:p>0.10590924</text:p>
              </table:table-cell>
              <table:table-cell office:value-type="float" office:value="0.10421624">
                <text:p>0.10421624</text:p>
              </table:table-cell>
              <table:table-cell office:value-type="float" office:value="0.10392235">
                <text:p>0.10392235</text:p>
              </table:table-cell>
              <table:table-cell office:value-type="float" office:value="0.10512104">
                <text:p>0.10512104</text:p>
              </table:table-cell>
              <table:table-cell office:value-type="float" office:value="0.10425592">
                <text:p>0.10425592</text:p>
              </table:table-cell>
              <table:table-cell office:value-type="float" office:value="0.10442568">
                <text:p>0.10442568</text:p>
              </table:table-cell>
            </table:table-row>
            <table:table-row>
              <table:table-cell office:value-type="string">
                <text:p>LSAContextClusterMax-alpha=0,92</text:p>
              </table:table-cell>
              <table:table-cell office:value-type="float" office:value="0.10398977">
                <text:p>0.10398977</text:p>
              </table:table-cell>
              <table:table-cell office:value-type="float" office:value="0.10606827">
                <text:p>0.10606827</text:p>
              </table:table-cell>
              <table:table-cell office:value-type="float" office:value="0.10490622">
                <text:p>0.10490622</text:p>
              </table:table-cell>
              <table:table-cell office:value-type="float" office:value="0.10565291">
                <text:p>0.10565291</text:p>
              </table:table-cell>
              <table:table-cell office:value-type="float" office:value="0.1052131">
                <text:p>0.1052131</text:p>
              </table:table-cell>
              <table:table-cell office:value-type="float" office:value="0.10343188">
                <text:p>0.10343188</text:p>
              </table:table-cell>
              <table:table-cell office:value-type="float" office:value="0.10478961">
                <text:p>0.10478961</text:p>
              </table:table-cell>
              <table:table-cell office:value-type="float" office:value="0.10495477">
                <text:p>0.10495477</text:p>
              </table:table-cell>
              <table:table-cell office:value-type="float" office:value="0.10378147">
                <text:p>0.10378147</text:p>
              </table:table-cell>
              <table:table-cell office:value-type="float" office:value="0.10478911">
                <text:p>0.10478911</text:p>
              </table:table-cell>
              <table:table-cell office:value-type="float" office:value="0.10458657">
                <text:p>0.10458657</text:p>
              </table:table-cell>
              <table:table-cell office:value-type="float" office:value="0.10650521">
                <text:p>0.10650521</text:p>
              </table:table-cell>
              <table:table-cell office:value-type="float" office:value="0.10483052">
                <text:p>0.10483052</text:p>
              </table:table-cell>
              <table:table-cell office:value-type="float" office:value="0.10461379">
                <text:p>0.10461379</text:p>
              </table:table-cell>
              <table:table-cell office:value-type="float" office:value="0.10305383">
                <text:p>0.10305383</text:p>
              </table:table-cell>
              <table:table-cell office:value-type="float" office:value="0.10452328">
                <text:p>0.10452328</text:p>
              </table:table-cell>
              <table:table-cell office:value-type="float" office:value="0.10491202">
                <text:p>0.10491202</text:p>
              </table:table-cell>
              <table:table-cell office:value-type="float" office:value="0.10624794">
                <text:p>0.10624794</text:p>
              </table:table-cell>
              <table:table-cell office:value-type="float" office:value="0.10442498">
                <text:p>0.10442498</text:p>
              </table:table-cell>
              <table:table-cell office:value-type="float" office:value="0.10410595">
                <text:p>0.10410595</text:p>
              </table:table-cell>
              <table:table-cell office:value-type="float" office:value="0.10532326">
                <text:p>0.10532326</text:p>
              </table:table-cell>
              <table:table-cell office:value-type="float" office:value="0.10446274">
                <text:p>0.10446274</text:p>
              </table:table-cell>
              <table:table-cell office:value-type="float" office:value="0.10469306">
                <text:p>0.10469306</text:p>
              </table:table-cell>
            </table:table-row>
            <table:table-row>
              <table:table-cell office:value-type="string">
                <text:p>LSAContextClusterMax-alpha=0,93</text:p>
              </table:table-cell>
              <table:table-cell office:value-type="float" office:value="0.1042959">
                <text:p>0.1042959</text:p>
              </table:table-cell>
              <table:table-cell office:value-type="float" office:value="0.10635736">
                <text:p>0.10635736</text:p>
              </table:table-cell>
              <table:table-cell office:value-type="float" office:value="0.10531145">
                <text:p>0.10531145</text:p>
              </table:table-cell>
              <table:table-cell office:value-type="float" office:value="0.10593965">
                <text:p>0.10593965</text:p>
              </table:table-cell>
              <table:table-cell office:value-type="float" office:value="0.10548399">
                <text:p>0.10548399</text:p>
              </table:table-cell>
              <table:table-cell office:value-type="float" office:value="0.1036724">
                <text:p>0.1036724</text:p>
              </table:table-cell>
              <table:table-cell office:value-type="float" office:value="0.10502476">
                <text:p>0.10502476</text:p>
              </table:table-cell>
              <table:table-cell office:value-type="float" office:value="0.10519748">
                <text:p>0.10519748</text:p>
              </table:table-cell>
              <table:table-cell office:value-type="float" office:value="0.10405356">
                <text:p>0.10405356</text:p>
              </table:table-cell>
              <table:table-cell office:value-type="float" office:value="0.10498392">
                <text:p>0.10498392</text:p>
              </table:table-cell>
              <table:table-cell office:value-type="float" office:value="0.10480663">
                <text:p>0.10480663</text:p>
              </table:table-cell>
              <table:table-cell office:value-type="float" office:value="0.10670154">
                <text:p>0.10670154</text:p>
              </table:table-cell>
              <table:table-cell office:value-type="float" office:value="0.10521377">
                <text:p>0.10521377</text:p>
              </table:table-cell>
              <table:table-cell office:value-type="float" office:value="0.10486056">
                <text:p>0.10486056</text:p>
              </table:table-cell>
              <table:table-cell office:value-type="float" office:value="0.10331273">
                <text:p>0.10331273</text:p>
              </table:table-cell>
              <table:table-cell office:value-type="float" office:value="0.10479247">
                <text:p>0.10479247</text:p>
              </table:table-cell>
              <table:table-cell office:value-type="float" office:value="0.10515185">
                <text:p>0.10515185</text:p>
              </table:table-cell>
              <table:table-cell office:value-type="float" office:value="0.10648579">
                <text:p>0.10648579</text:p>
              </table:table-cell>
              <table:table-cell office:value-type="float" office:value="0.10468412">
                <text:p>0.10468412</text:p>
              </table:table-cell>
              <table:table-cell office:value-type="float" office:value="0.10434639">
                <text:p>0.10434639</text:p>
              </table:table-cell>
              <table:table-cell office:value-type="float" office:value="0.10553852">
                <text:p>0.10553852</text:p>
              </table:table-cell>
              <table:table-cell office:value-type="float" office:value="0.10469644">
                <text:p>0.10469644</text:p>
              </table:table-cell>
              <table:table-cell office:value-type="float" office:value="0.10499996">
                <text:p>0.10499996</text:p>
              </table:table-cell>
            </table:table-row>
            <table:table-row>
              <table:table-cell office:value-type="string">
                <text:p>LSAContextClusterMax-alpha=0,94</text:p>
              </table:table-cell>
              <table:table-cell office:value-type="float" office:value="0.10467675">
                <text:p>0.10467675</text:p>
              </table:table-cell>
              <table:table-cell office:value-type="float" office:value="0.10667627">
                <text:p>0.10667627</text:p>
              </table:table-cell>
              <table:table-cell office:value-type="float" office:value="0.1056789">
                <text:p>0.1056789</text:p>
              </table:table-cell>
              <table:table-cell office:value-type="float" office:value="0.10628897">
                <text:p>0.10628897</text:p>
              </table:table-cell>
              <table:table-cell office:value-type="float" office:value="0.10580989">
                <text:p>0.10580989</text:p>
              </table:table-cell>
              <table:table-cell office:value-type="float" office:value="0.10397571">
                <text:p>0.10397571</text:p>
              </table:table-cell>
              <table:table-cell office:value-type="float" office:value="0.10529942">
                <text:p>0.10529942</text:p>
              </table:table-cell>
              <table:table-cell office:value-type="float" office:value="0.10553605">
                <text:p>0.10553605</text:p>
              </table:table-cell>
              <table:table-cell office:value-type="float" office:value="0.10437755">
                <text:p>0.10437755</text:p>
              </table:table-cell>
              <table:table-cell office:value-type="float" office:value="0.10524088">
                <text:p>0.10524088</text:p>
              </table:table-cell>
              <table:table-cell office:value-type="float" office:value="0.1050697">
                <text:p>0.1050697</text:p>
              </table:table-cell>
              <table:table-cell office:value-type="float" office:value="0.10692968">
                <text:p>0.10692968</text:p>
              </table:table-cell>
              <table:table-cell office:value-type="float" office:value="0.10547266">
                <text:p>0.10547266</text:p>
              </table:table-cell>
              <table:table-cell office:value-type="float" office:value="0.1051766">
                <text:p>0.1051766</text:p>
              </table:table-cell>
              <table:table-cell office:value-type="float" office:value="0.10360449">
                <text:p>0.10360449</text:p>
              </table:table-cell>
              <table:table-cell office:value-type="float" office:value="0.10509841">
                <text:p>0.10509841</text:p>
              </table:table-cell>
              <table:table-cell office:value-type="float" office:value="0.10544282">
                <text:p>0.10544282</text:p>
              </table:table-cell>
              <table:table-cell office:value-type="float" office:value="0.10671897">
                <text:p>0.10671897</text:p>
              </table:table-cell>
              <table:table-cell office:value-type="float" office:value="0.10499563">
                <text:p>0.10499563</text:p>
              </table:table-cell>
              <table:table-cell office:value-type="float" office:value="0.10462301">
                <text:p>0.10462301</text:p>
              </table:table-cell>
              <table:table-cell office:value-type="float" office:value="0.10578045">
                <text:p>0.10578045</text:p>
              </table:table-cell>
              <table:table-cell office:value-type="float" office:value="0.10498842">
                <text:p>0.10498842</text:p>
              </table:table-cell>
              <table:table-cell office:value-type="float" office:value="0.10533413">
                <text:p>0.10533413</text:p>
              </table:table-cell>
            </table:table-row>
            <table:table-row>
              <table:table-cell office:value-type="string">
                <text:p>LSAContextClusterMax-alpha=0,95</text:p>
              </table:table-cell>
              <table:table-cell office:value-type="float" office:value="0.10520982">
                <text:p>0.10520982</text:p>
              </table:table-cell>
              <table:table-cell office:value-type="float" office:value="0.10703993">
                <text:p>0.10703993</text:p>
              </table:table-cell>
              <table:table-cell office:value-type="float" office:value="0.10607049">
                <text:p>0.10607049</text:p>
              </table:table-cell>
              <table:table-cell office:value-type="float" office:value="0.10669196">
                <text:p>0.10669196</text:p>
              </table:table-cell>
              <table:table-cell office:value-type="float" office:value="0.10619482">
                <text:p>0.10619482</text:p>
              </table:table-cell>
              <table:table-cell office:value-type="float" office:value="0.10432668">
                <text:p>0.10432668</text:p>
              </table:table-cell>
              <table:table-cell office:value-type="float" office:value="0.10563509">
                <text:p>0.10563509</text:p>
              </table:table-cell>
              <table:table-cell office:value-type="float" office:value="0.105856">
                <text:p>0.105856</text:p>
              </table:table-cell>
              <table:table-cell office:value-type="float" office:value="0.10477754">
                <text:p>0.10477754</text:p>
              </table:table-cell>
              <table:table-cell office:value-type="float" office:value="0.10556328">
                <text:p>0.10556328</text:p>
              </table:table-cell>
              <table:table-cell office:value-type="float" office:value="0.10540415">
                <text:p>0.10540415</text:p>
              </table:table-cell>
              <table:table-cell office:value-type="float" office:value="0.1072074">
                <text:p>0.1072074</text:p>
              </table:table-cell>
              <table:table-cell office:value-type="float" office:value="0.1058065">
                <text:p>0.1058065</text:p>
              </table:table-cell>
              <table:table-cell office:value-type="float" office:value="0.1055253">
                <text:p>0.1055253</text:p>
              </table:table-cell>
              <table:table-cell office:value-type="float" office:value="0.10393088">
                <text:p>0.10393088</text:p>
              </table:table-cell>
              <table:table-cell office:value-type="float" office:value="0.10548161">
                <text:p>0.10548161</text:p>
              </table:table-cell>
              <table:table-cell office:value-type="float" office:value="0.10575188">
                <text:p>0.10575188</text:p>
              </table:table-cell>
              <table:table-cell office:value-type="float" office:value="0.10700338">
                <text:p>0.10700338</text:p>
              </table:table-cell>
              <table:table-cell office:value-type="float" office:value="0.10551597">
                <text:p>0.10551597</text:p>
              </table:table-cell>
              <table:table-cell office:value-type="float" office:value="0.10497345">
                <text:p>0.10497345</text:p>
              </table:table-cell>
              <table:table-cell office:value-type="float" office:value="0.10611225">
                <text:p>0.10611225</text:p>
              </table:table-cell>
              <table:table-cell office:value-type="float" office:value="0.10533301">
                <text:p>0.10533301</text:p>
              </table:table-cell>
              <table:table-cell office:value-type="float" office:value="0.10574797">
                <text:p>0.10574797</text:p>
              </table:table-cell>
            </table:table-row>
            <table:table-row>
              <table:table-cell office:value-type="string">
                <text:p>LSAContextClusterMax-alpha=0,96</text:p>
              </table:table-cell>
              <table:table-cell office:value-type="float" office:value="0.10570866">
                <text:p>0.10570866</text:p>
              </table:table-cell>
              <table:table-cell office:value-type="float" office:value="0.10747149">
                <text:p>0.10747149</text:p>
              </table:table-cell>
              <table:table-cell office:value-type="float" office:value="0.10647672">
                <text:p>0.10647672</text:p>
              </table:table-cell>
              <table:table-cell office:value-type="float" office:value="0.1073357">
                <text:p>0.1073357</text:p>
              </table:table-cell>
              <table:table-cell office:value-type="float" office:value="0.10667079">
                <text:p>0.10667079</text:p>
              </table:table-cell>
              <table:table-cell office:value-type="float" office:value="0.10481602">
                <text:p>0.10481602</text:p>
              </table:table-cell>
              <table:table-cell office:value-type="float" office:value="0.10605514">
                <text:p>0.10605514</text:p>
              </table:table-cell>
              <table:table-cell office:value-type="float" office:value="0.10628205">
                <text:p>0.10628205</text:p>
              </table:table-cell>
              <table:table-cell office:value-type="float" office:value="0.10533918">
                <text:p>0.10533918</text:p>
              </table:table-cell>
              <table:table-cell office:value-type="float" office:value="0.10595905">
                <text:p>0.10595905</text:p>
              </table:table-cell>
              <table:table-cell office:value-type="float" office:value="0.10582756">
                <text:p>0.10582756</text:p>
              </table:table-cell>
              <table:table-cell office:value-type="float" office:value="0.10753313">
                <text:p>0.10753313</text:p>
              </table:table-cell>
              <table:table-cell office:value-type="float" office:value="0.10619814">
                <text:p>0.10619814</text:p>
              </table:table-cell>
              <table:table-cell office:value-type="float" office:value="0.10596925">
                <text:p>0.10596925</text:p>
              </table:table-cell>
              <table:table-cell office:value-type="float" office:value="0.10433816">
                <text:p>0.10433816</text:p>
              </table:table-cell>
              <table:table-cell office:value-type="float" office:value="0.10594966">
                <text:p>0.10594966</text:p>
              </table:table-cell>
              <table:table-cell office:value-type="float" office:value="0.10615222">
                <text:p>0.10615222</text:p>
              </table:table-cell>
              <table:table-cell office:value-type="float" office:value="0.10734648">
                <text:p>0.10734648</text:p>
              </table:table-cell>
              <table:table-cell office:value-type="float" office:value="0.10580645">
                <text:p>0.10580645</text:p>
              </table:table-cell>
              <table:table-cell office:value-type="float" office:value="0.10541958">
                <text:p>0.10541958</text:p>
              </table:table-cell>
              <table:table-cell office:value-type="float" office:value="0.1064935">
                <text:p>0.1064935</text:p>
              </table:table-cell>
              <table:table-cell office:value-type="float" office:value="0.10576024">
                <text:p>0.10576024</text:p>
              </table:table-cell>
              <table:table-cell office:value-type="float" office:value="0.10623742">
                <text:p>0.10623742</text:p>
              </table:table-cell>
            </table:table-row>
            <table:table-row>
              <table:table-cell office:value-type="string">
                <text:p>LSAContextClusterMax-alpha=0,97</text:p>
              </table:table-cell>
              <table:table-cell office:value-type="float" office:value="0.10633734">
                <text:p>0.10633734</text:p>
              </table:table-cell>
              <table:table-cell office:value-type="float" office:value="0.10793554">
                <text:p>0.10793554</text:p>
              </table:table-cell>
              <table:table-cell office:value-type="float" office:value="0.10702191">
                <text:p>0.10702191</text:p>
              </table:table-cell>
              <table:table-cell office:value-type="float" office:value="0.10781001">
                <text:p>0.10781001</text:p>
              </table:table-cell>
              <table:table-cell office:value-type="float" office:value="0.10722133">
                <text:p>0.10722133</text:p>
              </table:table-cell>
              <table:table-cell office:value-type="float" office:value="0.10542332">
                <text:p>0.10542332</text:p>
              </table:table-cell>
              <table:table-cell office:value-type="float" office:value="0.10658131">
                <text:p>0.10658131</text:p>
              </table:table-cell>
              <table:table-cell office:value-type="float" office:value="0.10682084">
                <text:p>0.10682084</text:p>
              </table:table-cell>
              <table:table-cell office:value-type="float" office:value="0.10591964">
                <text:p>0.10591964</text:p>
              </table:table-cell>
              <table:table-cell office:value-type="float" office:value="0.10648874">
                <text:p>0.10648874</text:p>
              </table:table-cell>
              <table:table-cell office:value-type="float" office:value="0.10640861">
                <text:p>0.10640861</text:p>
              </table:table-cell>
              <table:table-cell office:value-type="float" office:value="0.10791074">
                <text:p>0.10791074</text:p>
              </table:table-cell>
              <table:table-cell office:value-type="float" office:value="0.10689721">
                <text:p>0.10689721</text:p>
              </table:table-cell>
              <table:table-cell office:value-type="float" office:value="0.10654261">
                <text:p>0.10654261</text:p>
              </table:table-cell>
              <table:table-cell office:value-type="float" office:value="0.10501631">
                <text:p>0.10501631</text:p>
              </table:table-cell>
              <table:table-cell office:value-type="float" office:value="0.10647953">
                <text:p>0.10647953</text:p>
              </table:table-cell>
              <table:table-cell office:value-type="float" office:value="0.1066231">
                <text:p>0.1066231</text:p>
              </table:table-cell>
              <table:table-cell office:value-type="float" office:value="0.10767503">
                <text:p>0.10767503</text:p>
              </table:table-cell>
              <table:table-cell office:value-type="float" office:value="0.10644785">
                <text:p>0.10644785</text:p>
              </table:table-cell>
              <table:table-cell office:value-type="float" office:value="0.10599607">
                <text:p>0.10599607</text:p>
              </table:table-cell>
              <table:table-cell office:value-type="float" office:value="0.10697426">
                <text:p>0.10697426</text:p>
              </table:table-cell>
              <table:table-cell office:value-type="float" office:value="0.10633585">
                <text:p>0.10633585</text:p>
              </table:table-cell>
              <table:table-cell office:value-type="float" office:value="0.10681884">
                <text:p>0.10681884</text:p>
              </table:table-cell>
            </table:table-row>
            <table:table-row>
              <table:table-cell office:value-type="string">
                <text:p>LSAContextClusterMax-alpha=0,98</text:p>
              </table:table-cell>
              <table:table-cell office:value-type="float" office:value="0.1071509">
                <text:p>0.1071509</text:p>
              </table:table-cell>
              <table:table-cell office:value-type="float" office:value="0.10841276">
                <text:p>0.10841276</text:p>
              </table:table-cell>
              <table:table-cell office:value-type="float" office:value="0.1076819">
                <text:p>0.1076819</text:p>
              </table:table-cell>
              <table:table-cell office:value-type="float" office:value="0.10833545">
                <text:p>0.10833545</text:p>
              </table:table-cell>
              <table:table-cell office:value-type="float" office:value="0.10786974">
                <text:p>0.10786974</text:p>
              </table:table-cell>
              <table:table-cell office:value-type="float" office:value="0.10626663">
                <text:p>0.10626663</text:p>
              </table:table-cell>
              <table:table-cell office:value-type="float" office:value="0.10729195">
                <text:p>0.10729195</text:p>
              </table:table-cell>
              <table:table-cell office:value-type="float" office:value="0.10745285">
                <text:p>0.10745285</text:p>
              </table:table-cell>
              <table:table-cell office:value-type="float" office:value="0.10668604">
                <text:p>0.10668604</text:p>
              </table:table-cell>
              <table:table-cell office:value-type="float" office:value="0.1071639">
                <text:p>0.1071639</text:p>
              </table:table-cell>
              <table:table-cell office:value-type="float" office:value="0.10716776">
                <text:p>0.10716776</text:p>
              </table:table-cell>
              <table:table-cell office:value-type="float" office:value="0.1083677">
                <text:p>0.1083677</text:p>
              </table:table-cell>
              <table:table-cell office:value-type="float" office:value="0.10745831">
                <text:p>0.10745831</text:p>
              </table:table-cell>
              <table:table-cell office:value-type="float" office:value="0.1073451">
                <text:p>0.1073451</text:p>
              </table:table-cell>
              <table:table-cell office:value-type="float" office:value="0.10587679">
                <text:p>0.10587679</text:p>
              </table:table-cell>
              <table:table-cell office:value-type="float" office:value="0.10713506">
                <text:p>0.10713506</text:p>
              </table:table-cell>
              <table:table-cell office:value-type="float" office:value="0.10727471">
                <text:p>0.10727471</text:p>
              </table:table-cell>
              <table:table-cell office:value-type="float" office:value="0.10820875">
                <text:p>0.10820875</text:p>
              </table:table-cell>
              <table:table-cell office:value-type="float" office:value="0.10717097">
                <text:p>0.10717097</text:p>
              </table:table-cell>
              <table:table-cell office:value-type="float" office:value="0.10676316">
                <text:p>0.10676316</text:p>
              </table:table-cell>
              <table:table-cell office:value-type="float" office:value="0.10765973">
                <text:p>0.10765973</text:p>
              </table:table-cell>
              <table:table-cell office:value-type="float" office:value="0.10707313">
                <text:p>0.10707313</text:p>
              </table:table-cell>
              <table:table-cell office:value-type="float" office:value="0.10752657">
                <text:p>0.10752657</text:p>
              </table:table-cell>
            </table:table-row>
            <table:table-row>
              <table:table-cell office:value-type="string">
                <text:p>LSAContextClusterMax-alpha=0,99</text:p>
              </table:table-cell>
              <table:table-cell office:value-type="float" office:value="0.1080366">
                <text:p>0.1080366</text:p>
              </table:table-cell>
              <table:table-cell office:value-type="float" office:value="0.10893839">
                <text:p>0.10893839</text:p>
              </table:table-cell>
              <table:table-cell office:value-type="float" office:value="0.10845625">
                <text:p>0.10845625</text:p>
              </table:table-cell>
              <table:table-cell office:value-type="float" office:value="0.10885657">
                <text:p>0.10885657</text:p>
              </table:table-cell>
              <table:table-cell office:value-type="float" office:value="0.10857373">
                <text:p>0.10857373</text:p>
              </table:table-cell>
              <table:table-cell office:value-type="float" office:value="0.10748988">
                <text:p>0.10748988</text:p>
              </table:table-cell>
              <table:table-cell office:value-type="float" office:value="0.10812865">
                <text:p>0.10812865</text:p>
              </table:table-cell>
              <table:table-cell office:value-type="float" office:value="0.10826462">
                <text:p>0.10826462</text:p>
              </table:table-cell>
              <table:table-cell office:value-type="float" office:value="0.10777454">
                <text:p>0.10777454</text:p>
              </table:table-cell>
              <table:table-cell office:value-type="float" office:value="0.1081468">
                <text:p>0.1081468</text:p>
              </table:table-cell>
              <table:table-cell office:value-type="float" office:value="0.10816888">
                <text:p>0.10816888</text:p>
              </table:table-cell>
              <table:table-cell office:value-type="float" office:value="0.10887554">
                <text:p>0.10887554</text:p>
              </table:table-cell>
              <table:table-cell office:value-type="float" office:value="0.10826535">
                <text:p>0.10826535</text:p>
              </table:table-cell>
              <table:table-cell office:value-type="float" office:value="0.10829276">
                <text:p>0.10829276</text:p>
              </table:table-cell>
              <table:table-cell office:value-type="float" office:value="0.10716457">
                <text:p>0.10716457</text:p>
              </table:table-cell>
              <table:table-cell office:value-type="float" office:value="0.10807799">
                <text:p>0.10807799</text:p>
              </table:table-cell>
              <table:table-cell office:value-type="float" office:value="0.10815833">
                <text:p>0.10815833</text:p>
              </table:table-cell>
              <table:table-cell office:value-type="float" office:value="0.10870877">
                <text:p>0.10870877</text:p>
              </table:table-cell>
              <table:table-cell office:value-type="float" office:value="0.10798227">
                <text:p>0.10798227</text:p>
              </table:table-cell>
              <table:table-cell office:value-type="float" office:value="0.10788639">
                <text:p>0.10788639</text:p>
              </table:table-cell>
              <table:table-cell office:value-type="float" office:value="0.10839009">
                <text:p>0.10839009</text:p>
              </table:table-cell>
              <table:table-cell office:value-type="float" office:value="0.10802652">
                <text:p>0.10802652</text:p>
              </table:table-cell>
              <table:table-cell office:value-type="float" office:value="0.10834581">
                <text:p>0.10834581</text:p>
              </table:table-cell>
            </table:table-row>
            <table:table-row>
              <table:table-cell office:value-type="string">
                <text:p>LSAContextClusterMax-alpha=1,00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</table:table-row>
            <table:table-row>
              <table:table-cell office:value-type="string">
                <text:p>LSAContext-alpha=0,90</text:p>
              </table:table-cell>
              <table:table-cell office:value-type="float" office:value="0.10346389">
                <text:p>0.10346389</text:p>
              </table:table-cell>
              <table:table-cell office:value-type="float" office:value="0.10347634">
                <text:p>0.10347634</text:p>
              </table:table-cell>
              <table:table-cell office:value-type="float" office:value="0.10353548">
                <text:p>0.10353548</text:p>
              </table:table-cell>
              <table:table-cell office:value-type="float" office:value="0.1035766">
                <text:p>0.1035766</text:p>
              </table:table-cell>
              <table:table-cell office:value-type="float" office:value="0.10349067">
                <text:p>0.10349067</text:p>
              </table:table-cell>
              <table:table-cell office:value-type="float" office:value="0.10355558">
                <text:p>0.10355558</text:p>
              </table:table-cell>
              <table:table-cell office:value-type="float" office:value="0.10355213">
                <text:p>0.10355213</text:p>
              </table:table-cell>
              <table:table-cell office:value-type="float" office:value="0.10345167">
                <text:p>0.10345167</text:p>
              </table:table-cell>
              <table:table-cell office:value-type="float" office:value="0.10344411">
                <text:p>0.10344411</text:p>
              </table:table-cell>
              <table:table-cell office:value-type="float" office:value="0.10344577">
                <text:p>0.10344577</text:p>
              </table:table-cell>
              <table:table-cell office:value-type="float" office:value="0.10329306">
                <text:p>0.10329306</text:p>
              </table:table-cell>
              <table:table-cell office:value-type="float" office:value="0.10308854">
                <text:p>0.10308854</text:p>
              </table:table-cell>
              <table:table-cell office:value-type="float" office:value="0.1031164">
                <text:p>0.1031164</text:p>
              </table:table-cell>
              <table:table-cell office:value-type="float" office:value="0.10312548">
                <text:p>0.10312548</text:p>
              </table:table-cell>
              <table:table-cell office:value-type="float" office:value="0.10315019">
                <text:p>0.10315019</text:p>
              </table:table-cell>
              <table:table-cell office:value-type="float" office:value="0.10317553">
                <text:p>0.10317553</text:p>
              </table:table-cell>
              <table:table-cell office:value-type="float" office:value="0.10312504">
                <text:p>0.10312504</text:p>
              </table:table-cell>
              <table:table-cell office:value-type="float" office:value="0.10312834">
                <text:p>0.10312834</text:p>
              </table:table-cell>
              <table:table-cell office:value-type="float" office:value="0.1031721">
                <text:p>0.1031721</text:p>
              </table:table-cell>
              <table:table-cell office:value-type="float" office:value="0.10313907">
                <text:p>0.10313907</text:p>
              </table:table-cell>
              <table:table-cell office:value-type="float" office:value="0.10311017">
                <text:p>0.10311017</text:p>
              </table:table-cell>
              <table:table-cell office:value-type="float" office:value="0.10313176">
                <text:p>0.10313176</text:p>
              </table:table-cell>
              <table:table-cell office:value-type="float" office:value="0.10314237">
                <text:p>0.10314237</text:p>
              </table:table-cell>
            </table:table-row>
            <table:table-row>
              <table:table-cell office:value-type="string">
                <text:p>LSAContext-alpha=0,91</text:p>
              </table:table-cell>
              <table:table-cell office:value-type="float" office:value="0.10362809">
                <text:p>0.10362809</text:p>
              </table:table-cell>
              <table:table-cell office:value-type="float" office:value="0.10363239">
                <text:p>0.10363239</text:p>
              </table:table-cell>
              <table:table-cell office:value-type="float" office:value="0.1036943">
                <text:p>0.1036943</text:p>
              </table:table-cell>
              <table:table-cell office:value-type="float" office:value="0.10373763">
                <text:p>0.10373763</text:p>
              </table:table-cell>
              <table:table-cell office:value-type="float" office:value="0.10365574">
                <text:p>0.10365574</text:p>
              </table:table-cell>
              <table:table-cell office:value-type="float" office:value="0.10372053">
                <text:p>0.10372053</text:p>
              </table:table-cell>
              <table:table-cell office:value-type="float" office:value="0.10370067">
                <text:p>0.10370067</text:p>
              </table:table-cell>
              <table:table-cell office:value-type="float" office:value="0.10360624">
                <text:p>0.10360624</text:p>
              </table:table-cell>
              <table:table-cell office:value-type="float" office:value="0.10359485">
                <text:p>0.10359485</text:p>
              </table:table-cell>
              <table:table-cell office:value-type="float" office:value="0.10359428">
                <text:p>0.10359428</text:p>
              </table:table-cell>
              <table:table-cell office:value-type="float" office:value="0.10344952">
                <text:p>0.10344952</text:p>
              </table:table-cell>
              <table:table-cell office:value-type="float" office:value="0.10324506">
                <text:p>0.10324506</text:p>
              </table:table-cell>
              <table:table-cell office:value-type="float" office:value="0.10326731">
                <text:p>0.10326731</text:p>
              </table:table-cell>
              <table:table-cell office:value-type="float" office:value="0.10322795">
                <text:p>0.10322795</text:p>
              </table:table-cell>
              <table:table-cell office:value-type="float" office:value="0.10327432">
                <text:p>0.10327432</text:p>
              </table:table-cell>
              <table:table-cell office:value-type="float" office:value="0.10331444">
                <text:p>0.10331444</text:p>
              </table:table-cell>
              <table:table-cell office:value-type="float" office:value="0.10322334">
                <text:p>0.10322334</text:p>
              </table:table-cell>
              <table:table-cell office:value-type="float" office:value="0.10325415">
                <text:p>0.10325415</text:p>
              </table:table-cell>
              <table:table-cell office:value-type="float" office:value="0.10332077">
                <text:p>0.10332077</text:p>
              </table:table-cell>
              <table:table-cell office:value-type="float" office:value="0.10329462">
                <text:p>0.10329462</text:p>
              </table:table-cell>
              <table:table-cell office:value-type="float" office:value="0.10324005">
                <text:p>0.10324005</text:p>
              </table:table-cell>
              <table:table-cell office:value-type="float" office:value="0.10325608">
                <text:p>0.10325608</text:p>
              </table:table-cell>
              <table:table-cell office:value-type="float" office:value="0.10327326">
                <text:p>0.10327326</text:p>
              </table:table-cell>
            </table:table-row>
            <table:table-row>
              <table:table-cell office:value-type="string">
                <text:p>LSAContext-alpha=0,92</text:p>
              </table:table-cell>
              <table:table-cell office:value-type="float" office:value="0.10383906">
                <text:p>0.10383906</text:p>
              </table:table-cell>
              <table:table-cell office:value-type="float" office:value="0.10381828">
                <text:p>0.10381828</text:p>
              </table:table-cell>
              <table:table-cell office:value-type="float" office:value="0.10388635">
                <text:p>0.10388635</text:p>
              </table:table-cell>
              <table:table-cell office:value-type="float" office:value="0.10392376">
                <text:p>0.10392376</text:p>
              </table:table-cell>
              <table:table-cell office:value-type="float" office:value="0.10385697">
                <text:p>0.10385697</text:p>
              </table:table-cell>
              <table:table-cell office:value-type="float" office:value="0.10391746">
                <text:p>0.10391746</text:p>
              </table:table-cell>
              <table:table-cell office:value-type="float" office:value="0.10388724">
                <text:p>0.10388724</text:p>
              </table:table-cell>
              <table:table-cell office:value-type="float" office:value="0.10377065">
                <text:p>0.10377065</text:p>
              </table:table-cell>
              <table:table-cell office:value-type="float" office:value="0.10375456">
                <text:p>0.10375456</text:p>
              </table:table-cell>
              <table:table-cell office:value-type="float" office:value="0.10375056">
                <text:p>0.10375056</text:p>
              </table:table-cell>
              <table:table-cell office:value-type="float" office:value="0.10360791">
                <text:p>0.10360791</text:p>
              </table:table-cell>
              <table:table-cell office:value-type="float" office:value="0.10340821">
                <text:p>0.10340821</text:p>
              </table:table-cell>
              <table:table-cell office:value-type="float" office:value="0.10344268">
                <text:p>0.10344268</text:p>
              </table:table-cell>
              <table:table-cell office:value-type="float" office:value="0.10337888">
                <text:p>0.10337888</text:p>
              </table:table-cell>
              <table:table-cell office:value-type="float" office:value="0.1034296">
                <text:p>0.1034296</text:p>
              </table:table-cell>
              <table:table-cell office:value-type="float" office:value="0.10348171">
                <text:p>0.10348171</text:p>
              </table:table-cell>
              <table:table-cell office:value-type="float" office:value="0.10337382">
                <text:p>0.10337382</text:p>
              </table:table-cell>
              <table:table-cell office:value-type="float" office:value="0.10340761">
                <text:p>0.10340761</text:p>
              </table:table-cell>
              <table:table-cell office:value-type="float" office:value="0.10348515">
                <text:p>0.10348515</text:p>
              </table:table-cell>
              <table:table-cell office:value-type="float" office:value="0.10345635">
                <text:p>0.10345635</text:p>
              </table:table-cell>
              <table:table-cell office:value-type="float" office:value="0.1033927">
                <text:p>0.1033927</text:p>
              </table:table-cell>
              <table:table-cell office:value-type="float" office:value="0.10342053">
                <text:p>0.10342053</text:p>
              </table:table-cell>
              <table:table-cell office:value-type="float" office:value="0.10343461">
                <text:p>0.10343461</text:p>
              </table:table-cell>
            </table:table-row>
            <table:table-row>
              <table:table-cell office:value-type="string">
                <text:p>LSAContext-alpha=0,93</text:p>
              </table:table-cell>
              <table:table-cell office:value-type="float" office:value="0.10407672">
                <text:p>0.10407672</text:p>
              </table:table-cell>
              <table:table-cell office:value-type="float" office:value="0.10404669">
                <text:p>0.10404669</text:p>
              </table:table-cell>
              <table:table-cell office:value-type="float" office:value="0.10411">
                <text:p>0.10411</text:p>
              </table:table-cell>
              <table:table-cell office:value-type="float" office:value="0.10414438">
                <text:p>0.10414438</text:p>
              </table:table-cell>
              <table:table-cell office:value-type="float" office:value="0.10408416">
                <text:p>0.10408416</text:p>
              </table:table-cell>
              <table:table-cell office:value-type="float" office:value="0.1041561">
                <text:p>0.1041561</text:p>
              </table:table-cell>
              <table:table-cell office:value-type="float" office:value="0.10412965">
                <text:p>0.10412965</text:p>
              </table:table-cell>
              <table:table-cell office:value-type="float" office:value="0.10398424">
                <text:p>0.10398424</text:p>
              </table:table-cell>
              <table:table-cell office:value-type="float" office:value="0.10396658">
                <text:p>0.10396658</text:p>
              </table:table-cell>
              <table:table-cell office:value-type="float" office:value="0.10395491">
                <text:p>0.10395491</text:p>
              </table:table-cell>
              <table:table-cell office:value-type="float" office:value="0.10380722">
                <text:p>0.10380722</text:p>
              </table:table-cell>
              <table:table-cell office:value-type="float" office:value="0.1035906">
                <text:p>0.1035906</text:p>
              </table:table-cell>
              <table:table-cell office:value-type="float" office:value="0.10363209">
                <text:p>0.10363209</text:p>
              </table:table-cell>
              <table:table-cell office:value-type="float" office:value="0.1035774">
                <text:p>0.1035774</text:p>
              </table:table-cell>
              <table:table-cell office:value-type="float" office:value="0.10365397">
                <text:p>0.10365397</text:p>
              </table:table-cell>
              <table:table-cell office:value-type="float" office:value="0.1037004">
                <text:p>0.1037004</text:p>
              </table:table-cell>
              <table:table-cell office:value-type="float" office:value="0.10356765">
                <text:p>0.10356765</text:p>
              </table:table-cell>
              <table:table-cell office:value-type="float" office:value="0.10361184">
                <text:p>0.10361184</text:p>
              </table:table-cell>
              <table:table-cell office:value-type="float" office:value="0.10369047">
                <text:p>0.10369047</text:p>
              </table:table-cell>
              <table:table-cell office:value-type="float" office:value="0.10364122">
                <text:p>0.10364122</text:p>
              </table:table-cell>
              <table:table-cell office:value-type="float" office:value="0.10358645">
                <text:p>0.10358645</text:p>
              </table:table-cell>
              <table:table-cell office:value-type="float" office:value="0.10360487">
                <text:p>0.10360487</text:p>
              </table:table-cell>
              <table:table-cell office:value-type="float" office:value="0.10361586">
                <text:p>0.10361586</text:p>
              </table:table-cell>
            </table:table-row>
            <table:table-row>
              <table:table-cell office:value-type="string">
                <text:p>LSAContext-alpha=0,94</text:p>
              </table:table-cell>
              <table:table-cell office:value-type="float" office:value="0.10437941">
                <text:p>0.10437941</text:p>
              </table:table-cell>
              <table:table-cell office:value-type="float" office:value="0.1043336">
                <text:p>0.1043336</text:p>
              </table:table-cell>
              <table:table-cell office:value-type="float" office:value="0.10438197">
                <text:p>0.10438197</text:p>
              </table:table-cell>
              <table:table-cell office:value-type="float" office:value="0.10443284">
                <text:p>0.10443284</text:p>
              </table:table-cell>
              <table:table-cell office:value-type="float" office:value="0.1043635">
                <text:p>0.1043635</text:p>
              </table:table-cell>
              <table:table-cell office:value-type="float" office:value="0.10444229">
                <text:p>0.10444229</text:p>
              </table:table-cell>
              <table:table-cell office:value-type="float" office:value="0.10439878">
                <text:p>0.10439878</text:p>
              </table:table-cell>
              <table:table-cell office:value-type="float" office:value="0.10425456">
                <text:p>0.10425456</text:p>
              </table:table-cell>
              <table:table-cell office:value-type="float" office:value="0.10422561">
                <text:p>0.10422561</text:p>
              </table:table-cell>
              <table:table-cell office:value-type="float" office:value="0.10420565">
                <text:p>0.10420565</text:p>
              </table:table-cell>
              <table:table-cell office:value-type="float" office:value="0.10406169">
                <text:p>0.10406169</text:p>
              </table:table-cell>
              <table:table-cell office:value-type="float" office:value="0.1038311">
                <text:p>0.1038311</text:p>
              </table:table-cell>
              <table:table-cell office:value-type="float" office:value="0.10385362">
                <text:p>0.10385362</text:p>
              </table:table-cell>
              <table:table-cell office:value-type="float" office:value="0.10379899">
                <text:p>0.10379899</text:p>
              </table:table-cell>
              <table:table-cell office:value-type="float" office:value="0.10385054">
                <text:p>0.10385054</text:p>
              </table:table-cell>
              <table:table-cell office:value-type="float" office:value="0.10390127">
                <text:p>0.10390127</text:p>
              </table:table-cell>
              <table:table-cell office:value-type="float" office:value="0.10379585">
                <text:p>0.10379585</text:p>
              </table:table-cell>
              <table:table-cell office:value-type="float" office:value="0.10383326">
                <text:p>0.10383326</text:p>
              </table:table-cell>
              <table:table-cell office:value-type="float" office:value="0.10394641">
                <text:p>0.10394641</text:p>
              </table:table-cell>
              <table:table-cell office:value-type="float" office:value="0.10388523">
                <text:p>0.10388523</text:p>
              </table:table-cell>
              <table:table-cell office:value-type="float" office:value="0.10381022">
                <text:p>0.10381022</text:p>
              </table:table-cell>
              <table:table-cell office:value-type="float" office:value="0.10384344">
                <text:p>0.10384344</text:p>
              </table:table-cell>
              <table:table-cell office:value-type="float" office:value="0.10385704">
                <text:p>0.10385704</text:p>
              </table:table-cell>
            </table:table-row>
            <table:table-row>
              <table:table-cell office:value-type="string">
                <text:p>LSAContext-alpha=0,95</text:p>
              </table:table-cell>
              <table:table-cell office:value-type="float" office:value="0.10473236">
                <text:p>0.10473236</text:p>
              </table:table-cell>
              <table:table-cell office:value-type="float" office:value="0.10468632">
                <text:p>0.10468632</text:p>
              </table:table-cell>
              <table:table-cell office:value-type="float" office:value="0.10471995">
                <text:p>0.10471995</text:p>
              </table:table-cell>
              <table:table-cell office:value-type="float" office:value="0.104772">
                <text:p>0.104772</text:p>
              </table:table-cell>
              <table:table-cell office:value-type="float" office:value="0.10471341">
                <text:p>0.10471341</text:p>
              </table:table-cell>
              <table:table-cell office:value-type="float" office:value="0.10480371">
                <text:p>0.10480371</text:p>
              </table:table-cell>
              <table:table-cell office:value-type="float" office:value="0.10474342">
                <text:p>0.10474342</text:p>
              </table:table-cell>
              <table:table-cell office:value-type="float" office:value="0.10458176">
                <text:p>0.10458176</text:p>
              </table:table-cell>
              <table:table-cell office:value-type="float" office:value="0.10455951">
                <text:p>0.10455951</text:p>
              </table:table-cell>
              <table:table-cell office:value-type="float" office:value="0.10453287">
                <text:p>0.10453287</text:p>
              </table:table-cell>
              <table:table-cell office:value-type="float" office:value="0.10436906">
                <text:p>0.10436906</text:p>
              </table:table-cell>
              <table:table-cell office:value-type="float" office:value="0.10415307">
                <text:p>0.10415307</text:p>
              </table:table-cell>
              <table:table-cell office:value-type="float" office:value="0.10415092">
                <text:p>0.10415092</text:p>
              </table:table-cell>
              <table:table-cell office:value-type="float" office:value="0.10408765">
                <text:p>0.10408765</text:p>
              </table:table-cell>
              <table:table-cell office:value-type="float" office:value="0.10414134">
                <text:p>0.10414134</text:p>
              </table:table-cell>
              <table:table-cell office:value-type="float" office:value="0.10419875">
                <text:p>0.10419875</text:p>
              </table:table-cell>
              <table:table-cell office:value-type="float" office:value="0.10408779">
                <text:p>0.10408779</text:p>
              </table:table-cell>
              <table:table-cell office:value-type="float" office:value="0.1041294">
                <text:p>0.1041294</text:p>
              </table:table-cell>
              <table:table-cell office:value-type="float" office:value="0.10426115">
                <text:p>0.10426115</text:p>
              </table:table-cell>
              <table:table-cell office:value-type="float" office:value="0.10420584">
                <text:p>0.10420584</text:p>
              </table:table-cell>
              <table:table-cell office:value-type="float" office:value="0.10410483">
                <text:p>0.10410483</text:p>
              </table:table-cell>
              <table:table-cell office:value-type="float" office:value="0.10414344">
                <text:p>0.10414344</text:p>
              </table:table-cell>
              <table:table-cell office:value-type="float" office:value="0.1041604">
                <text:p>0.1041604</text:p>
              </table:table-cell>
            </table:table-row>
            <table:table-row>
              <table:table-cell office:value-type="string">
                <text:p>LSAContext-alpha=0,96</text:p>
              </table:table-cell>
              <table:table-cell office:value-type="float" office:value="0.10517729">
                <text:p>0.10517729</text:p>
              </table:table-cell>
              <table:table-cell office:value-type="float" office:value="0.10511813">
                <text:p>0.10511813</text:p>
              </table:table-cell>
              <table:table-cell office:value-type="float" office:value="0.10516878">
                <text:p>0.10516878</text:p>
              </table:table-cell>
              <table:table-cell office:value-type="float" office:value="0.10521867">
                <text:p>0.10521867</text:p>
              </table:table-cell>
              <table:table-cell office:value-type="float" office:value="0.1051665">
                <text:p>0.1051665</text:p>
              </table:table-cell>
              <table:table-cell office:value-type="float" office:value="0.10525633">
                <text:p>0.10525633</text:p>
              </table:table-cell>
              <table:table-cell office:value-type="float" office:value="0.10519301">
                <text:p>0.10519301</text:p>
              </table:table-cell>
              <table:table-cell office:value-type="float" office:value="0.10500821">
                <text:p>0.10500821</text:p>
              </table:table-cell>
              <table:table-cell office:value-type="float" office:value="0.10498269">
                <text:p>0.10498269</text:p>
              </table:table-cell>
              <table:table-cell office:value-type="float" office:value="0.10495689">
                <text:p>0.10495689</text:p>
              </table:table-cell>
              <table:table-cell office:value-type="float" office:value="0.10480126">
                <text:p>0.10480126</text:p>
              </table:table-cell>
              <table:table-cell office:value-type="float" office:value="0.10454834">
                <text:p>0.10454834</text:p>
              </table:table-cell>
              <table:table-cell office:value-type="float" office:value="0.10454383">
                <text:p>0.10454383</text:p>
              </table:table-cell>
              <table:table-cell office:value-type="float" office:value="0.10447002">
                <text:p>0.10447002</text:p>
              </table:table-cell>
              <table:table-cell office:value-type="float" office:value="0.10453706">
                <text:p>0.10453706</text:p>
              </table:table-cell>
              <table:table-cell office:value-type="float" office:value="0.10459723">
                <text:p>0.10459723</text:p>
              </table:table-cell>
              <table:table-cell office:value-type="float" office:value="0.1044711">
                <text:p>0.1044711</text:p>
              </table:table-cell>
              <table:table-cell office:value-type="float" office:value="0.10453192">
                <text:p>0.10453192</text:p>
              </table:table-cell>
              <table:table-cell office:value-type="float" office:value="0.10469316">
                <text:p>0.10469316</text:p>
              </table:table-cell>
              <table:table-cell office:value-type="float" office:value="0.10459779">
                <text:p>0.10459779</text:p>
              </table:table-cell>
              <table:table-cell office:value-type="float" office:value="0.10449404">
                <text:p>0.10449404</text:p>
              </table:table-cell>
              <table:table-cell office:value-type="float" office:value="0.10453779">
                <text:p>0.10453779</text:p>
              </table:table-cell>
              <table:table-cell office:value-type="float" office:value="0.10455325">
                <text:p>0.10455325</text:p>
              </table:table-cell>
            </table:table-row>
            <table:table-row>
              <table:table-cell office:value-type="string">
                <text:p>LSAContext-alpha=0,97</text:p>
              </table:table-cell>
              <table:table-cell office:value-type="float" office:value="0.10578269">
                <text:p>0.10578269</text:p>
              </table:table-cell>
              <table:table-cell office:value-type="float" office:value="0.10571731">
                <text:p>0.10571731</text:p>
              </table:table-cell>
              <table:table-cell office:value-type="float" office:value="0.10576972">
                <text:p>0.10576972</text:p>
              </table:table-cell>
              <table:table-cell office:value-type="float" office:value="0.10579483">
                <text:p>0.10579483</text:p>
              </table:table-cell>
              <table:table-cell office:value-type="float" office:value="0.10577164">
                <text:p>0.10577164</text:p>
              </table:table-cell>
              <table:table-cell office:value-type="float" office:value="0.10585424">
                <text:p>0.10585424</text:p>
              </table:table-cell>
              <table:table-cell office:value-type="float" office:value="0.10578773">
                <text:p>0.10578773</text:p>
              </table:table-cell>
              <table:table-cell office:value-type="float" office:value="0.10558734">
                <text:p>0.10558734</text:p>
              </table:table-cell>
              <table:table-cell office:value-type="float" office:value="0.10554598">
                <text:p>0.10554598</text:p>
              </table:table-cell>
              <table:table-cell office:value-type="float" office:value="0.10552197">
                <text:p>0.10552197</text:p>
              </table:table-cell>
              <table:table-cell office:value-type="float" office:value="0.10536517">
                <text:p>0.10536517</text:p>
              </table:table-cell>
              <table:table-cell office:value-type="float" office:value="0.10510041">
                <text:p>0.10510041</text:p>
              </table:table-cell>
              <table:table-cell office:value-type="float" office:value="0.10508816">
                <text:p>0.10508816</text:p>
              </table:table-cell>
              <table:table-cell office:value-type="float" office:value="0.10502684">
                <text:p>0.10502684</text:p>
              </table:table-cell>
              <table:table-cell office:value-type="float" office:value="0.10508792">
                <text:p>0.10508792</text:p>
              </table:table-cell>
              <table:table-cell office:value-type="float" office:value="0.10515686">
                <text:p>0.10515686</text:p>
              </table:table-cell>
              <table:table-cell office:value-type="float" office:value="0.10502982">
                <text:p>0.10502982</text:p>
              </table:table-cell>
              <table:table-cell office:value-type="float" office:value="0.10507994">
                <text:p>0.10507994</text:p>
              </table:table-cell>
              <table:table-cell office:value-type="float" office:value="0.10525455">
                <text:p>0.10525455</text:p>
              </table:table-cell>
              <table:table-cell office:value-type="float" office:value="0.1051626">
                <text:p>0.1051626</text:p>
              </table:table-cell>
              <table:table-cell office:value-type="float" office:value="0.10503874">
                <text:p>0.10503874</text:p>
              </table:table-cell>
              <table:table-cell office:value-type="float" office:value="0.10507028">
                <text:p>0.10507028</text:p>
              </table:table-cell>
              <table:table-cell office:value-type="float" office:value="0.10510897">
                <text:p>0.10510897</text:p>
              </table:table-cell>
            </table:table-row>
            <table:table-row>
              <table:table-cell office:value-type="string">
                <text:p>LSAContext-alpha=0,98</text:p>
              </table:table-cell>
              <table:table-cell office:value-type="float" office:value="0.10660371">
                <text:p>0.10660371</text:p>
              </table:table-cell>
              <table:table-cell office:value-type="float" office:value="0.10657509">
                <text:p>0.10657509</text:p>
              </table:table-cell>
              <table:table-cell office:value-type="float" office:value="0.1066172">
                <text:p>0.1066172</text:p>
              </table:table-cell>
              <table:table-cell office:value-type="float" office:value="0.1066313">
                <text:p>0.1066313</text:p>
              </table:table-cell>
              <table:table-cell office:value-type="float" office:value="0.10660243">
                <text:p>0.10660243</text:p>
              </table:table-cell>
              <table:table-cell office:value-type="float" office:value="0.10667974">
                <text:p>0.10667974</text:p>
              </table:table-cell>
              <table:table-cell office:value-type="float" office:value="0.10663712">
                <text:p>0.10663712</text:p>
              </table:table-cell>
              <table:table-cell office:value-type="float" office:value="0.10643436">
                <text:p>0.10643436</text:p>
              </table:table-cell>
              <table:table-cell office:value-type="float" office:value="0.10641636">
                <text:p>0.10641636</text:p>
              </table:table-cell>
              <table:table-cell office:value-type="float" office:value="0.10641563">
                <text:p>0.10641563</text:p>
              </table:table-cell>
              <table:table-cell office:value-type="float" office:value="0.1062413">
                <text:p>0.1062413</text:p>
              </table:table-cell>
              <table:table-cell office:value-type="float" office:value="0.10600195">
                <text:p>0.10600195</text:p>
              </table:table-cell>
              <table:table-cell office:value-type="float" office:value="0.10593369">
                <text:p>0.10593369</text:p>
              </table:table-cell>
              <table:table-cell office:value-type="float" office:value="0.10583765">
                <text:p>0.10583765</text:p>
              </table:table-cell>
              <table:table-cell office:value-type="float" office:value="0.10589982">
                <text:p>0.10589982</text:p>
              </table:table-cell>
              <table:table-cell office:value-type="float" office:value="0.10594855">
                <text:p>0.10594855</text:p>
              </table:table-cell>
              <table:table-cell office:value-type="float" office:value="0.10584452">
                <text:p>0.10584452</text:p>
              </table:table-cell>
              <table:table-cell office:value-type="float" office:value="0.10586115">
                <text:p>0.10586115</text:p>
              </table:table-cell>
              <table:table-cell office:value-type="float" office:value="0.10615185">
                <text:p>0.10615185</text:p>
              </table:table-cell>
              <table:table-cell office:value-type="float" office:value="0.10604918">
                <text:p>0.10604918</text:p>
              </table:table-cell>
              <table:table-cell office:value-type="float" office:value="0.10586232">
                <text:p>0.10586232</text:p>
              </table:table-cell>
              <table:table-cell office:value-type="float" office:value="0.10588597">
                <text:p>0.10588597</text:p>
              </table:table-cell>
              <table:table-cell office:value-type="float" office:value="0.10595035">
                <text:p>0.10595035</text:p>
              </table:table-cell>
            </table:table-row>
            <table:table-row>
              <table:table-cell office:value-type="string">
                <text:p>LSAContext-alpha=0,99</text:p>
              </table:table-cell>
              <table:table-cell office:value-type="float" office:value="0.10769225">
                <text:p>0.10769225</text:p>
              </table:table-cell>
              <table:table-cell office:value-type="float" office:value="0.10767012">
                <text:p>0.10767012</text:p>
              </table:table-cell>
              <table:table-cell office:value-type="float" office:value="0.10771077">
                <text:p>0.10771077</text:p>
              </table:table-cell>
              <table:table-cell office:value-type="float" office:value="0.10773138">
                <text:p>0.10773138</text:p>
              </table:table-cell>
              <table:table-cell office:value-type="float" office:value="0.10770927">
                <text:p>0.10770927</text:p>
              </table:table-cell>
              <table:table-cell office:value-type="float" office:value="0.10774704">
                <text:p>0.10774704</text:p>
              </table:table-cell>
              <table:table-cell office:value-type="float" office:value="0.10775324">
                <text:p>0.10775324</text:p>
              </table:table-cell>
              <table:table-cell office:value-type="float" office:value="0.10762575">
                <text:p>0.10762575</text:p>
              </table:table-cell>
              <table:table-cell office:value-type="float" office:value="0.10761367">
                <text:p>0.10761367</text:p>
              </table:table-cell>
              <table:table-cell office:value-type="float" office:value="0.10761999">
                <text:p>0.10761999</text:p>
              </table:table-cell>
              <table:table-cell office:value-type="float" office:value="0.10749109">
                <text:p>0.10749109</text:p>
              </table:table-cell>
              <table:table-cell office:value-type="float" office:value="0.10730783">
                <text:p>0.10730783</text:p>
              </table:table-cell>
              <table:table-cell office:value-type="float" office:value="0.10723823">
                <text:p>0.10723823</text:p>
              </table:table-cell>
              <table:table-cell office:value-type="float" office:value="0.10709735">
                <text:p>0.10709735</text:p>
              </table:table-cell>
              <table:table-cell office:value-type="float" office:value="0.10714364">
                <text:p>0.10714364</text:p>
              </table:table-cell>
              <table:table-cell office:value-type="float" office:value="0.10723356">
                <text:p>0.10723356</text:p>
              </table:table-cell>
              <table:table-cell office:value-type="float" office:value="0.10708939">
                <text:p>0.10708939</text:p>
              </table:table-cell>
              <table:table-cell office:value-type="float" office:value="0.10716599">
                <text:p>0.10716599</text:p>
              </table:table-cell>
              <table:table-cell office:value-type="float" office:value="0.10744499">
                <text:p>0.10744499</text:p>
              </table:table-cell>
              <table:table-cell office:value-type="float" office:value="0.10733539">
                <text:p>0.10733539</text:p>
              </table:table-cell>
              <table:table-cell office:value-type="float" office:value="0.10711809">
                <text:p>0.10711809</text:p>
              </table:table-cell>
              <table:table-cell office:value-type="float" office:value="0.1071754">
                <text:p>0.1071754</text:p>
              </table:table-cell>
              <table:table-cell office:value-type="float" office:value="0.10721131">
                <text:p>0.10721131</text:p>
              </table:table-cell>
            </table:table-row>
            <table:table-row>
              <table:table-cell office:value-type="string">
                <text:p>LSAContext-alpha=1,00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  <table:table-cell office:value-type="float" office:value="0.10911771">
                <text:p>0.10911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